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374000002F85AEF1F75E47962E4.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3f1cf7"/>
    </style:style>
    <style:style style:name="P100" style:family="paragraph" style:parent-style-name="Table_20_Contents">
      <style:text-properties officeooo:rsid="001da853" officeooo:paragraph-rsid="00428203"/>
    </style:style>
    <style:style style:name="P101" style:family="paragraph" style:parent-style-name="Table_20_Contents">
      <style:text-properties officeooo:rsid="001da853" officeooo:paragraph-rsid="0053c38e"/>
    </style:style>
    <style:style style:name="P102" style:family="paragraph" style:parent-style-name="Table_20_Contents">
      <style:text-properties officeooo:rsid="001da853" officeooo:paragraph-rsid="00549b2e"/>
    </style:style>
    <style:style style:name="P103" style:family="paragraph" style:parent-style-name="Table_20_Contents">
      <style:text-properties officeooo:rsid="001da853" officeooo:paragraph-rsid="0057171f"/>
    </style:style>
    <style:style style:name="P104" style:family="paragraph" style:parent-style-name="Table_20_Contents">
      <style:text-properties officeooo:rsid="001da853" officeooo:paragraph-rsid="005da0b4"/>
    </style:style>
    <style:style style:name="P105" style:family="paragraph" style:parent-style-name="Table_20_Contents">
      <style:text-properties officeooo:rsid="001da853" officeooo:paragraph-rsid="005e99c9"/>
    </style:style>
    <style:style style:name="P106" style:family="paragraph" style:parent-style-name="Table_20_Contents">
      <style:text-properties officeooo:rsid="001da853" officeooo:paragraph-rsid="00606d6e"/>
    </style:style>
    <style:style style:name="P107" style:family="paragraph" style:parent-style-name="Table_20_Contents">
      <style:text-properties officeooo:rsid="001da853" officeooo:paragraph-rsid="00638917"/>
    </style:style>
    <style:style style:name="P108" style:family="paragraph" style:parent-style-name="Table_20_Contents">
      <style:text-properties officeooo:rsid="001da853" officeooo:paragraph-rsid="0064a529"/>
    </style:style>
    <style:style style:name="P109" style:family="paragraph" style:parent-style-name="Table_20_Contents">
      <style:text-properties officeooo:rsid="001da853" officeooo:paragraph-rsid="0069f634"/>
    </style:style>
    <style:style style:name="P110" style:family="paragraph" style:parent-style-name="Table_20_Contents">
      <style:text-properties officeooo:rsid="001da853" officeooo:paragraph-rsid="00760a34"/>
    </style:style>
    <style:style style:name="P111" style:family="paragraph" style:parent-style-name="Table_20_Contents">
      <style:text-properties officeooo:rsid="001da853" officeooo:paragraph-rsid="00880a75"/>
    </style:style>
    <style:style style:name="P112" style:family="paragraph" style:parent-style-name="Table_20_Contents">
      <style:text-properties officeooo:rsid="001da853" officeooo:paragraph-rsid="00925329"/>
    </style:style>
    <style:style style:name="P113" style:family="paragraph" style:parent-style-name="Table_20_Contents">
      <style:text-properties officeooo:rsid="001da853" officeooo:paragraph-rsid="00986cc6"/>
    </style:style>
    <style:style style:name="P114" style:family="paragraph" style:parent-style-name="Table_20_Contents">
      <style:text-properties officeooo:rsid="001da853" officeooo:paragraph-rsid="0098781e"/>
    </style:style>
    <style:style style:name="P115" style:family="paragraph" style:parent-style-name="Table_20_Contents">
      <style:text-properties officeooo:rsid="001da853" officeooo:paragraph-rsid="009f0a9d"/>
    </style:style>
    <style:style style:name="P116" style:family="paragraph" style:parent-style-name="Table_20_Contents">
      <style:text-properties officeooo:rsid="001da853" officeooo:paragraph-rsid="00a4f81e"/>
    </style:style>
    <style:style style:name="P117" style:family="paragraph" style:parent-style-name="Table_20_Contents">
      <style:text-properties officeooo:rsid="001da853" officeooo:paragraph-rsid="00b3274e"/>
    </style:style>
    <style:style style:name="P118" style:family="paragraph" style:parent-style-name="Table_20_Contents">
      <style:text-properties officeooo:rsid="001da853" officeooo:paragraph-rsid="011d0fcf"/>
    </style:style>
    <style:style style:name="P119" style:family="paragraph" style:parent-style-name="Table_20_Contents">
      <style:text-properties officeooo:rsid="001da853" officeooo:paragraph-rsid="011f4c5c"/>
    </style:style>
    <style:style style:name="P120" style:family="paragraph" style:parent-style-name="Table_20_Contents">
      <style:text-properties officeooo:paragraph-rsid="00201d12"/>
    </style:style>
    <style:style style:name="P121" style:family="paragraph" style:parent-style-name="Table_20_Contents">
      <style:text-properties officeooo:rsid="0022d65a" officeooo:paragraph-rsid="0022d65a"/>
    </style:style>
    <style:style style:name="P122" style:family="paragraph" style:parent-style-name="Table_20_Contents">
      <style:text-properties officeooo:rsid="0022d65a" officeooo:paragraph-rsid="0029eac4"/>
    </style:style>
    <style:style style:name="P123" style:family="paragraph" style:parent-style-name="Table_20_Contents">
      <style:text-properties officeooo:rsid="0022d65a" officeooo:paragraph-rsid="003f1cf7"/>
    </style:style>
    <style:style style:name="P124" style:family="paragraph" style:parent-style-name="Table_20_Contents">
      <style:text-properties officeooo:rsid="0022d65a" officeooo:paragraph-rsid="00428203"/>
    </style:style>
    <style:style style:name="P125" style:family="paragraph" style:parent-style-name="Table_20_Contents">
      <style:text-properties officeooo:rsid="0022d65a" officeooo:paragraph-rsid="0053c38e"/>
    </style:style>
    <style:style style:name="P126" style:family="paragraph" style:parent-style-name="Table_20_Contents">
      <style:text-properties officeooo:rsid="0022d65a" officeooo:paragraph-rsid="00549b2e"/>
    </style:style>
    <style:style style:name="P127" style:family="paragraph" style:parent-style-name="Table_20_Contents">
      <style:text-properties officeooo:rsid="0022d65a" officeooo:paragraph-rsid="0057171f"/>
    </style:style>
    <style:style style:name="P128" style:family="paragraph" style:parent-style-name="Table_20_Contents">
      <style:text-properties officeooo:rsid="0022d65a" officeooo:paragraph-rsid="005da0b4"/>
    </style:style>
    <style:style style:name="P129" style:family="paragraph" style:parent-style-name="Table_20_Contents">
      <style:text-properties officeooo:rsid="0022d65a" officeooo:paragraph-rsid="00638917"/>
    </style:style>
    <style:style style:name="P130" style:family="paragraph" style:parent-style-name="Table_20_Contents">
      <style:text-properties officeooo:rsid="0022d65a" officeooo:paragraph-rsid="0064a529"/>
    </style:style>
    <style:style style:name="P131" style:family="paragraph" style:parent-style-name="Table_20_Contents">
      <style:text-properties officeooo:rsid="0022d65a" officeooo:paragraph-rsid="0069f634"/>
    </style:style>
    <style:style style:name="P132" style:family="paragraph" style:parent-style-name="Table_20_Contents">
      <style:text-properties officeooo:rsid="0022d65a" officeooo:paragraph-rsid="00760a34"/>
    </style:style>
    <style:style style:name="P133" style:family="paragraph" style:parent-style-name="Table_20_Contents">
      <style:text-properties officeooo:rsid="0022d65a" officeooo:paragraph-rsid="00925329"/>
    </style:style>
    <style:style style:name="P134" style:family="paragraph" style:parent-style-name="Table_20_Contents">
      <style:text-properties officeooo:rsid="0022d65a" officeooo:paragraph-rsid="00986cc6"/>
    </style:style>
    <style:style style:name="P135" style:family="paragraph" style:parent-style-name="Table_20_Contents">
      <style:text-properties officeooo:rsid="0022d65a" officeooo:paragraph-rsid="0098781e"/>
    </style:style>
    <style:style style:name="P136" style:family="paragraph" style:parent-style-name="Table_20_Contents">
      <style:text-properties officeooo:rsid="0022d65a" officeooo:paragraph-rsid="009f0a9d"/>
    </style:style>
    <style:style style:name="P137" style:family="paragraph" style:parent-style-name="Table_20_Contents">
      <style:text-properties officeooo:rsid="0022d65a" officeooo:paragraph-rsid="00a4f81e"/>
    </style:style>
    <style:style style:name="P138" style:family="paragraph" style:parent-style-name="Table_20_Contents">
      <style:text-properties officeooo:rsid="0022d65a" officeooo:paragraph-rsid="011d0fcf"/>
    </style:style>
    <style:style style:name="P139" style:family="paragraph" style:parent-style-name="Table_20_Contents">
      <style:text-properties officeooo:rsid="0024c8bf" officeooo:paragraph-rsid="0024c8bf"/>
    </style:style>
    <style:style style:name="P140" style:family="paragraph" style:parent-style-name="Table_20_Contents">
      <style:text-properties officeooo:rsid="0024c8bf" officeooo:paragraph-rsid="0029eac4"/>
    </style:style>
    <style:style style:name="P141" style:family="paragraph" style:parent-style-name="Table_20_Contents">
      <style:text-properties officeooo:rsid="0024c8bf" officeooo:paragraph-rsid="00201d12"/>
    </style:style>
    <style:style style:name="P142" style:family="paragraph" style:parent-style-name="Table_20_Contents">
      <style:text-properties officeooo:paragraph-rsid="0029eac4"/>
    </style:style>
    <style:style style:name="P143" style:family="paragraph" style:parent-style-name="Table_20_Contents">
      <style:text-properties officeooo:rsid="002a8735" officeooo:paragraph-rsid="002a8735"/>
    </style:style>
    <style:style style:name="P144" style:family="paragraph" style:parent-style-name="Table_20_Contents">
      <style:text-properties officeooo:rsid="002a8735" officeooo:paragraph-rsid="00b3274e"/>
    </style:style>
    <style:style style:name="P145" style:family="paragraph" style:parent-style-name="Table_20_Contents">
      <style:text-properties officeooo:rsid="002c60d2" officeooo:paragraph-rsid="002c60d2"/>
    </style:style>
    <style:style style:name="P146" style:family="paragraph" style:parent-style-name="Table_20_Contents">
      <style:text-properties officeooo:rsid="002dcb6e" officeooo:paragraph-rsid="002dcb6e"/>
    </style:style>
    <style:style style:name="P147" style:family="paragraph" style:parent-style-name="Table_20_Contents">
      <style:text-properties officeooo:paragraph-rsid="003f1cf7"/>
    </style:style>
    <style:style style:name="P148" style:family="paragraph" style:parent-style-name="Table_20_Contents">
      <style:text-properties officeooo:rsid="003fd8c3" officeooo:paragraph-rsid="003fd8c3"/>
    </style:style>
    <style:style style:name="P149" style:family="paragraph" style:parent-style-name="Table_20_Contents">
      <style:text-properties officeooo:rsid="003fd8c3" officeooo:paragraph-rsid="004407ba"/>
    </style:style>
    <style:style style:name="P150" style:family="paragraph" style:parent-style-name="Table_20_Contents">
      <style:text-properties officeooo:rsid="003fd8c3" officeooo:paragraph-rsid="0053c38e"/>
    </style:style>
    <style:style style:name="P151" style:family="paragraph" style:parent-style-name="Table_20_Contents">
      <style:text-properties officeooo:rsid="003fd8c3" officeooo:paragraph-rsid="00549b2e"/>
    </style:style>
    <style:style style:name="P152" style:family="paragraph" style:parent-style-name="Table_20_Contents">
      <style:text-properties officeooo:paragraph-rsid="00428203"/>
    </style:style>
    <style:style style:name="P153" style:family="paragraph" style:parent-style-name="Table_20_Contents">
      <style:text-properties officeooo:paragraph-rsid="00428909"/>
    </style:style>
    <style:style style:name="P154" style:family="paragraph" style:parent-style-name="Table_20_Contents">
      <style:text-properties officeooo:rsid="004407ba" officeooo:paragraph-rsid="004407ba"/>
    </style:style>
    <style:style style:name="P155" style:family="paragraph" style:parent-style-name="Table_20_Contents">
      <style:text-properties officeooo:rsid="004407ba" officeooo:paragraph-rsid="0053c38e"/>
    </style:style>
    <style:style style:name="P156" style:family="paragraph" style:parent-style-name="Table_20_Contents">
      <style:text-properties officeooo:rsid="004407ba" officeooo:paragraph-rsid="00549b2e"/>
    </style:style>
    <style:style style:name="P157" style:family="paragraph" style:parent-style-name="Table_20_Contents">
      <style:text-properties officeooo:rsid="004407ba" officeooo:paragraph-rsid="0057171f"/>
    </style:style>
    <style:style style:name="P158" style:family="paragraph" style:parent-style-name="Table_20_Contents">
      <style:text-properties officeooo:rsid="004407ba" officeooo:paragraph-rsid="005da0b4"/>
    </style:style>
    <style:style style:name="P159" style:family="paragraph" style:parent-style-name="Table_20_Contents">
      <style:text-properties officeooo:paragraph-rsid="0053c38e"/>
    </style:style>
    <style:style style:name="P160" style:family="paragraph" style:parent-style-name="Table_20_Contents">
      <style:text-properties officeooo:paragraph-rsid="00549b2e"/>
    </style:style>
    <style:style style:name="P161" style:family="paragraph" style:parent-style-name="Table_20_Contents">
      <style:text-properties officeooo:rsid="00549b2e" officeooo:paragraph-rsid="00549b2e"/>
    </style:style>
    <style:style style:name="P162" style:family="paragraph" style:parent-style-name="Table_20_Contents">
      <style:text-properties officeooo:paragraph-rsid="0057171f"/>
    </style:style>
    <style:style style:name="P163" style:family="paragraph" style:parent-style-name="Table_20_Contents">
      <style:text-properties officeooo:rsid="0057171f" officeooo:paragraph-rsid="0057171f"/>
    </style:style>
    <style:style style:name="P164" style:family="paragraph" style:parent-style-name="Table_20_Contents">
      <style:text-properties officeooo:rsid="0057171f" officeooo:paragraph-rsid="005da0b4"/>
    </style:style>
    <style:style style:name="P165" style:family="paragraph" style:parent-style-name="Table_20_Contents">
      <style:text-properties officeooo:rsid="0057171f" officeooo:paragraph-rsid="00606d6e"/>
    </style:style>
    <style:style style:name="P166" style:family="paragraph" style:parent-style-name="Table_20_Contents">
      <style:text-properties officeooo:rsid="0057171f" officeooo:paragraph-rsid="00638917"/>
    </style:style>
    <style:style style:name="P167" style:family="paragraph" style:parent-style-name="Table_20_Contents">
      <style:text-properties officeooo:rsid="0057171f" officeooo:paragraph-rsid="0064a529"/>
    </style:style>
    <style:style style:name="P168" style:family="paragraph" style:parent-style-name="Table_20_Contents">
      <style:text-properties officeooo:paragraph-rsid="0057af42"/>
    </style:style>
    <style:style style:name="P169" style:family="paragraph" style:parent-style-name="Table_20_Contents">
      <style:text-properties officeooo:rsid="00587874" officeooo:paragraph-rsid="00587874"/>
    </style:style>
    <style:style style:name="P170" style:family="paragraph" style:parent-style-name="Table_20_Contents">
      <style:text-properties officeooo:rsid="00587874" officeooo:paragraph-rsid="005da0b4"/>
    </style:style>
    <style:style style:name="P171" style:family="paragraph" style:parent-style-name="Table_20_Contents">
      <style:text-properties officeooo:rsid="00587874" officeooo:paragraph-rsid="00606d6e"/>
    </style:style>
    <style:style style:name="P172" style:family="paragraph" style:parent-style-name="Table_20_Contents">
      <style:text-properties officeooo:rsid="00587874" officeooo:paragraph-rsid="00638917"/>
    </style:style>
    <style:style style:name="P173" style:family="paragraph" style:parent-style-name="Table_20_Contents">
      <style:text-properties officeooo:rsid="00587874" officeooo:paragraph-rsid="0064a529"/>
    </style:style>
    <style:style style:name="P174" style:family="paragraph" style:parent-style-name="Table_20_Contents">
      <style:text-properties officeooo:rsid="00587874" officeooo:paragraph-rsid="00880a75"/>
    </style:style>
    <style:style style:name="P175" style:family="paragraph" style:parent-style-name="Table_20_Contents">
      <style:text-properties officeooo:rsid="005d814d" officeooo:paragraph-rsid="005d814d"/>
    </style:style>
    <style:style style:name="P176" style:family="paragraph" style:parent-style-name="Table_20_Contents">
      <style:text-properties officeooo:rsid="005d814d" officeooo:paragraph-rsid="005da0b4"/>
    </style:style>
    <style:style style:name="P177" style:family="paragraph" style:parent-style-name="Table_20_Contents">
      <style:text-properties officeooo:rsid="005d814d" officeooo:paragraph-rsid="00c031ff"/>
    </style:style>
    <style:style style:name="P178" style:family="paragraph" style:parent-style-name="Table_20_Contents">
      <style:text-properties officeooo:rsid="005d814d" officeooo:paragraph-rsid="00bf1cf9"/>
    </style:style>
    <style:style style:name="P179" style:family="paragraph" style:parent-style-name="Table_20_Contents">
      <style:text-properties officeooo:rsid="005da0b4" officeooo:paragraph-rsid="005da0b4"/>
    </style:style>
    <style:style style:name="P180" style:family="paragraph" style:parent-style-name="Table_20_Contents">
      <style:text-properties officeooo:rsid="005da0b4" officeooo:paragraph-rsid="00c63aed"/>
    </style:style>
    <style:style style:name="P181" style:family="paragraph" style:parent-style-name="Table_20_Contents">
      <style:text-properties officeooo:paragraph-rsid="005da0b4"/>
    </style:style>
    <style:style style:name="P182" style:family="paragraph" style:parent-style-name="Table_20_Contents">
      <style:text-properties officeooo:rsid="005ddec8" officeooo:paragraph-rsid="00606d6e"/>
    </style:style>
    <style:style style:name="P183" style:family="paragraph" style:parent-style-name="Table_20_Contents">
      <style:text-properties officeooo:rsid="005ddec8" officeooo:paragraph-rsid="00638917"/>
    </style:style>
    <style:style style:name="P184" style:family="paragraph" style:parent-style-name="Table_20_Contents">
      <style:text-properties officeooo:rsid="005ddec8" officeooo:paragraph-rsid="0064a529"/>
    </style:style>
    <style:style style:name="P185" style:family="paragraph" style:parent-style-name="Table_20_Contents">
      <style:text-properties officeooo:rsid="005ddec8" officeooo:paragraph-rsid="00760a34"/>
    </style:style>
    <style:style style:name="P186" style:family="paragraph" style:parent-style-name="Table_20_Contents">
      <style:text-properties officeooo:paragraph-rsid="005e99c9"/>
    </style:style>
    <style:style style:name="P187" style:family="paragraph" style:parent-style-name="Table_20_Contents">
      <style:text-properties officeooo:rsid="00606d6e" officeooo:paragraph-rsid="00606d6e"/>
    </style:style>
    <style:style style:name="P188" style:family="paragraph" style:parent-style-name="Table_20_Contents">
      <style:text-properties officeooo:rsid="00606d6e" officeooo:paragraph-rsid="00c80381"/>
    </style:style>
    <style:style style:name="P189" style:family="paragraph" style:parent-style-name="Table_20_Contents">
      <style:text-properties officeooo:rsid="00606d6e" officeooo:paragraph-rsid="00c86a4f"/>
    </style:style>
    <style:style style:name="P190" style:family="paragraph" style:parent-style-name="Table_20_Contents">
      <style:text-properties officeooo:rsid="00606d6e" officeooo:paragraph-rsid="00dd5b58"/>
    </style:style>
    <style:style style:name="P191" style:family="paragraph" style:parent-style-name="Table_20_Contents">
      <style:text-properties officeooo:rsid="00606d6e" officeooo:paragraph-rsid="00dd77d7"/>
    </style:style>
    <style:style style:name="P192" style:family="paragraph" style:parent-style-name="Table_20_Contents">
      <style:text-properties officeooo:paragraph-rsid="00618881"/>
    </style:style>
    <style:style style:name="P193" style:family="paragraph" style:parent-style-name="Table_20_Contents">
      <style:text-properties officeooo:paragraph-rsid="00638917"/>
    </style:style>
    <style:style style:name="P194" style:family="paragraph" style:parent-style-name="Table_20_Contents">
      <style:text-properties officeooo:rsid="0063fe2c" officeooo:paragraph-rsid="0063fe2c"/>
    </style:style>
    <style:style style:name="P195" style:family="paragraph" style:parent-style-name="Table_20_Contents">
      <style:text-properties officeooo:rsid="0063fe2c" officeooo:paragraph-rsid="0064a529"/>
    </style:style>
    <style:style style:name="P196" style:family="paragraph" style:parent-style-name="Table_20_Contents">
      <style:text-properties officeooo:rsid="0063fe2c" officeooo:paragraph-rsid="00650ced"/>
    </style:style>
    <style:style style:name="P197" style:family="paragraph" style:parent-style-name="Table_20_Contents">
      <style:text-properties officeooo:rsid="0063fe2c" officeooo:paragraph-rsid="0069f634"/>
    </style:style>
    <style:style style:name="P198" style:family="paragraph" style:parent-style-name="Table_20_Contents">
      <style:text-properties officeooo:rsid="0063fe2c" officeooo:paragraph-rsid="00760a34"/>
    </style:style>
    <style:style style:name="P199" style:family="paragraph" style:parent-style-name="Table_20_Contents">
      <style:text-properties officeooo:rsid="0063fe2c" officeooo:paragraph-rsid="00880a75"/>
    </style:style>
    <style:style style:name="P200" style:family="paragraph" style:parent-style-name="Table_20_Contents">
      <style:text-properties officeooo:rsid="0063fe2c" officeooo:paragraph-rsid="00925329"/>
    </style:style>
    <style:style style:name="P201" style:family="paragraph" style:parent-style-name="Table_20_Contents">
      <style:text-properties officeooo:rsid="0063fe2c" officeooo:paragraph-rsid="00986cc6"/>
    </style:style>
    <style:style style:name="P202" style:family="paragraph" style:parent-style-name="Table_20_Contents">
      <style:text-properties officeooo:rsid="0063fe2c" officeooo:paragraph-rsid="0098781e"/>
    </style:style>
    <style:style style:name="P203" style:family="paragraph" style:parent-style-name="Table_20_Contents">
      <style:text-properties officeooo:rsid="0063fe2c" officeooo:paragraph-rsid="009f0a9d"/>
    </style:style>
    <style:style style:name="P204" style:family="paragraph" style:parent-style-name="Table_20_Contents">
      <style:text-properties officeooo:rsid="0063fe2c" officeooo:paragraph-rsid="00a4f81e"/>
    </style:style>
    <style:style style:name="P205" style:family="paragraph" style:parent-style-name="Table_20_Contents">
      <style:text-properties officeooo:rsid="0063fe2c" officeooo:paragraph-rsid="00ce68c6"/>
    </style:style>
    <style:style style:name="P206" style:family="paragraph" style:parent-style-name="Table_20_Contents">
      <style:text-properties officeooo:rsid="0063fe2c" officeooo:paragraph-rsid="00d00156"/>
    </style:style>
    <style:style style:name="P207" style:family="paragraph" style:parent-style-name="Table_20_Contents">
      <style:text-properties officeooo:paragraph-rsid="0064a529"/>
    </style:style>
    <style:style style:name="P208" style:family="paragraph" style:parent-style-name="Table_20_Contents">
      <style:text-properties officeooo:rsid="00650ced" officeooo:paragraph-rsid="00650ced"/>
    </style:style>
    <style:style style:name="P209" style:family="paragraph" style:parent-style-name="Table_20_Contents">
      <style:text-properties officeooo:rsid="00650ced" officeooo:paragraph-rsid="00d481cd"/>
    </style:style>
    <style:style style:name="P210" style:family="paragraph" style:parent-style-name="Table_20_Contents">
      <style:text-properties officeooo:paragraph-rsid="0069f634"/>
    </style:style>
    <style:style style:name="P211" style:family="paragraph" style:parent-style-name="Table_20_Contents">
      <style:text-properties officeooo:rsid="006cb543" officeooo:paragraph-rsid="006cb543"/>
    </style:style>
    <style:style style:name="P212" style:family="paragraph" style:parent-style-name="Table_20_Contents">
      <style:text-properties officeooo:rsid="006cb543" officeooo:paragraph-rsid="00760a34"/>
    </style:style>
    <style:style style:name="P213" style:family="paragraph" style:parent-style-name="Table_20_Contents">
      <style:text-properties officeooo:rsid="006cb543" officeooo:paragraph-rsid="007d1599"/>
    </style:style>
    <style:style style:name="P214" style:family="paragraph" style:parent-style-name="Table_20_Contents">
      <style:text-properties officeooo:rsid="006cb543" officeooo:paragraph-rsid="00880a75"/>
    </style:style>
    <style:style style:name="P215" style:family="paragraph" style:parent-style-name="Table_20_Contents">
      <style:text-properties officeooo:rsid="006cb543" officeooo:paragraph-rsid="00d6cfbf"/>
    </style:style>
    <style:style style:name="P216" style:family="paragraph" style:parent-style-name="Table_20_Contents">
      <style:text-properties officeooo:paragraph-rsid="00760a34"/>
    </style:style>
    <style:style style:name="P217" style:family="paragraph" style:parent-style-name="Table_20_Contents">
      <style:text-properties officeooo:rsid="007e063a" officeooo:paragraph-rsid="007e063a"/>
    </style:style>
    <style:style style:name="P218" style:family="paragraph" style:parent-style-name="Table_20_Contents">
      <style:text-properties officeooo:paragraph-rsid="00880a75"/>
    </style:style>
    <style:style style:name="P219" style:family="paragraph" style:parent-style-name="Table_20_Contents">
      <style:text-properties officeooo:rsid="007d1599" officeooo:paragraph-rsid="007d1599"/>
    </style:style>
    <style:style style:name="P220" style:family="paragraph" style:parent-style-name="Table_20_Contents">
      <style:text-properties officeooo:rsid="00925329" officeooo:paragraph-rsid="00925329"/>
    </style:style>
    <style:style style:name="P221" style:family="paragraph" style:parent-style-name="Table_20_Contents">
      <style:text-properties officeooo:rsid="00925329" officeooo:paragraph-rsid="0098781e"/>
    </style:style>
    <style:style style:name="P222" style:family="paragraph" style:parent-style-name="Table_20_Contents">
      <style:text-properties officeooo:rsid="00925329" officeooo:paragraph-rsid="00a4f81e"/>
    </style:style>
    <style:style style:name="P223" style:family="paragraph" style:parent-style-name="Table_20_Contents">
      <style:text-properties officeooo:paragraph-rsid="00925329"/>
    </style:style>
    <style:style style:name="P224" style:family="paragraph" style:parent-style-name="Table_20_Contents">
      <style:text-properties officeooo:rsid="00926efd" officeooo:paragraph-rsid="00926efd"/>
    </style:style>
    <style:style style:name="P225" style:family="paragraph" style:parent-style-name="Table_20_Contents">
      <style:text-properties officeooo:rsid="00926efd" officeooo:paragraph-rsid="00986cc6"/>
    </style:style>
    <style:style style:name="P226" style:family="paragraph" style:parent-style-name="Table_20_Contents">
      <style:text-properties officeooo:rsid="00926efd" officeooo:paragraph-rsid="0098781e"/>
    </style:style>
    <style:style style:name="P227" style:family="paragraph" style:parent-style-name="Table_20_Contents">
      <style:text-properties officeooo:rsid="00926efd" officeooo:paragraph-rsid="009a084e"/>
    </style:style>
    <style:style style:name="P228" style:family="paragraph" style:parent-style-name="Table_20_Contents">
      <style:text-properties officeooo:rsid="00926efd" officeooo:paragraph-rsid="009f0a9d"/>
    </style:style>
    <style:style style:name="P229" style:family="paragraph" style:parent-style-name="Table_20_Contents">
      <style:text-properties officeooo:rsid="00926efd" officeooo:paragraph-rsid="00a4f81e"/>
    </style:style>
    <style:style style:name="P230" style:family="paragraph" style:parent-style-name="Table_20_Contents">
      <style:text-properties officeooo:rsid="00926efd" officeooo:paragraph-rsid="00ee58c1"/>
    </style:style>
    <style:style style:name="P231" style:family="paragraph" style:parent-style-name="Table_20_Contents">
      <style:text-properties officeooo:rsid="00926efd" officeooo:paragraph-rsid="00efe41b"/>
    </style:style>
    <style:style style:name="P232" style:family="paragraph" style:parent-style-name="Table_20_Contents">
      <style:text-properties officeooo:rsid="00926efd" officeooo:paragraph-rsid="01305120"/>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rsid="00986cc6" officeooo:paragraph-rsid="01305120"/>
    </style:style>
    <style:style style:name="P236" style:family="paragraph" style:parent-style-name="Table_20_Contents">
      <style:text-properties officeooo:paragraph-rsid="0098781e"/>
    </style:style>
    <style:style style:name="P237" style:family="paragraph" style:parent-style-name="Table_20_Contents">
      <style:text-properties officeooo:rsid="009a084e" officeooo:paragraph-rsid="009a084e"/>
    </style:style>
    <style:style style:name="P238" style:family="paragraph" style:parent-style-name="Table_20_Contents">
      <style:text-properties officeooo:rsid="009a084e" officeooo:paragraph-rsid="009f0a9d"/>
    </style:style>
    <style:style style:name="P239" style:family="paragraph" style:parent-style-name="Table_20_Contents">
      <style:text-properties officeooo:rsid="009a9070" officeooo:paragraph-rsid="009a9070"/>
    </style:style>
    <style:style style:name="P240" style:family="paragraph" style:parent-style-name="Table_20_Contents">
      <style:text-properties officeooo:rsid="009a9070" officeooo:paragraph-rsid="009f0a9d"/>
    </style:style>
    <style:style style:name="P241" style:family="paragraph" style:parent-style-name="Table_20_Contents">
      <style:text-properties officeooo:paragraph-rsid="009f0a9d"/>
    </style:style>
    <style:style style:name="P242" style:family="paragraph" style:parent-style-name="Table_20_Contents">
      <style:text-properties officeooo:paragraph-rsid="00a0427c"/>
    </style:style>
    <style:style style:name="P243" style:family="paragraph" style:parent-style-name="Table_20_Contents">
      <style:text-properties officeooo:rsid="00a1eb32" officeooo:paragraph-rsid="00a1eb32"/>
    </style:style>
    <style:style style:name="P244" style:family="paragraph" style:parent-style-name="Table_20_Contents">
      <style:text-properties officeooo:paragraph-rsid="00a4f81e"/>
    </style:style>
    <style:style style:name="P245" style:family="paragraph" style:parent-style-name="Table_20_Contents">
      <style:text-properties officeooo:rsid="00a53823" officeooo:paragraph-rsid="00a53823"/>
    </style:style>
    <style:style style:name="P246" style:family="paragraph" style:parent-style-name="Table_20_Contents">
      <style:text-properties officeooo:rsid="005e99c9" officeooo:paragraph-rsid="00c6a2fd"/>
    </style:style>
    <style:style style:name="P247" style:family="paragraph" style:parent-style-name="Table_20_Contents">
      <style:text-properties officeooo:rsid="00ab38ad" officeooo:paragraph-rsid="00ab38ad"/>
    </style:style>
    <style:style style:name="P248" style:family="paragraph" style:parent-style-name="Table_20_Contents">
      <style:text-properties officeooo:rsid="00ab38ad" officeooo:paragraph-rsid="00adf0d9"/>
    </style:style>
    <style:style style:name="P249" style:family="paragraph" style:parent-style-name="Table_20_Contents">
      <style:text-properties officeooo:rsid="00ab38ad" officeooo:paragraph-rsid="00b264b5"/>
    </style:style>
    <style:style style:name="P250" style:family="paragraph" style:parent-style-name="Table_20_Contents">
      <style:text-properties officeooo:rsid="00ab38ad" officeooo:paragraph-rsid="00b53767"/>
    </style:style>
    <style:style style:name="P251" style:family="paragraph" style:parent-style-name="Table_20_Contents">
      <style:text-properties officeooo:rsid="00ab38ad" officeooo:paragraph-rsid="00b784bf"/>
    </style:style>
    <style:style style:name="P252" style:family="paragraph" style:parent-style-name="Table_20_Contents">
      <style:text-properties officeooo:rsid="00ab38ad" officeooo:paragraph-rsid="00bbada2"/>
    </style:style>
    <style:style style:name="P253" style:family="paragraph" style:parent-style-name="Table_20_Contents">
      <style:text-properties officeooo:rsid="00ab38ad" officeooo:paragraph-rsid="00bf1cf9"/>
    </style:style>
    <style:style style:name="P254" style:family="paragraph" style:parent-style-name="Table_20_Contents">
      <style:text-properties officeooo:rsid="00ab38ad" officeooo:paragraph-rsid="00c80381"/>
    </style:style>
    <style:style style:name="P255" style:family="paragraph" style:parent-style-name="Table_20_Contents">
      <style:text-properties officeooo:rsid="00ab38ad" officeooo:paragraph-rsid="00d00156"/>
    </style:style>
    <style:style style:name="P256" style:family="paragraph" style:parent-style-name="Table_20_Contents">
      <style:text-properties officeooo:rsid="00ab38ad" officeooo:paragraph-rsid="00d481cd"/>
    </style:style>
    <style:style style:name="P257" style:family="paragraph" style:parent-style-name="Table_20_Contents">
      <style:text-properties officeooo:rsid="00ab38ad" officeooo:paragraph-rsid="00d6cfbf"/>
    </style:style>
    <style:style style:name="P258" style:family="paragraph" style:parent-style-name="Table_20_Contents">
      <style:text-properties officeooo:rsid="00ab38ad" officeooo:paragraph-rsid="00dbe78f"/>
    </style:style>
    <style:style style:name="P259" style:family="paragraph" style:parent-style-name="Table_20_Contents">
      <style:text-properties officeooo:rsid="00ab38ad" officeooo:paragraph-rsid="00dd5b58"/>
    </style:style>
    <style:style style:name="P260" style:family="paragraph" style:parent-style-name="Table_20_Contents">
      <style:text-properties officeooo:rsid="00ab38ad" officeooo:paragraph-rsid="00ee58c1"/>
    </style:style>
    <style:style style:name="P261" style:family="paragraph" style:parent-style-name="Table_20_Contents">
      <style:text-properties officeooo:rsid="00ab38ad" officeooo:paragraph-rsid="00efe41b"/>
    </style:style>
    <style:style style:name="P262" style:family="paragraph" style:parent-style-name="Table_20_Contents">
      <style:text-properties officeooo:rsid="00ab38ad" officeooo:paragraph-rsid="00f35869"/>
    </style:style>
    <style:style style:name="P263" style:family="paragraph" style:parent-style-name="Table_20_Contents">
      <style:text-properties officeooo:rsid="00ab38ad" officeooo:paragraph-rsid="00f40777"/>
    </style:style>
    <style:style style:name="P264" style:family="paragraph" style:parent-style-name="Table_20_Contents">
      <style:text-properties officeooo:rsid="00ab38ad" officeooo:paragraph-rsid="00f79143"/>
    </style:style>
    <style:style style:name="P265" style:family="paragraph" style:parent-style-name="Table_20_Contents">
      <style:text-properties officeooo:rsid="00ab38ad" officeooo:paragraph-rsid="011f4c5c"/>
    </style:style>
    <style:style style:name="P266" style:family="paragraph" style:parent-style-name="Table_20_Contents">
      <style:text-properties officeooo:rsid="00ad28d7" officeooo:paragraph-rsid="00ad28d7"/>
    </style:style>
    <style:style style:name="P267" style:family="paragraph" style:parent-style-name="Table_20_Contents">
      <style:text-properties officeooo:rsid="00ad28d7" officeooo:paragraph-rsid="00adf0d9"/>
    </style:style>
    <style:style style:name="P268" style:family="paragraph" style:parent-style-name="Table_20_Contents">
      <style:text-properties officeooo:rsid="00ad28d7" officeooo:paragraph-rsid="00b264b5"/>
    </style:style>
    <style:style style:name="P269" style:family="paragraph" style:parent-style-name="Table_20_Contents">
      <style:text-properties officeooo:rsid="00ad28d7" officeooo:paragraph-rsid="00b53767"/>
    </style:style>
    <style:style style:name="P270" style:family="paragraph" style:parent-style-name="Table_20_Contents">
      <style:text-properties officeooo:rsid="00ad28d7" officeooo:paragraph-rsid="00b784bf"/>
    </style:style>
    <style:style style:name="P271" style:family="paragraph" style:parent-style-name="Table_20_Contents">
      <style:text-properties officeooo:rsid="00ad28d7" officeooo:paragraph-rsid="00bbada2"/>
    </style:style>
    <style:style style:name="P272" style:family="paragraph" style:parent-style-name="Table_20_Contents">
      <style:text-properties officeooo:rsid="00ad28d7" officeooo:paragraph-rsid="00bf1cf9"/>
    </style:style>
    <style:style style:name="P273" style:family="paragraph" style:parent-style-name="Table_20_Contents">
      <style:text-properties officeooo:rsid="00ad28d7" officeooo:paragraph-rsid="00c80381"/>
    </style:style>
    <style:style style:name="P274" style:family="paragraph" style:parent-style-name="Table_20_Contents">
      <style:text-properties officeooo:rsid="00ad28d7" officeooo:paragraph-rsid="00d00156"/>
    </style:style>
    <style:style style:name="P275" style:family="paragraph" style:parent-style-name="Table_20_Contents">
      <style:text-properties officeooo:rsid="00ad28d7" officeooo:paragraph-rsid="00d481cd"/>
    </style:style>
    <style:style style:name="P276" style:family="paragraph" style:parent-style-name="Table_20_Contents">
      <style:text-properties officeooo:rsid="00ad28d7" officeooo:paragraph-rsid="00d6cfbf"/>
    </style:style>
    <style:style style:name="P277" style:family="paragraph" style:parent-style-name="Table_20_Contents">
      <style:text-properties officeooo:rsid="00ad28d7" officeooo:paragraph-rsid="00dbe78f"/>
    </style:style>
    <style:style style:name="P278" style:family="paragraph" style:parent-style-name="Table_20_Contents">
      <style:text-properties officeooo:rsid="00ad28d7" officeooo:paragraph-rsid="00dd5b58"/>
    </style:style>
    <style:style style:name="P279" style:family="paragraph" style:parent-style-name="Table_20_Contents">
      <style:text-properties officeooo:rsid="00ad28d7" officeooo:paragraph-rsid="00ee58c1"/>
    </style:style>
    <style:style style:name="P280" style:family="paragraph" style:parent-style-name="Table_20_Contents">
      <style:text-properties officeooo:rsid="00ad28d7" officeooo:paragraph-rsid="00efe41b"/>
    </style:style>
    <style:style style:name="P281" style:family="paragraph" style:parent-style-name="Table_20_Contents">
      <style:text-properties officeooo:rsid="00ad28d7" officeooo:paragraph-rsid="00f35869"/>
    </style:style>
    <style:style style:name="P282" style:family="paragraph" style:parent-style-name="Table_20_Contents">
      <style:text-properties officeooo:rsid="00ad28d7" officeooo:paragraph-rsid="00f40777"/>
    </style:style>
    <style:style style:name="P283" style:family="paragraph" style:parent-style-name="Table_20_Contents">
      <style:text-properties officeooo:rsid="00ad28d7" officeooo:paragraph-rsid="00f79143"/>
    </style:style>
    <style:style style:name="P284" style:family="paragraph" style:parent-style-name="Table_20_Contents">
      <style:text-properties officeooo:rsid="00ad28d7" officeooo:paragraph-rsid="011f4c5c"/>
    </style:style>
    <style:style style:name="P285" style:family="paragraph" style:parent-style-name="Table_20_Contents">
      <style:text-properties officeooo:rsid="00aee500" officeooo:paragraph-rsid="00aee500"/>
    </style:style>
    <style:style style:name="P286" style:family="paragraph" style:parent-style-name="Table_20_Contents">
      <style:text-properties officeooo:rsid="00aee500" officeooo:paragraph-rsid="00b264b5"/>
    </style:style>
    <style:style style:name="P287" style:family="paragraph" style:parent-style-name="Table_20_Contents">
      <style:text-properties officeooo:rsid="00aee500" officeooo:paragraph-rsid="00b53767"/>
    </style:style>
    <style:style style:name="P288" style:family="paragraph" style:parent-style-name="Table_20_Contents">
      <style:text-properties officeooo:rsid="00aee500" officeooo:paragraph-rsid="00bbada2"/>
    </style:style>
    <style:style style:name="P289" style:family="paragraph" style:parent-style-name="Table_20_Contents">
      <style:text-properties officeooo:rsid="00aee500" officeooo:paragraph-rsid="00c80381"/>
    </style:style>
    <style:style style:name="P290" style:family="paragraph" style:parent-style-name="Table_20_Contents">
      <style:text-properties officeooo:rsid="00aee500" officeooo:paragraph-rsid="00d00156"/>
    </style:style>
    <style:style style:name="P291" style:family="paragraph" style:parent-style-name="Table_20_Contents">
      <style:text-properties officeooo:rsid="00aee500" officeooo:paragraph-rsid="00d481cd"/>
    </style:style>
    <style:style style:name="P292" style:family="paragraph" style:parent-style-name="Table_20_Contents">
      <style:text-properties officeooo:rsid="00aee500" officeooo:paragraph-rsid="00d6cfbf"/>
    </style:style>
    <style:style style:name="P293" style:family="paragraph" style:parent-style-name="Table_20_Contents">
      <style:text-properties officeooo:rsid="00aee500" officeooo:paragraph-rsid="00dbe78f"/>
    </style:style>
    <style:style style:name="P294" style:family="paragraph" style:parent-style-name="Table_20_Contents">
      <style:text-properties officeooo:rsid="00aee500" officeooo:paragraph-rsid="00dd5b58"/>
    </style:style>
    <style:style style:name="P295" style:family="paragraph" style:parent-style-name="Table_20_Contents">
      <style:text-properties officeooo:rsid="00b0b9e0" officeooo:paragraph-rsid="00b0b9e0"/>
    </style:style>
    <style:style style:name="P296" style:family="paragraph" style:parent-style-name="Table_20_Contents">
      <style:text-properties officeooo:rsid="00b0b9e0" officeooo:paragraph-rsid="00b264b5"/>
    </style:style>
    <style:style style:name="P297" style:family="paragraph" style:parent-style-name="Table_20_Contents">
      <style:text-properties officeooo:rsid="00b53767" officeooo:paragraph-rsid="00b53767"/>
    </style:style>
    <style:style style:name="P298" style:family="paragraph" style:parent-style-name="Table_20_Contents">
      <style:text-properties officeooo:rsid="00b784bf" officeooo:paragraph-rsid="00b784bf"/>
    </style:style>
    <style:style style:name="P299" style:family="paragraph" style:parent-style-name="Table_20_Contents">
      <style:text-properties officeooo:rsid="00b784bf" officeooo:paragraph-rsid="00bf1cf9"/>
    </style:style>
    <style:style style:name="P300" style:family="paragraph" style:parent-style-name="Table_20_Contents">
      <style:text-properties officeooo:rsid="00b784bf" officeooo:paragraph-rsid="011f4c5c"/>
    </style:style>
    <style:style style:name="P301" style:family="paragraph" style:parent-style-name="Table_20_Contents">
      <style:text-properties officeooo:rsid="0045a7da" officeooo:paragraph-rsid="00bf1cf9"/>
    </style:style>
    <style:style style:name="P302" style:family="paragraph" style:parent-style-name="Table_20_Contents">
      <style:text-properties officeooo:rsid="00b7f824" officeooo:paragraph-rsid="00b7f824"/>
    </style:style>
    <style:style style:name="P303" style:family="paragraph" style:parent-style-name="Table_20_Contents">
      <style:text-properties officeooo:rsid="00b7f824" officeooo:paragraph-rsid="00c42f07"/>
    </style:style>
    <style:style style:name="P304" style:family="paragraph" style:parent-style-name="Table_20_Contents">
      <style:text-properties officeooo:rsid="00b7f824" officeooo:paragraph-rsid="00c6a2fd"/>
    </style:style>
    <style:style style:name="P305" style:family="paragraph" style:parent-style-name="Table_20_Contents">
      <style:text-properties officeooo:rsid="00497dc7" officeooo:paragraph-rsid="00c6a2fd"/>
    </style:style>
    <style:style style:name="P306" style:family="paragraph" style:parent-style-name="Table_20_Contents">
      <style:text-properties officeooo:rsid="00b86e94" officeooo:paragraph-rsid="00b86e94"/>
    </style:style>
    <style:style style:name="P307" style:family="paragraph" style:parent-style-name="Table_20_Contents">
      <style:text-properties officeooo:rsid="00c42f07" officeooo:paragraph-rsid="00c42f07"/>
    </style:style>
    <style:style style:name="P308" style:family="paragraph" style:parent-style-name="Table_20_Contents">
      <style:text-properties officeooo:rsid="00c63aed" officeooo:paragraph-rsid="00c63aed"/>
    </style:style>
    <style:style style:name="P309" style:family="paragraph" style:parent-style-name="Table_20_Contents">
      <style:text-properties officeooo:rsid="00c6a2fd" officeooo:paragraph-rsid="00c6a2fd"/>
    </style:style>
    <style:style style:name="P310" style:family="paragraph" style:parent-style-name="Table_20_Contents">
      <style:text-properties officeooo:rsid="00c86a4f" officeooo:paragraph-rsid="00c86a4f"/>
    </style:style>
    <style:style style:name="P311" style:family="paragraph" style:parent-style-name="Table_20_Contents">
      <style:text-properties officeooo:rsid="00c86a4f" officeooo:paragraph-rsid="00d00156"/>
    </style:style>
    <style:style style:name="P312" style:family="paragraph" style:parent-style-name="Table_20_Contents">
      <style:text-properties officeooo:rsid="00c86a4f" officeooo:paragraph-rsid="00d481cd"/>
    </style:style>
    <style:style style:name="P313" style:family="paragraph" style:parent-style-name="Table_20_Contents">
      <style:text-properties officeooo:rsid="00c86a4f" officeooo:paragraph-rsid="00d6cfbf"/>
    </style:style>
    <style:style style:name="P314" style:family="paragraph" style:parent-style-name="Table_20_Contents">
      <style:text-properties officeooo:rsid="00d00156" officeooo:paragraph-rsid="00d00156"/>
    </style:style>
    <style:style style:name="P315" style:family="paragraph" style:parent-style-name="Table_20_Contents">
      <style:text-properties officeooo:rsid="00d00156" officeooo:paragraph-rsid="00d481cd"/>
    </style:style>
    <style:style style:name="P316" style:family="paragraph" style:parent-style-name="Table_20_Contents">
      <style:text-properties officeooo:rsid="00d00156" officeooo:paragraph-rsid="00d6cfbf"/>
    </style:style>
    <style:style style:name="P317" style:family="paragraph" style:parent-style-name="Table_20_Contents">
      <style:text-properties officeooo:rsid="00d00156" officeooo:paragraph-rsid="00dbe78f"/>
    </style:style>
    <style:style style:name="P318" style:family="paragraph" style:parent-style-name="Table_20_Contents">
      <style:text-properties officeooo:rsid="00d00156" officeooo:paragraph-rsid="00dd5b58"/>
    </style:style>
    <style:style style:name="P319" style:family="paragraph" style:parent-style-name="Table_20_Contents">
      <style:text-properties officeooo:rsid="00d6cfbf" officeooo:paragraph-rsid="00d6cfbf"/>
    </style:style>
    <style:style style:name="P320" style:family="paragraph" style:parent-style-name="Table_20_Contents">
      <style:text-properties officeooo:rsid="00d90b2c" officeooo:paragraph-rsid="00d90b2c"/>
    </style:style>
    <style:style style:name="P321" style:family="paragraph" style:parent-style-name="Table_20_Contents">
      <style:text-properties officeooo:rsid="00d90b2c" officeooo:paragraph-rsid="00dbe78f"/>
    </style:style>
    <style:style style:name="P322" style:family="paragraph" style:parent-style-name="Table_20_Contents">
      <style:text-properties officeooo:rsid="00da1f2b" officeooo:paragraph-rsid="00da1f2b"/>
    </style:style>
    <style:style style:name="P323" style:family="paragraph" style:parent-style-name="Table_20_Contents">
      <style:text-properties officeooo:rsid="00da1f2b" officeooo:paragraph-rsid="00dbe78f"/>
    </style:style>
    <style:style style:name="P324" style:family="paragraph" style:parent-style-name="Table_20_Contents">
      <style:text-properties officeooo:rsid="00dc1ede" officeooo:paragraph-rsid="00dc1ede"/>
    </style:style>
    <style:style style:name="P325" style:family="paragraph" style:parent-style-name="Table_20_Contents">
      <style:text-properties officeooo:paragraph-rsid="00e0c337"/>
    </style:style>
    <style:style style:name="P326" style:family="paragraph" style:parent-style-name="Table_20_Contents">
      <style:text-properties officeooo:rsid="00ee58c1" officeooo:paragraph-rsid="00ee58c1"/>
    </style:style>
    <style:style style:name="P327" style:family="paragraph" style:parent-style-name="Table_20_Contents">
      <style:text-properties officeooo:rsid="00ee58c1" officeooo:paragraph-rsid="00efe41b"/>
    </style:style>
    <style:style style:name="P328" style:family="paragraph" style:parent-style-name="Table_20_Contents">
      <style:text-properties officeooo:rsid="00ee58c1" officeooo:paragraph-rsid="00f35869"/>
    </style:style>
    <style:style style:name="P329" style:family="paragraph" style:parent-style-name="Table_20_Contents">
      <style:text-properties officeooo:rsid="00ee58c1" officeooo:paragraph-rsid="00f40777"/>
    </style:style>
    <style:style style:name="P330" style:family="paragraph" style:parent-style-name="Table_20_Contents">
      <style:text-properties officeooo:rsid="00ee58c1" officeooo:paragraph-rsid="00f79143"/>
    </style:style>
    <style:style style:name="P331" style:family="paragraph" style:parent-style-name="Table_20_Contents">
      <style:text-properties officeooo:rsid="00efe41b" officeooo:paragraph-rsid="00efe41b"/>
    </style:style>
    <style:style style:name="P332" style:family="paragraph" style:parent-style-name="Table_20_Contents">
      <style:text-properties officeooo:rsid="00efe41b" officeooo:paragraph-rsid="00f35869"/>
    </style:style>
    <style:style style:name="P333" style:family="paragraph" style:parent-style-name="Table_20_Contents">
      <style:text-properties officeooo:rsid="00efe41b" officeooo:paragraph-rsid="00f40777"/>
    </style:style>
    <style:style style:name="P334" style:family="paragraph" style:parent-style-name="Table_20_Contents">
      <style:text-properties officeooo:rsid="00f3b61b" officeooo:paragraph-rsid="00f3b61b"/>
    </style:style>
    <style:style style:name="P335" style:family="paragraph" style:parent-style-name="Table_20_Contents">
      <style:text-properties officeooo:rsid="00f3b61b" officeooo:paragraph-rsid="00f40777"/>
    </style:style>
    <style:style style:name="P336" style:family="paragraph" style:parent-style-name="Table_20_Contents">
      <style:text-properties officeooo:rsid="00f40777" officeooo:paragraph-rsid="00f40777"/>
    </style:style>
    <style:style style:name="P337" style:family="paragraph" style:parent-style-name="Table_20_Contents">
      <style:text-properties officeooo:rsid="00f6543a" officeooo:paragraph-rsid="00f6543a"/>
    </style:style>
    <style:style style:name="P338" style:family="paragraph" style:parent-style-name="Table_20_Contents">
      <style:text-properties officeooo:paragraph-rsid="011d0fcf"/>
    </style:style>
    <style:style style:name="P339" style:family="paragraph" style:parent-style-name="Table_20_Contents">
      <style:text-properties officeooo:rsid="011d0fcf" officeooo:paragraph-rsid="011d0fcf"/>
    </style:style>
    <style:style style:name="P340" style:family="paragraph" style:parent-style-name="Table_20_Contents">
      <style:text-properties officeooo:rsid="011e36f4" officeooo:paragraph-rsid="011e36f4"/>
    </style:style>
    <style:style style:name="P341" style:family="paragraph" style:parent-style-name="Table_20_Contents">
      <style:text-properties officeooo:paragraph-rsid="011e36f4"/>
    </style:style>
    <style:style style:name="P342" style:family="paragraph" style:parent-style-name="Table_20_Contents">
      <style:text-properties officeooo:paragraph-rsid="011f4c5c"/>
    </style:style>
    <style:style style:name="P343" style:family="paragraph" style:parent-style-name="Table_20_Contents">
      <style:text-properties officeooo:rsid="011f4c5c" officeooo:paragraph-rsid="011f4c5c"/>
    </style:style>
    <style:style style:name="P344" style:family="paragraph" style:parent-style-name="Table_20_Contents">
      <style:text-properties officeooo:rsid="012e9483" officeooo:paragraph-rsid="012e9483"/>
    </style:style>
    <style:style style:name="P345" style:family="paragraph" style:parent-style-name="Text_20_body">
      <style:text-properties officeooo:rsid="00084f79" officeooo:paragraph-rsid="00084f79"/>
    </style:style>
    <style:style style:name="P346" style:family="paragraph" style:parent-style-name="Text_20_body">
      <style:text-properties officeooo:rsid="000d4b15" officeooo:paragraph-rsid="000d4b15"/>
    </style:style>
    <style:style style:name="P347" style:family="paragraph" style:parent-style-name="Text_20_body">
      <style:text-properties officeooo:rsid="0012e00f" officeooo:paragraph-rsid="0012e00f"/>
    </style:style>
    <style:style style:name="P348" style:family="paragraph" style:parent-style-name="Text_20_body">
      <style:text-properties officeooo:rsid="0012e00f" officeooo:paragraph-rsid="0015318b"/>
    </style:style>
    <style:style style:name="P349" style:family="paragraph" style:parent-style-name="Text_20_body">
      <style:text-properties officeooo:paragraph-rsid="0015318b"/>
    </style:style>
    <style:style style:name="P350" style:family="paragraph" style:parent-style-name="Text_20_body">
      <style:text-properties officeooo:rsid="0017f5b4" officeooo:paragraph-rsid="0017f5b4"/>
    </style:style>
    <style:style style:name="P351" style:family="paragraph" style:parent-style-name="Text_20_body">
      <style:text-properties officeooo:rsid="001da853" officeooo:paragraph-rsid="001da853"/>
    </style:style>
    <style:style style:name="P352" style:family="paragraph" style:parent-style-name="Text_20_body">
      <style:text-properties officeooo:rsid="00355da8" officeooo:paragraph-rsid="00355da8"/>
    </style:style>
    <style:style style:name="P353" style:family="paragraph" style:parent-style-name="Text_20_body">
      <style:text-properties officeooo:rsid="00370081" officeooo:paragraph-rsid="00370081"/>
    </style:style>
    <style:style style:name="P354" style:family="paragraph" style:parent-style-name="Text_20_body">
      <style:text-properties officeooo:rsid="00428203" officeooo:paragraph-rsid="00428203"/>
    </style:style>
    <style:style style:name="P355" style:family="paragraph" style:parent-style-name="Text_20_body">
      <style:text-properties officeooo:rsid="00549b2e" officeooo:paragraph-rsid="00549b2e"/>
    </style:style>
    <style:style style:name="P356" style:family="paragraph" style:parent-style-name="Text_20_body">
      <style:text-properties officeooo:rsid="0057171f" officeooo:paragraph-rsid="0057171f"/>
    </style:style>
    <style:style style:name="P357" style:family="paragraph" style:parent-style-name="Text_20_body">
      <style:text-properties officeooo:rsid="005da0b4" officeooo:paragraph-rsid="005da0b4"/>
    </style:style>
    <style:style style:name="P358" style:family="paragraph" style:parent-style-name="Text_20_body">
      <style:text-properties officeooo:rsid="005e99c9" officeooo:paragraph-rsid="005e99c9"/>
    </style:style>
    <style:style style:name="P359" style:family="paragraph" style:parent-style-name="Text_20_body">
      <style:text-properties officeooo:rsid="005f18c2" officeooo:paragraph-rsid="005f18c2"/>
    </style:style>
    <style:style style:name="P360" style:family="paragraph" style:parent-style-name="Text_20_body">
      <style:text-properties officeooo:rsid="00618881" officeooo:paragraph-rsid="00618881"/>
    </style:style>
    <style:style style:name="P361" style:family="paragraph" style:parent-style-name="Text_20_body">
      <style:text-properties officeooo:rsid="0063fe2c" officeooo:paragraph-rsid="0063fe2c"/>
    </style:style>
    <style:style style:name="P362" style:family="paragraph" style:parent-style-name="Text_20_body">
      <style:text-properties officeooo:rsid="0063fe2c" officeooo:paragraph-rsid="00d189d3"/>
    </style:style>
    <style:style style:name="P363" style:family="paragraph" style:parent-style-name="Text_20_body">
      <style:text-properties officeooo:rsid="0063fe2c" officeooo:paragraph-rsid="00d483b4"/>
    </style:style>
    <style:style style:name="P364" style:family="paragraph" style:parent-style-name="Text_20_body">
      <style:text-properties officeooo:rsid="00760a34" officeooo:paragraph-rsid="00760a34"/>
    </style:style>
    <style:style style:name="P365" style:family="paragraph" style:parent-style-name="Text_20_body">
      <style:text-properties officeooo:rsid="00925329" officeooo:paragraph-rsid="00925329"/>
    </style:style>
    <style:style style:name="P366" style:family="paragraph" style:parent-style-name="Text_20_body">
      <style:text-properties officeooo:rsid="00986cc6" officeooo:paragraph-rsid="00986cc6"/>
    </style:style>
    <style:style style:name="P367" style:family="paragraph" style:parent-style-name="Text_20_body">
      <style:text-properties officeooo:rsid="0099cfb6" officeooo:paragraph-rsid="0099cfb6"/>
    </style:style>
    <style:style style:name="P368" style:family="paragraph" style:parent-style-name="Text_20_body">
      <style:text-properties officeooo:rsid="0099cfb6" officeooo:paragraph-rsid="009f0a9d"/>
    </style:style>
    <style:style style:name="P369" style:family="paragraph" style:parent-style-name="Text_20_body">
      <style:text-properties officeooo:rsid="0099cfb6" officeooo:paragraph-rsid="00a4f81e"/>
    </style:style>
    <style:style style:name="P370" style:family="paragraph" style:parent-style-name="Text_20_body">
      <style:text-properties officeooo:rsid="0025339d" officeooo:paragraph-rsid="0025339d"/>
    </style:style>
    <style:style style:name="P371" style:family="paragraph" style:parent-style-name="Text_20_body">
      <style:text-properties officeooo:rsid="0025339d" officeooo:paragraph-rsid="00adf0d9"/>
    </style:style>
    <style:style style:name="P372" style:family="paragraph" style:parent-style-name="Text_20_body">
      <style:text-properties officeooo:rsid="0025339d" officeooo:paragraph-rsid="00aee500"/>
    </style:style>
    <style:style style:name="P373" style:family="paragraph" style:parent-style-name="Text_20_body">
      <style:text-properties officeooo:rsid="0025339d" officeooo:paragraph-rsid="00b0b9e0"/>
    </style:style>
    <style:style style:name="P374" style:family="paragraph" style:parent-style-name="Text_20_body">
      <style:text-properties officeooo:rsid="0025339d" officeooo:paragraph-rsid="00b264b5"/>
    </style:style>
    <style:style style:name="P375" style:family="paragraph" style:parent-style-name="Text_20_body">
      <style:text-properties officeooo:rsid="0025339d" officeooo:paragraph-rsid="00b53767"/>
    </style:style>
    <style:style style:name="P376" style:family="paragraph" style:parent-style-name="Text_20_body">
      <style:text-properties officeooo:rsid="0025339d" officeooo:paragraph-rsid="00b784bf"/>
    </style:style>
    <style:style style:name="P377" style:family="paragraph" style:parent-style-name="Text_20_body">
      <style:text-properties officeooo:rsid="0025339d" officeooo:paragraph-rsid="00b7f824"/>
    </style:style>
    <style:style style:name="P378" style:family="paragraph" style:parent-style-name="Text_20_body">
      <style:text-properties officeooo:rsid="0025339d" officeooo:paragraph-rsid="00bbada2"/>
    </style:style>
    <style:style style:name="P379" style:family="paragraph" style:parent-style-name="Text_20_body">
      <style:text-properties officeooo:rsid="0025339d" officeooo:paragraph-rsid="00bf1cf9"/>
    </style:style>
    <style:style style:name="P380" style:family="paragraph" style:parent-style-name="Text_20_body">
      <style:text-properties officeooo:rsid="0025339d" officeooo:paragraph-rsid="00c80381"/>
    </style:style>
    <style:style style:name="P381" style:family="paragraph" style:parent-style-name="Text_20_body">
      <style:text-properties officeooo:rsid="0025339d" officeooo:paragraph-rsid="00cb4a3e"/>
    </style:style>
    <style:style style:name="P382" style:family="paragraph" style:parent-style-name="Text_20_body">
      <style:text-properties officeooo:rsid="0025339d" officeooo:paragraph-rsid="00d00156"/>
    </style:style>
    <style:style style:name="P383" style:family="paragraph" style:parent-style-name="Text_20_body">
      <style:text-properties officeooo:rsid="0025339d" officeooo:paragraph-rsid="00d481cd"/>
    </style:style>
    <style:style style:name="P384" style:family="paragraph" style:parent-style-name="Text_20_body">
      <style:text-properties officeooo:rsid="0025339d" officeooo:paragraph-rsid="00d6cfbf"/>
    </style:style>
    <style:style style:name="P385" style:family="paragraph" style:parent-style-name="Text_20_body">
      <style:text-properties officeooo:rsid="0025339d" officeooo:paragraph-rsid="00dbe78f"/>
    </style:style>
    <style:style style:name="P386" style:family="paragraph" style:parent-style-name="Text_20_body">
      <style:text-properties officeooo:rsid="0025339d" officeooo:paragraph-rsid="00dd5b58"/>
    </style:style>
    <style:style style:name="P387" style:family="paragraph" style:parent-style-name="Text_20_body">
      <style:text-properties officeooo:rsid="0025339d" officeooo:paragraph-rsid="00ee58c1"/>
    </style:style>
    <style:style style:name="P388" style:family="paragraph" style:parent-style-name="Text_20_body">
      <style:text-properties officeooo:rsid="0025339d" officeooo:paragraph-rsid="00efe41b"/>
    </style:style>
    <style:style style:name="P389" style:family="paragraph" style:parent-style-name="Text_20_body">
      <style:text-properties officeooo:rsid="0025339d" officeooo:paragraph-rsid="00f35869"/>
    </style:style>
    <style:style style:name="P390" style:family="paragraph" style:parent-style-name="Text_20_body">
      <style:text-properties officeooo:rsid="0025339d" officeooo:paragraph-rsid="00f40777"/>
    </style:style>
    <style:style style:name="P391" style:family="paragraph" style:parent-style-name="Text_20_body">
      <style:text-properties officeooo:rsid="0025339d" officeooo:paragraph-rsid="00f79143"/>
    </style:style>
    <style:style style:name="P392" style:family="paragraph" style:parent-style-name="Text_20_body">
      <style:text-properties officeooo:rsid="0025339d" officeooo:paragraph-rsid="011f4c5c"/>
    </style:style>
    <style:style style:name="P393" style:family="paragraph" style:parent-style-name="Text_20_body">
      <style:text-properties officeooo:rsid="00aee500" officeooo:paragraph-rsid="00aee500"/>
    </style:style>
    <style:style style:name="P394" style:family="paragraph" style:parent-style-name="Text_20_body">
      <style:text-properties officeooo:rsid="00b3274e" officeooo:paragraph-rsid="00b3274e"/>
    </style:style>
    <style:style style:name="P395" style:family="paragraph" style:parent-style-name="Text_20_body">
      <style:text-properties officeooo:rsid="00b3c845" officeooo:paragraph-rsid="00b3c845"/>
    </style:style>
    <style:style style:name="P396" style:family="paragraph" style:parent-style-name="Text_20_body">
      <style:text-properties officeooo:rsid="00b53767" officeooo:paragraph-rsid="00b53767"/>
    </style:style>
    <style:style style:name="P397" style:family="paragraph" style:parent-style-name="Text_20_body">
      <style:text-properties officeooo:rsid="00b784bf" officeooo:paragraph-rsid="00b784bf"/>
    </style:style>
    <style:style style:name="P398" style:family="paragraph" style:parent-style-name="Text_20_body">
      <style:text-properties officeooo:rsid="00b7f824" officeooo:paragraph-rsid="00b7f824"/>
    </style:style>
    <style:style style:name="P399" style:family="paragraph" style:parent-style-name="Text_20_body">
      <style:text-properties officeooo:rsid="00bf1cf9" officeooo:paragraph-rsid="00bf1cf9"/>
    </style:style>
    <style:style style:name="P400" style:family="paragraph" style:parent-style-name="Text_20_body">
      <style:text-properties officeooo:rsid="00c031ff" officeooo:paragraph-rsid="00c031ff"/>
    </style:style>
    <style:style style:name="P401" style:family="paragraph" style:parent-style-name="Text_20_body">
      <style:text-properties officeooo:rsid="00676a3b" officeooo:paragraph-rsid="00676a3b"/>
    </style:style>
    <style:style style:name="P402" style:family="paragraph" style:parent-style-name="Text_20_body">
      <style:text-properties officeooo:rsid="00331017" officeooo:paragraph-rsid="00aee500"/>
    </style:style>
    <style:style style:name="P403" style:family="paragraph" style:parent-style-name="Text_20_body">
      <style:text-properties officeooo:rsid="0066ac6d" officeooo:paragraph-rsid="0066ac6d"/>
    </style:style>
    <style:style style:name="P404" style:family="paragraph" style:parent-style-name="Text_20_body">
      <style:text-properties officeooo:rsid="00311af3" officeooo:paragraph-rsid="00aee500"/>
    </style:style>
    <style:style style:name="P405" style:family="paragraph" style:parent-style-name="Text_20_body">
      <style:text-properties officeooo:rsid="010fdf10" officeooo:paragraph-rsid="010fdf10"/>
    </style:style>
    <style:style style:name="P406" style:family="paragraph" style:parent-style-name="Text_20_body">
      <style:text-properties officeooo:rsid="011d0fcf" officeooo:paragraph-rsid="011d0fcf"/>
    </style:style>
    <style:style style:name="P407" style:family="paragraph" style:parent-style-name="Title">
      <style:text-properties fo:language="en" fo:country="GB"/>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Figure">
      <style:paragraph-properties fo:text-align="center" style:justify-single-word="false"/>
    </style:style>
    <style:style style:name="P412" style:family="paragraph" style:parent-style-name="Figure_20__28_user_29_">
      <style:paragraph-properties fo:text-align="center" style:justify-single-word="false"/>
    </style:style>
    <style:style style:name="P413" style:family="paragraph" style:parent-style-name="Heading_20_2">
      <style:paragraph-properties>
        <style:tab-stops/>
      </style:paragraph-properties>
    </style:style>
    <style:style style:name="P414" style:family="paragraph" style:parent-style-name="Heading_20_2">
      <style:text-properties officeooo:rsid="011d0fcf" officeooo:paragraph-rsid="011d0fcf"/>
    </style:style>
    <style:style style:name="P415" style:family="paragraph" style:parent-style-name="Heading_20_2">
      <style:text-properties officeooo:paragraph-rsid="011f4c5c"/>
    </style:style>
    <style:style style:name="P416" style:family="paragraph" style:parent-style-name="Heading_20_2">
      <style:paragraph-properties fo:break-before="page"/>
      <style:text-properties officeooo:rsid="002dcb6e" officeooo:paragraph-rsid="003dba27"/>
    </style:style>
    <style:style style:name="P417" style:family="paragraph" style:parent-style-name="Standard" style:list-style-name="L1">
      <style:text-properties fo:language="en" fo:country="GB" officeooo:rsid="00100b59" officeooo:paragraph-rsid="00100b59"/>
    </style:style>
    <style:style style:name="P418" style:family="paragraph" style:parent-style-name="Standard" style:list-style-name="L1">
      <style:text-properties fo:language="en" fo:country="GB" officeooo:rsid="00b784bf" officeooo:paragraph-rsid="00b784bf"/>
    </style:style>
    <style:style style:name="P419" style:family="paragraph" style:parent-style-name="Standard" style:list-style-name="L1">
      <style:text-properties fo:language="en" fo:country="GB" officeooo:rsid="01180d3e" officeooo:paragraph-rsid="01180d3e"/>
    </style:style>
    <style:style style:name="P420" style:family="paragraph" style:parent-style-name="Standard" style:list-style-name="L1">
      <style:text-properties fo:language="en" fo:country="GB" officeooo:rsid="0117330e" officeooo:paragraph-rsid="0117330e"/>
    </style:style>
    <style:style style:name="P421" style:family="paragraph" style:parent-style-name="Standard" style:list-style-name="L4">
      <style:text-properties officeooo:rsid="0017f5b4" officeooo:paragraph-rsid="0017f5b4"/>
    </style:style>
    <style:style style:name="P422" style:family="paragraph" style:parent-style-name="Standard" style:list-style-name="L4">
      <style:text-properties officeooo:rsid="011f9830" officeooo:paragraph-rsid="011f9830"/>
    </style:style>
    <style:style style:name="P423" style:family="paragraph" style:parent-style-name="Standard" style:list-style-name="L5">
      <style:text-properties officeooo:rsid="001a3368" officeooo:paragraph-rsid="001a3368"/>
    </style:style>
    <style:style style:name="P424" style:family="paragraph" style:parent-style-name="Standard" style:list-style-name="L6">
      <style:text-properties officeooo:rsid="001da853" officeooo:paragraph-rsid="00b264b5"/>
    </style:style>
    <style:style style:name="P425" style:family="paragraph" style:parent-style-name="Standard" style:list-style-name="L8">
      <style:text-properties officeooo:rsid="00428203" officeooo:paragraph-rsid="00b53767"/>
    </style:style>
    <style:style style:name="P426" style:family="paragraph" style:parent-style-name="Standard" style:list-style-name="L11">
      <style:text-properties officeooo:rsid="00606d6e" officeooo:paragraph-rsid="00c80381"/>
    </style:style>
    <style:style style:name="P427" style:family="paragraph" style:parent-style-name="Table_20_Contents" style:list-style-name="L7">
      <style:text-properties officeooo:paragraph-rsid="013eb8ee"/>
    </style:style>
    <style:style style:name="P428" style:family="paragraph" style:parent-style-name="Table_20_Contents" style:list-style-name="L7">
      <style:text-properties officeooo:rsid="002ec471" officeooo:paragraph-rsid="002ec471"/>
    </style:style>
    <style:style style:name="P429" style:family="paragraph" style:parent-style-name="Table_20_Contents" style:list-style-name="L9">
      <style:text-properties officeooo:rsid="00bd5447" officeooo:paragraph-rsid="00bd5447"/>
    </style:style>
    <style:style style:name="P430" style:family="paragraph" style:parent-style-name="Table_20_Contents" style:list-style-name="L9">
      <style:text-properties officeooo:rsid="010b8622" officeooo:paragraph-rsid="010b8622"/>
    </style:style>
    <style:style style:name="P431" style:family="paragraph" style:parent-style-name="Table_20_Contents" style:list-style-name="L10">
      <style:text-properties officeooo:rsid="005ddec8" officeooo:paragraph-rsid="005ddec8"/>
    </style:style>
    <style:style style:name="P432" style:family="paragraph" style:parent-style-name="Table_20_Contents" style:list-style-name="L10">
      <style:text-properties officeooo:rsid="010c8a7d" officeooo:paragraph-rsid="010c8a7d"/>
    </style:style>
    <style:style style:name="P433" style:family="paragraph" style:parent-style-name="Text_20_body" style:list-style-name="L2">
      <style:text-properties officeooo:rsid="00160bf9" officeooo:paragraph-rsid="00160bf9"/>
    </style:style>
    <style:style style:name="P434"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8"><text:a xlink:type="simple" xlink:href="#__RefHeading___Toc4409_1222565161" text:style-name="Index_20_Link" text:visited-style-name="Index_20_Link">Foreword<text:tab/>1</text:a></text:p>
          <text:p text:style-name="P408"><text:a xlink:type="simple" xlink:href="#__RefHeading___Toc4411_1222565161" text:style-name="Index_20_Link" text:visited-style-name="Index_20_Link">Quick introduction to SAE J1939 ID and DATA<text:tab/>2</text:a></text:p>
          <text:p text:style-name="P408"><text:a xlink:type="simple" xlink:href="#__RefHeading___Toc4413_1222565161" text:style-name="Index_20_Link" text:visited-style-name="Index_20_Link">Functionality overview of Open SAE J1939<text:tab/>3</text:a></text:p>
          <text:p text:style-name="P409"><text:a xlink:type="simple" xlink:href="#__RefHeading___Toc4415_1222565161" text:style-name="Index_20_Link" text:visited-style-name="Index_20_Link">Open SAE J1939<text:tab/>4</text:a></text:p>
          <text:p text:style-name="P410"><text:a xlink:type="simple" xlink:href="#__RefHeading___Toc4417_1222565161" text:style-name="Index_20_Link" text:visited-style-name="Index_20_Link">Listen For Messages<text:tab/>4</text:a></text:p>
          <text:p text:style-name="P409"><text:a xlink:type="simple" xlink:href="#__RefHeading___Toc4419_1222565161" text:style-name="Index_20_Link" text:visited-style-name="Index_20_Link">SAE J1939:71 Application Layer<text:tab/>4</text:a></text:p>
          <text:p text:style-name="P410"><text:a xlink:type="simple" xlink:href="#__RefHeading___Toc4421_1222565161" text:style-name="Index_20_Link" text:visited-style-name="Index_20_Link">Request Software ID<text:tab/>4</text:a></text:p>
          <text:p text:style-name="P410"><text:a xlink:type="simple" xlink:href="#__RefHeading___Toc4423_1222565161" text:style-name="Index_20_Link" text:visited-style-name="Index_20_Link">Request Component ID<text:tab/>4</text:a></text:p>
          <text:p text:style-name="P410"><text:a xlink:type="simple" xlink:href="#__RefHeading___Toc4425_1222565161" text:style-name="Index_20_Link" text:visited-style-name="Index_20_Link">Request ECU ID<text:tab/>4</text:a></text:p>
          <text:p text:style-name="P409"><text:a xlink:type="simple" xlink:href="#__RefHeading___Toc4427_1222565161" text:style-name="Index_20_Link" text:visited-style-name="Index_20_Link">ISO 11783-7 Application Layer<text:tab/>4</text:a></text:p>
          <text:p text:style-name="P409"><text:a xlink:type="simple" xlink:href="#__RefHeading___Toc4429_1222565161" text:style-name="Index_20_Link" text:visited-style-name="Index_20_Link">SAE J1939:73 Diagnostics Layer<text:tab/>4</text:a></text:p>
          <text:p text:style-name="P409"><text:a xlink:type="simple" xlink:href="#__RefHeading___Toc4431_1222565161" text:style-name="Index_20_Link" text:visited-style-name="Index_20_Link">SAE J1939:81 Network Layer<text:tab/>5</text:a></text:p>
          <text:p text:style-name="P409"><text:a xlink:type="simple" xlink:href="#__RefHeading___Toc4433_1222565161" text:style-name="Index_20_Link" text:visited-style-name="Index_20_Link">SAE J1939:21 Transport Layer<text:tab/>5</text:a></text:p>
          <text:p text:style-name="P408"><text:a xlink:type="simple" xlink:href="#__RefHeading___Toc4435_1222565161" text:style-name="Index_20_Link" text:visited-style-name="Index_20_Link">SAE J1939 Protocol<text:tab/>5</text:a></text:p>
          <text:p text:style-name="P409"><text:a xlink:type="simple" xlink:href="#__RefHeading___Toc4437_1222565161" text:style-name="Index_20_Link" text:visited-style-name="Index_20_Link">Request<text:tab/>5</text:a></text:p>
          <text:p text:style-name="P409"><text:a xlink:type="simple" xlink:href="#__RefHeading___Toc4439_1222565161" text:style-name="Index_20_Link" text:visited-style-name="Index_20_Link">Acknowledgement<text:tab/>6</text:a></text:p>
          <text:p text:style-name="P409"><text:a xlink:type="simple" xlink:href="#__RefHeading___Toc4441_1222565161" text:style-name="Index_20_Link" text:visited-style-name="Index_20_Link">Transport Protocol Connection Management<text:tab/>7</text:a></text:p>
          <text:p text:style-name="P409"><text:a xlink:type="simple" xlink:href="#__RefHeading___Toc4443_1222565161" text:style-name="Index_20_Link" text:visited-style-name="Index_20_Link">Transport Protocol Data Transfer<text:tab/>9</text:a></text:p>
          <text:p text:style-name="P409"><text:a xlink:type="simple" xlink:href="#__RefHeading___Toc4445_1222565161" text:style-name="Index_20_Link" text:visited-style-name="Index_20_Link">Address Claimed<text:tab/>9</text:a></text:p>
          <text:p text:style-name="P409"><text:a xlink:type="simple" xlink:href="#__RefHeading___Toc4447_1222565161" text:style-name="Index_20_Link" text:visited-style-name="Index_20_Link">Address not claimed<text:tab/>11</text:a></text:p>
          <text:p text:style-name="P409"><text:a xlink:type="simple" xlink:href="#__RefHeading___Toc4449_1222565161" text:style-name="Index_20_Link" text:visited-style-name="Index_20_Link">Commanded Address<text:tab/>12</text:a></text:p>
          <text:p text:style-name="P409"><text:a xlink:type="simple" xlink:href="#__RefHeading___Toc4730_1895525216" text:style-name="Index_20_Link" text:visited-style-name="Index_20_Link">Delete Address<text:tab/>12</text:a></text:p>
          <text:p text:style-name="P409"><text:a xlink:type="simple" xlink:href="#__RefHeading___Toc4451_1222565161" text:style-name="Index_20_Link" text:visited-style-name="Index_20_Link">DM1<text:tab/>13</text:a></text:p>
          <text:p text:style-name="P409"><text:a xlink:type="simple" xlink:href="#__RefHeading___Toc4453_1222565161" text:style-name="Index_20_Link" text:visited-style-name="Index_20_Link">DM2<text:tab/>15</text:a></text:p>
          <text:p text:style-name="P409"><text:soft-page-break/><text:a xlink:type="simple" xlink:href="#__RefHeading___Toc4455_1222565161" text:style-name="Index_20_Link" text:visited-style-name="Index_20_Link">DM3<text:tab/>16</text:a></text:p>
          <text:p text:style-name="P409"><text:a xlink:type="simple" xlink:href="#__RefHeading___Toc4457_1222565161" text:style-name="Index_20_Link" text:visited-style-name="Index_20_Link">DM11 – Not supported<text:tab/>16</text:a></text:p>
          <text:p text:style-name="P409"><text:a xlink:type="simple" xlink:href="#__RefHeading___Toc4459_1222565161" text:style-name="Index_20_Link" text:visited-style-name="Index_20_Link">Software identification<text:tab/>16</text:a></text:p>
          <text:p text:style-name="P409"><text:a xlink:type="simple" xlink:href="#__RefHeading___Toc4461_1222565161" text:style-name="Index_20_Link" text:visited-style-name="Index_20_Link">ECU identification<text:tab/>16</text:a></text:p>
          <text:p text:style-name="P409"><text:a xlink:type="simple" xlink:href="#__RefHeading___Toc4463_1222565161" text:style-name="Index_20_Link" text:visited-style-name="Index_20_Link">Component identification<text:tab/>17</text:a></text:p>
          <text:p text:style-name="P409"><text:a xlink:type="simple" xlink:href="#__RefHeading___Toc4465_1222565161" text:style-name="Index_20_Link" text:visited-style-name="Index_20_Link">DM14 &amp; DM15 and DM16<text:tab/>18</text:a></text:p>
          <text:p text:style-name="P408"><text:a xlink:type="simple" xlink:href="#__RefHeading___Toc4561_1827126013" text:style-name="Index_20_Link" text:visited-style-name="Index_20_Link">ISO 11783 Protocol<text:tab/>21</text:a></text:p>
          <text:p text:style-name="P409"><text:a xlink:type="simple" xlink:href="#__RefHeading___Toc4563_1827126013" text:style-name="Index_20_Link" text:visited-style-name="Index_20_Link">ISO 11783-7 Application Layer<text:tab/>21</text:a></text:p>
          <text:p text:style-name="P410"><text:a xlink:type="simple" xlink:href="#__RefHeading___Toc4467_1222565161" text:style-name="Index_20_Link" text:visited-style-name="Index_20_Link">Auxiliary Valve Command<text:tab/>21</text:a></text:p>
          <text:p text:style-name="P410"><text:a xlink:type="simple" xlink:href="#__RefHeading___Toc4469_1222565161" text:style-name="Index_20_Link" text:visited-style-name="Index_20_Link">General Purpose Valve Command<text:tab/>22</text:a></text:p>
          <text:p text:style-name="P410"><text:a xlink:type="simple" xlink:href="#__RefHeading___Toc4471_1222565161" text:style-name="Index_20_Link" text:visited-style-name="Index_20_Link">Auxiliary Valve Estimated Flow<text:tab/>23</text:a></text:p>
          <text:p text:style-name="P410"><text:a xlink:type="simple" xlink:href="#__RefHeading___Toc4473_1222565161" text:style-name="Index_20_Link" text:visited-style-name="Index_20_Link">General Purpose Valve Estimated Flow<text:tab/>24</text:a></text:p>
          <text:p text:style-name="P41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5">First you need to understand the data frame of SAE J1939. The data frame of SAE J1939 is basically one ID and one DATA. <text:span text:style-name="T4">ID and DATA is the information we are going to send through the CAN-bus network.</text:span></text:p>
      <text:p text:style-name="P345"><draw:frame draw:style-name="fr2" draw:name="Ram1" text:anchor-type="char" svg:width="12.573cm" draw:z-index="0"><draw:text-box fo:min-height="2.604cm"><text:p text:style-name="P412"><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6">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6"><draw:frame draw:style-name="fr2" draw:name="Ram2" text:anchor-type="char" svg:width="17cm" draw:z-index="2"><draw:text-box fo:min-height="14.538cm"><text:p text:style-name="P412"><draw:frame draw:style-name="fr5" draw:name="Bild2" text:anchor-type="char" svg:width="17cm" svg:height="14.616cm" draw:z-index="11"><draw:image xlink:href="Pictures/1000000000000374000002F85AEF1F75E47962E4.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4173801198" text:style-name="L1">
        <text:list-item>
          <text:p text:style-name="P417">The struct holds<text:span text:style-name="T91"> source address of all ECU</text:span></text:p>
        </text:list-item>
        <text:list-item>
          <text:p text:style-name="P417">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8">The struct hold temporar<text:span text:style-name="T131">y</text:span> information about other ECU</text:p>
        </text:list-item>
        <text:list-item>
          <text:p text:style-name="P419">The struct hold information about their own ECU</text:p>
        </text:list-item>
        <text:list-item>
          <text:p text:style-name="P420">The struct holds the source address from where the message came from</text:p>
        </text:list-item>
      </text:list>
      <text:p text:style-name="P6"><text:soft-page-break/></text:p>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7">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7">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7">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8">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9"><text:span text:style-name="T6"><text:s/></text:span><text:span text:style-name="T7">Here I have selected the application layer of agriculture, tractors and machinery ISO standard. </text:span><text:span text:style-name="T8">That application layer contains these functions:</text:span></text:p>
      <text:list xml:id="list1931707720" text:style-name="L2">
        <text:list-item>
          <text:p text:style-name="P433">General Purpose Valve command – Sending control messages to ECU for controlling valves</text:p>
        </text:list-item>
        <text:list-item>
          <text:p text:style-name="P433">Auxiliary Valve Command – Sending control messages to ECU for controlling valves</text:p>
        </text:list-item>
        <text:list-item>
          <text:p text:style-name="P433">General Purpose Valve Estimated Flow – Get the computed flow from a valve</text:p>
        </text:list-item>
        <text:list-item>
          <text:p text:style-name="P433">Auxiliary Valve Estimated Flow – Get the computed flow from a valve</text:p>
        </text:list-item>
        <text:list-item>
          <text:p text:style-name="P433">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50">Diagnostics layer contains messages about errors, but it also can contains functionality such as memory access of the EEPROM (built in “hard drive”) or command for deleting error messages.</text:p>
      <text:list xml:id="list1353162888" text:style-name="L3">
        <text:list-item>
          <text:p text:style-name="P434">DM1 – Contains error messages such as electrical fault, location etc</text:p>
        </text:list-item>
        <text:list-item>
          <text:p text:style-name="P434"><text:soft-page-break/>DM2 – Contains previous active DM1 messages</text:p>
        </text:list-item>
        <text:list-item>
          <text:p text:style-name="P434">DM3 – Deleting DM2 messages</text:p>
        </text:list-item>
        <text:list-item>
          <text:p text:style-name="P434">DM14 – Memory request of bytes, address etc from a ECU</text:p>
        </text:list-item>
        <text:list-item>
          <text:p text:style-name="P434">DM15 – Memory response from a DM14 request from that ECU</text:p>
        </text:list-item>
        <text:list-item>
          <text:p text:style-name="P434">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2654619329" text:style-name="L4">
        <text:list-item>
          <text:p text:style-name="P421">Address Claimed – Send out NAME + ID that holds SA.</text:p>
        </text:list-item>
        <text:list-item>
          <text:p text:style-name="P421">Address Not Claimed – Send out NAME + ID that holds Address Not Claimed.</text:p>
        </text:list-item>
        <text:list-item>
          <text:p text:style-name="P421">Commanded Address – Send this to an ECU and you can change its NAME and SA.</text:p>
        </text:list-item>
        <text:list-item>
          <text:p text:style-name="P422">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83694082" text:style-name="L5">
        <text:list-item>
          <text:p text:style-name="P423">Acknowledgement – Send a OK, BUSY, <text:s/>WAIT etc. as a response on a request.</text:p>
        </text:list-item>
        <text:list-item>
          <text:p text:style-name="P423">Request – Asking information or functionality about an ECU.</text:p>
        </text:list-item>
        <text:list-item>
          <text:p text:style-name="P423">Transport Protocol Connection Management – Send how much data <text:span text:style-name="T9">in</text:span> packages you want to send to the receiver.</text:p>
        </text:list-item>
        <text:list-item>
          <text:p text:style-name="P423">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2">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1729873255184">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1729873256544">
          <table:table-cell table:style-name="Tabell1.A2" office:value-type="string">
            <text:p text:style-name="P95">PGN</text:p>
          </table:table-cell>
          <table:table-cell table:style-name="Tabell1.B2" office:value-type="string">
            <text:p text:style-name="P95">0x00EA00 (59904) </text:p>
          </table:table-cell>
        </table:table-row>
        <table:table-row table:style-name="TableLine1729873261440">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729873260624">
          <table:table-cell table:style-name="Tabell22.A1" office:value-type="string">
            <text:p text:style-name="P247">Field</text:p>
          </table:table-cell>
          <table:table-cell table:style-name="Tabell22.A1" office:value-type="string">
            <text:p text:style-name="P247">Max value</text:p>
          </table:table-cell>
          <table:table-cell table:style-name="Tabell22.A1" office:value-type="string">
            <text:p text:style-name="P247">Min value</text:p>
          </table:table-cell>
          <table:table-cell table:style-name="Tabell22.A1" office:value-type="string">
            <text:p text:style-name="P266">Explanation</text:p>
          </table:table-cell>
          <table:table-cell table:style-name="Tabell22.E1" office:value-type="string">
            <text:p text:style-name="P266">Enum</text:p>
          </table:table-cell>
        </table:table-row>
        <text:soft-page-break/>
        <table:table-row table:style-name="TableLine1729873282656">
          <table:table-cell table:style-name="Tabell22.A2" office:value-type="string">
            <text:p text:style-name="P247">PGN</text:p>
          </table:table-cell>
          <table:table-cell table:style-name="Tabell22.A2" office:value-type="string">
            <text:p text:style-name="P247">0x0</text:p>
          </table:table-cell>
          <table:table-cell table:style-name="Tabell22.A2" office:value-type="string">
            <text:p text:style-name="P247">0xFFFFFF</text:p>
          </table:table-cell>
          <table:table-cell table:style-name="Tabell22.A2" office:value-type="string">
            <text:p text:style-name="P266">Request command</text:p>
          </table:table-cell>
          <table:table-cell table:style-name="Tabell22.E2" office:value-type="string">
            <text:p text:style-name="Table_20_Contents">Enum_PGN.h</text:p>
          </table:table-cell>
        </table:table-row>
      </table:table>
      <text:p text:style-name="Text_20_body"/>
      <text:p text:style-name="P351">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3">Acknowledgement are used when we want to response back to an ECU e.g completed, busy, not available etc.</text:p>
      <table:table table:name="Tabell2" table:style-name="Tabell2">
        <table:table-column table:style-name="Tabell2.A"/>
        <table:table-column table:style-name="Tabell2.B"/>
        <table:table-row table:style-name="TableLine1729873265520">
          <table:table-cell table:style-name="Tabell2.A1" office:value-type="string">
            <text:p text:style-name="P96">Message ID</text:p>
          </table:table-cell>
          <table:table-cell table:style-name="Tabell2.B1" office:value-type="string">
            <text:p text:style-name="P120">18 E<text:span text:style-name="T11">8</text:span> "DA" "SA" </text:p>
          </table:table-cell>
        </table:table-row>
        <table:table-row table:style-name="TableLine1729873274768">
          <table:table-cell table:style-name="Tabell2.A2" office:value-type="string">
            <text:p text:style-name="P96">PGN</text:p>
          </table:table-cell>
          <table:table-cell table:style-name="Tabell2.B2" office:value-type="string">
            <text:p text:style-name="P120"><text:span text:style-name="T10">0x00E</text:span><text:span text:style-name="T11">8</text:span><text:span text:style-name="T10">00 (</text:span>59392<text:span text:style-name="T10">) </text:span></text:p>
          </table:table-cell>
        </table:table-row>
        <table:table-row table:style-name="TableLine1729873270416">
          <table:table-cell table:style-name="Tabell2.A2" office:value-type="string">
            <text:p text:style-name="P96">Peer to Peer/Broadcast</text:p>
          </table:table-cell>
          <table:table-cell table:style-name="Tabell2.B2" office:value-type="string">
            <text:p text:style-name="P120">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39">Control byte</text:p>
          </table:table-cell>
        </table:table-row>
        <table:table-row table:style-name="Tabell2.5">
          <table:table-cell table:style-name="Tabell2.A2" office:value-type="string">
            <text:p text:style-name="P96">Byte 2</text:p>
          </table:table-cell>
          <table:table-cell table:style-name="Tabell2.B2" office:value-type="string">
            <text:p text:style-name="P139">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39">0xFF (Reserved)</text:p>
          </table:table-cell>
        </table:table-row>
        <table:table-row table:style-name="Tabell2.8">
          <table:table-cell table:style-name="Tabell2.A2" office:value-type="string">
            <text:p text:style-name="P121">Byte 4</text:p>
          </table:table-cell>
          <table:table-cell table:style-name="Tabell2.B2" office:value-type="string">
            <text:p text:style-name="P139">0xFF (Reserved)</text:p>
          </table:table-cell>
        </table:table-row>
        <table:table-row table:style-name="Tabell2.8">
          <table:table-cell table:style-name="Tabell2.A2" office:value-type="string">
            <text:p text:style-name="P121">Byte 5</text:p>
          </table:table-cell>
          <table:table-cell table:style-name="Tabell2.B2" office:value-type="string">
            <text:p text:style-name="P141">Address</text:p>
          </table:table-cell>
        </table:table-row>
        <table:table-row table:style-name="Tabell2.8">
          <table:table-cell table:style-name="Tabell2.A2" office:value-type="string">
            <text:p text:style-name="P121">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1">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1">Byte 8</text:p>
          </table:table-cell>
          <table:table-cell table:style-name="Tabell2.B2" office:value-type="string">
            <text:p text:style-name="P97">PGN of requested info <text:span text:style-name="T13">MSB</text:span></text:p>
          </table:table-cell>
        </table:table-row>
      </table:table>
      <text:p text:style-name="P370"/>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729873271776">
          <table:table-cell table:style-name="Tabell23.A1" office:value-type="string">
            <text:p text:style-name="P248">Field</text:p>
          </table:table-cell>
          <table:table-cell table:style-name="Tabell23.A1" office:value-type="string">
            <text:p text:style-name="P248">Max value</text:p>
          </table:table-cell>
          <table:table-cell table:style-name="Tabell23.A1" office:value-type="string">
            <text:p text:style-name="P248">Min value</text:p>
          </table:table-cell>
          <table:table-cell table:style-name="Tabell23.A1" office:value-type="string">
            <text:p text:style-name="P267">Explanation</text:p>
          </table:table-cell>
          <table:table-cell table:style-name="Tabell23.E1" office:value-type="string">
            <text:p text:style-name="P267">Enum</text:p>
          </table:table-cell>
        </table:table-row>
        <table:table-row table:style-name="TableLine1729873272320">
          <table:table-cell table:style-name="Tabell23.A2" office:value-type="string">
            <text:p text:style-name="P285">Control byte</text:p>
          </table:table-cell>
          <table:table-cell table:style-name="Tabell23.A2" office:value-type="string">
            <text:p text:style-name="P248">0x0</text:p>
          </table:table-cell>
          <table:table-cell table:style-name="Tabell23.A2" office:value-type="string">
            <text:p text:style-name="P285">0xFF</text:p>
          </table:table-cell>
          <table:table-cell table:style-name="Tabell23.A2" office:value-type="string">
            <text:p text:style-name="P372">Describes the status of the requested PGN</text:p>
          </table:table-cell>
          <table:table-cell table:style-name="Tabell23.E2" office:value-type="string">
            <text:p text:style-name="P372">Enum_Control_Byte.h</text:p>
          </table:table-cell>
        </table:table-row>
        <table:table-row table:style-name="TableLine1729873273136">
          <table:table-cell table:style-name="Tabell23.A2" office:value-type="string">
            <text:p text:style-name="P372">Group function value</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404">The function code that specify the cause of the control byte</text:p>
          </table:table-cell>
          <table:table-cell table:style-name="Tabell23.E2" office:value-type="string">
            <text:p text:style-name="P402">Enum_Group_Function_Value.h</text:p>
          </table:table-cell>
        </table:table-row>
        <table:table-row table:style-name="TableLine1729873281024">
          <table:table-cell table:style-name="Tabell23.A2" office:value-type="string">
            <text:p text:style-name="P393">Address</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372">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72"/>
          </table:table-cell>
        </table:table-row>
        <table:table-row table:style-name="TableLine1729873280208">
          <table:table-cell table:style-name="Tabell23.A2" office:value-type="string">
            <text:p text:style-name="P373">PGN<text:span text:style-name="T10"> of requested info</text:span></text:p>
          </table:table-cell>
          <table:table-cell table:style-name="Tabell23.A2" office:value-type="string">
            <text:p text:style-name="P295">0x0</text:p>
          </table:table-cell>
          <table:table-cell table:style-name="Tabell23.A2" office:value-type="string">
            <text:p text:style-name="P295">0xFFFFFF</text:p>
          </table:table-cell>
          <table:table-cell table:style-name="Tabell23.A2" office:value-type="string">
            <text:p text:style-name="P373">The same PGN number in the request</text:p>
          </table:table-cell>
          <table:table-cell table:style-name="Tabell23.E2" office:value-type="string">
            <text:p text:style-name="P373">Enum_PGN.h</text:p>
          </table:table-cell>
        </table:table-row>
      </table:table>
      <text:p text:style-name="P371"/>
      <text:h text:style-name="P413" text:outline-level="2"><text:bookmark-start text:name="__RefHeading___Toc4441_1222565161"/>Transport Protocol Conne<text:span text:style-name="T15">cti</text:span>on Management <text:bookmark-end text:name="__RefHeading___Toc4441_1222565161"/></text:h>
      <text:p text:style-name="P354">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729873273680">
          <table:table-cell table:style-name="Tabell3.A1" office:value-type="string">
            <text:p text:style-name="P98">Message ID</text:p>
          </table:table-cell>
          <table:table-cell table:style-name="Tabell3.B1" office:value-type="string">
            <text:p text:style-name="P142">1<text:span text:style-name="T15">C</text:span> E<text:span text:style-name="T15">C</text:span> "DA" "SA" </text:p>
          </table:table-cell>
        </table:table-row>
        <table:table-row table:style-name="TableLine1729873273408">
          <table:table-cell table:style-name="Tabell3.A2" office:value-type="string">
            <text:p text:style-name="P98">PGN</text:p>
          </table:table-cell>
          <table:table-cell table:style-name="Tabell3.B2" office:value-type="string">
            <text:p text:style-name="P142"><text:span text:style-name="T10">0x</text:span>00EC00 (60416) </text:p>
          </table:table-cell>
        </table:table-row>
        <table:table-row table:style-name="TableLine1729873282112">
          <table:table-cell table:style-name="Tabell3.A2" office:value-type="string">
            <text:p text:style-name="P98">Peer to Peer/Broadcast</text:p>
          </table:table-cell>
          <table:table-cell table:style-name="Tabell3.B2" office:value-type="string">
            <text:p text:style-name="P142">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0">Control byte</text:p>
          </table:table-cell>
        </table:table-row>
        <table:table-row table:style-name="Tabell3.5">
          <table:table-cell table:style-name="Tabell3.A2" office:value-type="string">
            <text:p text:style-name="P98">Byte 2</text:p>
          </table:table-cell>
          <table:table-cell table:style-name="Tabell3.B2" office:value-type="string">
            <text:p text:style-name="P143">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3">Total message size MSB</text:p>
          </table:table-cell>
        </table:table-row>
        <table:table-row table:style-name="Tabell3.8">
          <table:table-cell table:style-name="Tabell3.A2" office:value-type="string">
            <text:p text:style-name="P122">Byte 4</text:p>
          </table:table-cell>
          <table:table-cell table:style-name="Tabell3.B2" office:value-type="string">
            <text:p text:style-name="P143">Number of packages</text:p>
          </table:table-cell>
        </table:table-row>
        <table:table-row table:style-name="Tabell3.8">
          <table:table-cell table:style-name="Tabell3.A2" office:value-type="string">
            <text:p text:style-name="P122">Byte 5</text:p>
          </table:table-cell>
          <table:table-cell table:style-name="Tabell3.B2" office:value-type="string">
            <text:p text:style-name="P143">0xFF (Reserved)</text:p>
          </table:table-cell>
        </table:table-row>
        <table:table-row table:style-name="Tabell3.8">
          <table:table-cell table:style-name="Tabell3.A2" office:value-type="string">
            <text:p text:style-name="P122">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2">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2">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729873283472">
          <table:table-cell table:style-name="Tabell24.A1" office:value-type="string">
            <text:p text:style-name="P249">Field</text:p>
          </table:table-cell>
          <table:table-cell table:style-name="Tabell24.A1" office:value-type="string">
            <text:p text:style-name="P249">Max value</text:p>
          </table:table-cell>
          <table:table-cell table:style-name="Tabell24.A1" office:value-type="string">
            <text:p text:style-name="P249">Min value</text:p>
          </table:table-cell>
          <table:table-cell table:style-name="Tabell24.A1" office:value-type="string">
            <text:p text:style-name="P268">Explanation</text:p>
          </table:table-cell>
          <table:table-cell table:style-name="Tabell24.E1" office:value-type="string">
            <text:p text:style-name="P268">Enum</text:p>
          </table:table-cell>
        </table:table-row>
        <table:table-row table:style-name="TableLine1729873284016">
          <table:table-cell table:style-name="Tabell24.A2" office:value-type="string">
            <text:p text:style-name="P286">Control byte</text:p>
          </table:table-cell>
          <table:table-cell table:style-name="Tabell24.A2" office:value-type="string">
            <text:p text:style-name="P249">0x0</text:p>
          </table:table-cell>
          <table:table-cell table:style-name="Tabell24.A2" office:value-type="string">
            <text:p text:style-name="P286">0xFF</text:p>
          </table:table-cell>
          <table:table-cell table:style-name="Tabell24.A2" office:value-type="string">
            <text:p text:style-name="P374">Describes <text:span text:style-name="T87">how the data transfer should become</text:span></text:p>
          </table:table-cell>
          <table:table-cell table:style-name="Tabell24.E2" office:value-type="string">
            <text:p text:style-name="P374">Enum_Control_Byte.h</text:p>
          </table:table-cell>
        </table:table-row>
        <table:table-row table:style-name="TableLine1729873294624">
          <table:table-cell table:style-name="Tabell24.A2" office:value-type="string">
            <text:p text:style-name="P144">Total message size</text:p>
          </table:table-cell>
          <table:table-cell table:style-name="Tabell24.A2" office:value-type="string">
            <text:p text:style-name="P286">0x<text:span text:style-name="T87">9</text:span></text:p>
          </table:table-cell>
          <table:table-cell table:style-name="Tabell24.A2" office:value-type="string">
            <text:p text:style-name="P286">0x<text:span text:style-name="T87">6F9</text:span></text:p>
          </table:table-cell>
          <table:table-cell table:style-name="Tabell24.A2" office:value-type="string">
            <text:p text:style-name="P394">Total bytes we are going to transfer</text:p>
          </table:table-cell>
          <table:table-cell table:style-name="Tabell24.E2" office:value-type="string">
            <text:p text:style-name="P374"/>
          </table:table-cell>
        </table:table-row>
        <table:table-row table:style-name="TableLine1729873300608">
          <table:table-cell table:style-name="Tabell24.A2" office:value-type="string">
            <text:p text:style-name="P144">Number of packages</text:p>
          </table:table-cell>
          <table:table-cell table:style-name="Tabell24.A2" office:value-type="string">
            <text:p text:style-name="P286">0x<text:span text:style-name="T87">2</text:span></text:p>
          </table:table-cell>
          <table:table-cell table:style-name="Tabell24.A2" office:value-type="string">
            <text:p text:style-name="P286">0x<text:span text:style-name="T88">E0</text:span></text:p>
          </table:table-cell>
          <table:table-cell table:style-name="Tabell24.A2" office:value-type="string">
            <text:p text:style-name="P395">How many packages are we going to transfer</text:p>
          </table:table-cell>
          <table:table-cell table:style-name="Tabell24.E2" office:value-type="string">
            <text:p text:style-name="P374"/>
          </table:table-cell>
        </table:table-row>
        <table:table-row table:style-name="TableLine1729873284560">
          <table:table-cell table:style-name="Tabell24.A2" office:value-type="string">
            <text:p text:style-name="P117">PGN of the packeted <text:soft-page-break/>message</text:p>
          </table:table-cell>
          <table:table-cell table:style-name="Tabell24.A2" office:value-type="string">
            <text:p text:style-name="P296">0x0</text:p>
          </table:table-cell>
          <table:table-cell table:style-name="Tabell24.A2" office:value-type="string">
            <text:p text:style-name="P296">0xFFFFFF</text:p>
          </table:table-cell>
          <table:table-cell table:style-name="Tabell24.A2" office:value-type="string">
            <text:p text:style-name="P374">The <text:span text:style-name="T89">type of information we are </text:span><text:soft-page-break/><text:span text:style-name="T89">sending</text:span></text:p>
          </table:table-cell>
          <table:table-cell table:style-name="Tabell24.E2" office:value-type="string">
            <text:p text:style-name="P374">Enum_PGN.h</text:p>
          </table:table-cell>
        </table:table-row>
      </table:table>
      <text:list xml:id="list3534206771" text:style-name="L6">
        <text:list-header>
          <text:p text:style-name="P424"/>
        </text:list-header>
      </text:list>
      <text:p text:style-name="P145">Here is <text:span text:style-name="T17">two way to send a multi pack message</text:span><text:span text:style-name="T18">s</text:span><text:span text:style-name="T17">:</text:span></text:p>
      <text:p text:style-name="P145"/>
      <text:list xml:id="list2033360030" text:style-name="L7">
        <text:list-item>
          <text:p text:style-name="P427"><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28">RTS<text:span text:style-name="T137">(Ready To Send)</text:span>/CTS<text:span text:style-name="T137">(Clear To Send)</text:span> – <text:span text:style-name="T24">Wait for a response </text:span><text:span text:style-name="T21">(With an acknowledgement response at the end). </text:span><text:span text:style-name="T135">This is used when you send to a specific ECU destination address with a multiple package message.</text:span></text:p>
        </text:list-item>
      </text:list>
      <text:p text:style-name="P146"><draw:frame draw:style-name="fr3" draw:name="Ram3" text:anchor-type="char" svg:width="8.234cm" draw:z-index="3"><draw:text-box fo:min-height="8.297cm"><text:p text:style-name="P412"><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6"><draw:frame draw:style-name="fr2" draw:name="Ram4" text:anchor-type="char" svg:width="9.008cm" draw:z-index="5"><draw:text-box fo:min-height="10.239cm"><text:p text:style-name="P412"><draw:frame draw:style-name="fr4" draw:name="Bild4" text:anchor-type="paragraph" svg:width="9.507cm" style:rel-width="106%" svg:height="10.806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6" text:outline-level="2"><text:bookmark-start text:name="__RefHeading___Toc4443_1222565161"/>Transport Protocol <text:span text:style-name="T22">Data Transfer</text:span><text:bookmark-end text:name="__RefHeading___Toc4443_1222565161"/></text:h>
      <text:p text:style-name="P354">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729873300336">
          <table:table-cell table:style-name="Tabell4.A1" office:value-type="string">
            <text:p text:style-name="P99">Message ID</text:p>
          </table:table-cell>
          <table:table-cell table:style-name="Tabell4.B1" office:value-type="string">
            <text:p text:style-name="P147">1<text:span text:style-name="T15">C</text:span> E<text:span text:style-name="T25">B</text:span> "DA" "SA" </text:p>
          </table:table-cell>
        </table:table-row>
        <table:table-row table:style-name="TableLine1729873289456">
          <table:table-cell table:style-name="Tabell4.A2" office:value-type="string">
            <text:p text:style-name="P99">PGN</text:p>
          </table:table-cell>
          <table:table-cell table:style-name="Tabell4.B2" office:value-type="string">
            <text:p text:style-name="P147"><text:span text:style-name="T10">0x</text:span>00E<text:span text:style-name="T25">B</text:span>00 (60160) </text:p>
          </table:table-cell>
        </table:table-row>
        <table:table-row table:style-name="TableLine1729873301152">
          <table:table-cell table:style-name="Tabell4.A2" office:value-type="string">
            <text:p text:style-name="P99">Peer to Peer/Broadcast</text:p>
          </table:table-cell>
          <table:table-cell table:style-name="Tabell4.B2" office:value-type="string">
            <text:p text:style-name="P147">Peer to Peer</text:p>
          </table:table-cell>
        </table:table-row>
        <table:table-row table:style-name="Tabell4.4">
          <table:table-cell table:style-name="Tabell4.A2" office:value-type="string">
            <text:p text:style-name="P99">Message length</text:p>
          </table:table-cell>
          <table:table-cell table:style-name="Tabell4.B2" office:value-type="string">
            <text:p text:style-name="P99"><text:span text:style-name="T12">8</text:span> bytes</text:p>
          </table:table-cell>
        </table:table-row>
        <table:table-row table:style-name="Tabell4.5">
          <table:table-cell table:style-name="Tabell4.A2" office:value-type="string">
            <text:p text:style-name="P99">Multipacket</text:p>
          </table:table-cell>
          <table:table-cell table:style-name="Tabell4.B2" office:value-type="string">
            <text:p text:style-name="P99">No</text:p>
          </table:table-cell>
        </table:table-row>
        <table:table-row table:style-name="Tabell4.5">
          <table:table-cell table:style-name="Tabell4.A2" office:value-type="string">
            <text:p text:style-name="P99">Byte 1</text:p>
          </table:table-cell>
          <table:table-cell table:style-name="Tabell4.B2" office:value-type="string">
            <text:p text:style-name="P148">Sequence number</text:p>
          </table:table-cell>
        </table:table-row>
        <table:table-row table:style-name="Tabell4.5">
          <table:table-cell table:style-name="Tabell4.A2" office:value-type="string">
            <text:p text:style-name="P99">Byte 2</text:p>
          </table:table-cell>
          <table:table-cell table:style-name="Tabell4.B2" office:value-type="string">
            <text:p text:style-name="P148">Data 1</text:p>
          </table:table-cell>
        </table:table-row>
        <table:table-row table:style-name="Tabell4.8">
          <table:table-cell table:style-name="Tabell4.A2" office:value-type="string">
            <text:p text:style-name="P99">Byte 3</text:p>
          </table:table-cell>
          <table:table-cell table:style-name="Tabell4.B2" office:value-type="string">
            <text:p text:style-name="P148">Data 2</text:p>
          </table:table-cell>
        </table:table-row>
        <table:table-row table:style-name="Tabell4.8">
          <table:table-cell table:style-name="Tabell4.A2" office:value-type="string">
            <text:p text:style-name="P123">Byte 4</text:p>
          </table:table-cell>
          <table:table-cell table:style-name="Tabell4.B2" office:value-type="string">
            <text:p text:style-name="P148">Data 3</text:p>
          </table:table-cell>
        </table:table-row>
        <table:table-row table:style-name="Tabell4.8">
          <table:table-cell table:style-name="Tabell4.A2" office:value-type="string">
            <text:p text:style-name="P123">Byte 5</text:p>
          </table:table-cell>
          <table:table-cell table:style-name="Tabell4.B2" office:value-type="string">
            <text:p text:style-name="P148">Data 4</text:p>
          </table:table-cell>
        </table:table-row>
        <table:table-row table:style-name="Tabell4.8">
          <table:table-cell table:style-name="Tabell4.A2" office:value-type="string">
            <text:p text:style-name="P123">Byte 6</text:p>
          </table:table-cell>
          <table:table-cell table:style-name="Tabell4.B2" office:value-type="string">
            <text:p text:style-name="P148">Data 5</text:p>
          </table:table-cell>
        </table:table-row>
        <table:table-row table:style-name="Tabell4.8">
          <table:table-cell table:style-name="Tabell4.A2" office:value-type="string">
            <text:p text:style-name="P123">Byte 7</text:p>
          </table:table-cell>
          <table:table-cell table:style-name="Tabell4.B2" office:value-type="string">
            <text:p text:style-name="P148">Data 6</text:p>
          </table:table-cell>
        </table:table-row>
        <table:table-row table:style-name="Tabell4.8">
          <table:table-cell table:style-name="Tabell4.A2" office:value-type="string">
            <text:p text:style-name="P123">Byte 8</text:p>
          </table:table-cell>
          <table:table-cell table:style-name="Tabell4.B2" office:value-type="string">
            <text:p text:style-name="P148">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729873289184">
          <table:table-cell table:style-name="Tabell25.A1" office:value-type="string">
            <text:p text:style-name="P250">Field</text:p>
          </table:table-cell>
          <table:table-cell table:style-name="Tabell25.A1" office:value-type="string">
            <text:p text:style-name="P250">Max value</text:p>
          </table:table-cell>
          <table:table-cell table:style-name="Tabell25.A1" office:value-type="string">
            <text:p text:style-name="P250">Min value</text:p>
          </table:table-cell>
          <table:table-cell table:style-name="Tabell25.A1" office:value-type="string">
            <text:p text:style-name="P269">Explanation</text:p>
          </table:table-cell>
          <table:table-cell table:style-name="Tabell25.E1" office:value-type="string">
            <text:p text:style-name="P269">Enum</text:p>
          </table:table-cell>
        </table:table-row>
        <table:table-row table:style-name="TableLine1729873291904">
          <table:table-cell table:style-name="Tabell25.A2" office:value-type="string">
            <text:p text:style-name="P10">Sequence number</text:p>
          </table:table-cell>
          <table:table-cell table:style-name="Tabell25.A2" office:value-type="string">
            <text:p text:style-name="P250">0x0</text:p>
          </table:table-cell>
          <table:table-cell table:style-name="Tabell25.A2" office:value-type="string">
            <text:p text:style-name="P287">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5"/>
          </table:table-cell>
        </table:table-row>
        <table:table-row table:style-name="TableLine1729873292720">
          <table:table-cell table:style-name="Tabell25.A2" office:value-type="string">
            <text:p text:style-name="P297">Data 1 to Data 7</text:p>
          </table:table-cell>
          <table:table-cell table:style-name="Tabell25.A2" office:value-type="string">
            <text:p text:style-name="P287">0x<text:span text:style-name="T90">0</text:span></text:p>
          </table:table-cell>
          <table:table-cell table:style-name="Tabell25.A2" office:value-type="string">
            <text:p text:style-name="P287">0x<text:span text:style-name="T90">FF</text:span></text:p>
          </table:table-cell>
          <table:table-cell table:style-name="Tabell25.A2" office:value-type="string">
            <text:p text:style-name="P396">Your data bytes</text:p>
          </table:table-cell>
          <table:table-cell table:style-name="Tabell25.E2" office:value-type="string">
            <text:p text:style-name="P375"/>
          </table:table-cell>
        </table:table-row>
      </table:table>
      <text:list xml:id="list215958878" text:style-name="L8">
        <text:list-header>
          <text:p text:style-name="P425"/>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1729873287280">
          <table:table-cell table:style-name="Tabell5.A1" office:value-type="string">
            <text:p text:style-name="P100">Message ID</text:p>
          </table:table-cell>
          <table:table-cell table:style-name="Tabell5.B1" office:value-type="string">
            <text:p text:style-name="P152">1<text:span text:style-name="T28">8</text:span> E<text:span text:style-name="T27">E</text:span> <text:span text:style-name="T73">FF</text:span> "SA" </text:p>
          </table:table-cell>
        </table:table-row>
        <table:table-row table:style-name="TableLine1729873290816">
          <table:table-cell table:style-name="Tabell5.A2" office:value-type="string">
            <text:p text:style-name="P100">PGN</text:p>
          </table:table-cell>
          <table:table-cell table:style-name="Tabell5.B2" office:value-type="string">
            <text:p text:style-name="P153"><text:span text:style-name="T10">0x</text:span>00E<text:span text:style-name="T27">E</text:span>00 (60928) </text:p>
          </table:table-cell>
        </table:table-row>
        <table:table-row table:style-name="TableLine1729873297072">
          <table:table-cell table:style-name="Tabell5.A2" office:value-type="string">
            <text:p text:style-name="P100">Peer to Peer/Broadcast</text:p>
          </table:table-cell>
          <table:table-cell table:style-name="Tabell5.B2" office:value-type="string">
            <text:p text:style-name="P152"><text:span text:style-name="T73">Broadcast</text:span> </text:p>
          </table:table-cell>
        </table:table-row>
        <table:table-row table:style-name="Tabell5.4">
          <table:table-cell table:style-name="Tabell5.A2" office:value-type="string">
            <text:p text:style-name="P100">Message length</text:p>
          </table:table-cell>
          <table:table-cell table:style-name="Tabell5.B2" office:value-type="string">
            <text:p text:style-name="P100"><text:span text:style-name="T12">8</text:span> bytes</text:p>
          </table:table-cell>
        </table:table-row>
        <table:table-row table:style-name="Tabell5.5">
          <table:table-cell table:style-name="Tabell5.A2" office:value-type="string">
            <text:p text:style-name="P100">Multipacket</text:p>
          </table:table-cell>
          <table:table-cell table:style-name="Tabell5.B2" office:value-type="string">
            <text:p text:style-name="P100">No</text:p>
          </table:table-cell>
        </table:table-row>
        <table:table-row table:style-name="Tabell5.5">
          <table:table-cell table:style-name="Tabell5.A2" office:value-type="string">
            <text:p text:style-name="P100">Repetition rate </text:p>
          </table:table-cell>
          <table:table-cell table:style-name="Tabell5.B2" office:value-type="string">
            <text:p text:style-name="P100">Sent at power on, after a “Request” for “Address Claim” and after a “Commanded Address”</text:p>
          </table:table-cell>
        </table:table-row>
        <text:soft-page-break/>
        <table:table-row table:style-name="Tabell5.5">
          <table:table-cell table:style-name="Tabell5.A2" office:value-type="string">
            <text:p text:style-name="P100">Byte 1</text:p>
          </table:table-cell>
          <table:table-cell table:style-name="Tabell5.B2" office:value-type="string">
            <text:p text:style-name="P154">Identity number LSB</text:p>
          </table:table-cell>
        </table:table-row>
        <table:table-row table:style-name="Tabell5.5">
          <table:table-cell table:style-name="Tabell5.A2" office:value-type="string">
            <text:p text:style-name="P100">Byte 2</text:p>
          </table:table-cell>
          <table:table-cell table:style-name="Tabell5.B2" office:value-type="string">
            <text:p text:style-name="P154">Identity number</text:p>
          </table:table-cell>
        </table:table-row>
        <table:table-row table:style-name="Tabell5.9">
          <table:table-cell table:style-name="Tabell5.A2" office:value-type="string">
            <text:p text:style-name="P100">Byte 3</text:p>
          </table:table-cell>
          <table:table-cell table:style-name="Tabell5.B2" office:value-type="string">
            <text:p text:style-name="P154">Manufacturer code LSB [8..6], Identity number MSB [5..1]</text:p>
          </table:table-cell>
        </table:table-row>
        <table:table-row table:style-name="Tabell5.9">
          <table:table-cell table:style-name="Tabell5.A2" office:value-type="string">
            <text:p text:style-name="P124">Byte 4</text:p>
          </table:table-cell>
          <table:table-cell table:style-name="Tabell5.B2" office:value-type="string">
            <text:p text:style-name="P154">Manufacturer code MSB</text:p>
          </table:table-cell>
        </table:table-row>
        <table:table-row table:style-name="Tabell5.9">
          <table:table-cell table:style-name="Tabell5.A2" office:value-type="string">
            <text:p text:style-name="P124">Byte 5</text:p>
          </table:table-cell>
          <table:table-cell table:style-name="Tabell5.B2" office:value-type="string">
            <text:p text:style-name="P154">Function instance [8..4], ECU Instance [3..1]</text:p>
          </table:table-cell>
        </table:table-row>
        <table:table-row table:style-name="Tabell5.9">
          <table:table-cell table:style-name="Tabell5.A2" office:value-type="string">
            <text:p text:style-name="P124">Byte 6</text:p>
          </table:table-cell>
          <table:table-cell table:style-name="Tabell5.B2" office:value-type="string">
            <text:p text:style-name="P154">Function</text:p>
          </table:table-cell>
        </table:table-row>
        <table:table-row table:style-name="Tabell5.9">
          <table:table-cell table:style-name="Tabell5.A2" office:value-type="string">
            <text:p text:style-name="P124">Byte 7</text:p>
          </table:table-cell>
          <table:table-cell table:style-name="Tabell5.B2" office:value-type="string">
            <text:p text:style-name="P154">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4">Byte 8</text:p>
          </table:table-cell>
          <table:table-cell table:style-name="Tabell5.B2" office:value-type="string">
            <text:p text:style-name="P14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P412"><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729873298704">
          <table:table-cell table:style-name="Tabell26.A1" office:value-type="string">
            <text:p text:style-name="P251">Field</text:p>
          </table:table-cell>
          <table:table-cell table:style-name="Tabell26.A1" office:value-type="string">
            <text:p text:style-name="P251">Max value</text:p>
          </table:table-cell>
          <table:table-cell table:style-name="Tabell26.A1" office:value-type="string">
            <text:p text:style-name="P251">Min value</text:p>
          </table:table-cell>
          <table:table-cell table:style-name="Tabell26.A1" office:value-type="string">
            <text:p text:style-name="P270">Explanation</text:p>
          </table:table-cell>
          <table:table-cell table:style-name="Tabell26.E1" office:value-type="string">
            <text:p text:style-name="P270">Enum</text:p>
          </table:table-cell>
        </table:table-row>
        <table:table-row table:style-name="TableLine1729873303872">
          <table:table-cell table:style-name="Tabell26.A2" office:value-type="string">
            <text:p text:style-name="P26">Identity number</text:p>
          </table:table-cell>
          <table:table-cell table:style-name="Tabell26.A2" office:value-type="string">
            <text:p text:style-name="P298">0x0</text:p>
          </table:table-cell>
          <table:table-cell table:style-name="Tabell26.A2" office:value-type="string">
            <text:p text:style-name="P298">0x1FFFFF</text:p>
          </table:table-cell>
          <table:table-cell table:style-name="Tabell26.A2" office:value-type="string">
            <text:p text:style-name="P56">ECU identity number</text:p>
          </table:table-cell>
          <table:table-cell table:style-name="Tabell26.E2" office:value-type="string">
            <text:p text:style-name="P376"/>
          </table:table-cell>
        </table:table-row>
        <table:table-row table:style-name="TableLine1729873304416">
          <table:table-cell table:style-name="Tabell26.A2" office:value-type="string">
            <text:p text:style-name="P26">Manufacturer code</text:p>
          </table:table-cell>
          <table:table-cell table:style-name="Tabell26.A2" office:value-type="string">
            <text:p text:style-name="P298">0x0</text:p>
          </table:table-cell>
          <table:table-cell table:style-name="Tabell26.A2" office:value-type="string">
            <text:p text:style-name="P298">0x7FF</text:p>
          </table:table-cell>
          <table:table-cell table:style-name="Tabell26.A2" office:value-type="string">
            <text:p text:style-name="P397">ECU manufacturer code</text:p>
          </table:table-cell>
          <table:table-cell table:style-name="Tabell26.E2" office:value-type="string">
            <text:p text:style-name="P376"/>
          </table:table-cell>
        </table:table-row>
        <table:table-row table:style-name="TableLine1729873314752">
          <table:table-cell table:style-name="Tabell26.A2" office:value-type="string">
            <text:p text:style-name="P26">Function instance</text:p>
          </table:table-cell>
          <table:table-cell table:style-name="Tabell26.A2" office:value-type="string">
            <text:p text:style-name="P298">0x0</text:p>
          </table:table-cell>
          <table:table-cell table:style-name="Tabell26.A2" office:value-type="string">
            <text:p text:style-name="P298">0x1F</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1729873313392">
          <table:table-cell table:style-name="Tabell26.A2" office:value-type="string">
            <text:p text:style-name="P27">ECU <text:soft-page-break/>instance</text:p>
          </table:table-cell>
          <table:table-cell table:style-name="Tabell26.A2" office:value-type="string">
            <text:p text:style-name="P298">0x0</text:p>
          </table:table-cell>
          <table:table-cell table:style-name="Tabell26.A2" office:value-type="string">
            <text:p text:style-name="P298">0x7</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1729873308768">
          <table:table-cell table:style-name="Tabell26.A2" office:value-type="string">
            <text:p text:style-name="P298">Function</text:p>
          </table:table-cell>
          <table:table-cell table:style-name="Tabell26.A2" office:value-type="string">
            <text:p text:style-name="P298">0x0</text:p>
          </table:table-cell>
          <table:table-cell table:style-name="Tabell26.A2" office:value-type="string">
            <text:p text:style-name="P298">0xFF</text:p>
          </table:table-cell>
          <table:table-cell table:style-name="Tabell26.A2" office:value-type="string">
            <text:p text:style-name="P398">ECU functionality</text:p>
          </table:table-cell>
          <table:table-cell table:style-name="Tabell26.E2" office:value-type="string">
            <text:p text:style-name="P376">Enum_NAME.h</text:p>
          </table:table-cell>
        </table:table-row>
        <table:table-row table:style-name="TableLine1729873301696">
          <table:table-cell table:style-name="Tabell26.A2" office:value-type="string">
            <text:p text:style-name="P28">Vehicle system</text:p>
          </table:table-cell>
          <table:table-cell table:style-name="Tabell26.A2" office:value-type="string">
            <text:p text:style-name="P302">0x0</text:p>
          </table:table-cell>
          <table:table-cell table:style-name="Tabell26.A2" office:value-type="string">
            <text:p text:style-name="P302">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6"/>
          </table:table-cell>
        </table:table-row>
        <table:table-row table:style-name="TableLine1729873306864">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2">0x0</text:p>
          </table:table-cell>
          <table:table-cell table:style-name="Tabell26.A2" office:value-type="string">
            <text:p text:style-name="P302">0x1</text:p>
          </table:table-cell>
          <table:table-cell table:style-name="Tabell26.A2" office:value-type="string">
            <text:p text:style-name="P398">If the ECU have right to change address if the address conflicts with another ECU</text:p>
          </table:table-cell>
          <table:table-cell table:style-name="Tabell26.E2" office:value-type="string">
            <text:p text:style-name="P381">Enum_NAME.h</text:p>
          </table:table-cell>
        </table:table-row>
        <table:table-row table:style-name="TableLine1729873309856">
          <table:table-cell table:style-name="Tabell26.A2" office:value-type="string">
            <text:p text:style-name="P29">Industry group</text:p>
          </table:table-cell>
          <table:table-cell table:style-name="Tabell26.A2" office:value-type="string">
            <text:p text:style-name="P302">0x0</text:p>
          </table:table-cell>
          <table:table-cell table:style-name="Tabell26.A2" office:value-type="string">
            <text:p text:style-name="P302">0x7</text:p>
          </table:table-cell>
          <table:table-cell table:style-name="Tabell26.A2" office:value-type="string">
            <text:p text:style-name="P398">Where in the industry the ECU is located</text:p>
          </table:table-cell>
          <table:table-cell table:style-name="Tabell26.E2" office:value-type="string">
            <text:p text:style-name="P377">Enum_NAME.h</text:p>
          </table:table-cell>
        </table:table-row>
        <table:table-row table:style-name="TableLine1729873307136">
          <table:table-cell table:style-name="Tabell26.A2" office:value-type="string">
            <text:p text:style-name="P29">Vehicle system instance</text:p>
          </table:table-cell>
          <table:table-cell table:style-name="Tabell26.A2" office:value-type="string">
            <text:p text:style-name="P302">0x0</text:p>
          </table:table-cell>
          <table:table-cell table:style-name="Tabell26.A2" office:value-type="string">
            <text:p text:style-name="P302">0xF</text:p>
          </table:table-cell>
          <table:table-cell table:style-name="Tabell26.A2" office:value-type="string">
            <text:p text:style-name="P398">The vehicle system code</text:p>
          </table:table-cell>
          <table:table-cell table:style-name="Tabell26.E2" office:value-type="string">
            <text:p text:style-name="P377"/>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1729873316384">
          <table:table-cell table:style-name="Tabell6.A1" office:value-type="string">
            <text:p text:style-name="P101">Message ID</text:p>
          </table:table-cell>
          <table:table-cell table:style-name="Tabell6.B1" office:value-type="string">
            <text:p text:style-name="P159">1<text:span text:style-name="T28">8</text:span> E<text:span text:style-name="T27">E</text:span> <text:span text:style-name="T73">FF</text:span> <text:span text:style-name="T74">FE</text:span> </text:p>
          </table:table-cell>
        </table:table-row>
        <table:table-row table:style-name="TableLine1729873315296">
          <table:table-cell table:style-name="Tabell6.A2" office:value-type="string">
            <text:p text:style-name="P101">PGN</text:p>
          </table:table-cell>
          <table:table-cell table:style-name="Tabell6.B2" office:value-type="string">
            <text:p text:style-name="P159"><text:span text:style-name="T10">0x</text:span>00E<text:span text:style-name="T27">E</text:span>00 (60928) </text:p>
          </table:table-cell>
        </table:table-row>
        <table:table-row table:style-name="TableLine1729873313120">
          <table:table-cell table:style-name="Tabell6.A2" office:value-type="string">
            <text:p text:style-name="P101">Peer to Peer/Broadcast</text:p>
          </table:table-cell>
          <table:table-cell table:style-name="Tabell6.B2" office:value-type="string">
            <text:p text:style-name="P159"><text:span text:style-name="T73">Broadcast</text:span> </text:p>
          </table:table-cell>
        </table:table-row>
        <table:table-row table:style-name="Tabell6.4">
          <table:table-cell table:style-name="Tabell6.A2" office:value-type="string">
            <text:p text:style-name="P101">Message length</text:p>
          </table:table-cell>
          <table:table-cell table:style-name="Tabell6.B2" office:value-type="string">
            <text:p text:style-name="P101"><text:span text:style-name="T12">8</text:span> bytes</text:p>
          </table:table-cell>
        </table:table-row>
        <table:table-row table:style-name="Tabell6.5">
          <table:table-cell table:style-name="Tabell6.A2" office:value-type="string">
            <text:p text:style-name="P101">Multipacket</text:p>
          </table:table-cell>
          <table:table-cell table:style-name="Tabell6.B2" office:value-type="string">
            <text:p text:style-name="P101">No</text:p>
          </table:table-cell>
        </table:table-row>
        <table:table-row table:style-name="Tabell6.5">
          <table:table-cell table:style-name="Tabell6.A2" office:value-type="string">
            <text:p text:style-name="P101">Repetition rate </text:p>
          </table:table-cell>
          <table:table-cell table:style-name="Tabell6.B2" office:value-type="string">
            <text:p text:style-name="P306">Sent if ECU address conflicts with other addresses</text:p>
          </table:table-cell>
        </table:table-row>
        <table:table-row table:style-name="Tabell6.5">
          <table:table-cell table:style-name="Tabell6.A2" office:value-type="string">
            <text:p text:style-name="P101">Byte 1</text:p>
          </table:table-cell>
          <table:table-cell table:style-name="Tabell6.B2" office:value-type="string">
            <text:p text:style-name="P155">Identity number LSB</text:p>
          </table:table-cell>
        </table:table-row>
        <table:table-row table:style-name="Tabell6.5">
          <table:table-cell table:style-name="Tabell6.A2" office:value-type="string">
            <text:p text:style-name="P101">Byte 2</text:p>
          </table:table-cell>
          <table:table-cell table:style-name="Tabell6.B2" office:value-type="string">
            <text:p text:style-name="P155">Identity number</text:p>
          </table:table-cell>
        </table:table-row>
        <table:table-row table:style-name="Tabell6.9">
          <table:table-cell table:style-name="Tabell6.A2" office:value-type="string">
            <text:p text:style-name="P101">Byte 3</text:p>
          </table:table-cell>
          <table:table-cell table:style-name="Tabell6.B2" office:value-type="string">
            <text:p text:style-name="P155">Manufacturer code LSB [8..6], Identity number MSB [5..1]</text:p>
          </table:table-cell>
        </table:table-row>
        <table:table-row table:style-name="Tabell6.9">
          <table:table-cell table:style-name="Tabell6.A2" office:value-type="string">
            <text:p text:style-name="P125">Byte 4</text:p>
          </table:table-cell>
          <table:table-cell table:style-name="Tabell6.B2" office:value-type="string">
            <text:p text:style-name="P155">Manufacturer code MSB</text:p>
          </table:table-cell>
        </table:table-row>
        <table:table-row table:style-name="Tabell6.9">
          <table:table-cell table:style-name="Tabell6.A2" office:value-type="string">
            <text:p text:style-name="P125">Byte 5</text:p>
          </table:table-cell>
          <table:table-cell table:style-name="Tabell6.B2" office:value-type="string">
            <text:p text:style-name="P155">Function instance [8..4], ECU Instance [3..1]</text:p>
          </table:table-cell>
        </table:table-row>
        <table:table-row table:style-name="Tabell6.9">
          <table:table-cell table:style-name="Tabell6.A2" office:value-type="string">
            <text:p text:style-name="P125">Byte 6</text:p>
          </table:table-cell>
          <table:table-cell table:style-name="Tabell6.B2" office:value-type="string">
            <text:p text:style-name="P155">Function</text:p>
          </table:table-cell>
        </table:table-row>
        <table:table-row table:style-name="Tabell6.9">
          <table:table-cell table:style-name="Tabell6.A2" office:value-type="string">
            <text:p text:style-name="P125">Byte 7</text:p>
          </table:table-cell>
          <table:table-cell table:style-name="Tabell6.B2" office:value-type="string">
            <text:p text:style-name="P155">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5">Byte 8</text:p>
          </table:table-cell>
          <table:table-cell table:style-name="Tabell6.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5">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729873304144">
          <table:table-cell table:style-name="Tabell7.A1" office:value-type="string">
            <text:p text:style-name="P102">PGN</text:p>
          </table:table-cell>
          <table:table-cell table:style-name="Tabell7.B1" office:value-type="string">
            <text:p text:style-name="P160"><text:span text:style-name="T10">0x</text:span>00<text:span text:style-name="T36">FED8</text:span> (65240) </text:p>
          </table:table-cell>
        </table:table-row>
        <table:table-row table:style-name="TableLine1729873310400">
          <table:table-cell table:style-name="Tabell7.A2" office:value-type="string">
            <text:p text:style-name="P102">Peer to Peer/Broadcast</text:p>
          </table:table-cell>
          <table:table-cell table:style-name="Tabell7.B2" office:value-type="string">
            <text:p text:style-name="P160">Peer to Peer</text:p>
          </table:table-cell>
        </table:table-row>
        <table:table-row table:style-name="Tabell7.3">
          <table:table-cell table:style-name="Tabell7.A2" office:value-type="string">
            <text:p text:style-name="P102">Message length</text:p>
          </table:table-cell>
          <table:table-cell table:style-name="Tabell7.B2" office:value-type="string">
            <text:p text:style-name="P102"><text:span text:style-name="T12">8</text:span> bytes</text:p>
          </table:table-cell>
        </table:table-row>
        <table:table-row table:style-name="Tabell7.4">
          <table:table-cell table:style-name="Tabell7.A2" office:value-type="string">
            <text:p text:style-name="P102">Multipacket</text:p>
          </table:table-cell>
          <table:table-cell table:style-name="Tabell7.B2" office:value-type="string">
            <text:p text:style-name="P161">Y<text:span text:style-name="T38">es.</text:span> Use Transport Protocol Connection Management → Transport Protocol Data Transfer</text:p>
          </table:table-cell>
        </table:table-row>
        <table:table-row table:style-name="Tabell7.4">
          <table:table-cell table:style-name="Tabell7.A2" office:value-type="string">
            <text:p text:style-name="P102">Byte 1</text:p>
          </table:table-cell>
          <table:table-cell table:style-name="Tabell7.B2" office:value-type="string">
            <text:p text:style-name="P156">Identity number LSB</text:p>
          </table:table-cell>
        </table:table-row>
        <table:table-row table:style-name="Tabell7.4">
          <table:table-cell table:style-name="Tabell7.A2" office:value-type="string">
            <text:p text:style-name="P102">Byte 2</text:p>
          </table:table-cell>
          <table:table-cell table:style-name="Tabell7.B2" office:value-type="string">
            <text:p text:style-name="P156">Identity number</text:p>
          </table:table-cell>
        </table:table-row>
        <table:table-row table:style-name="Tabell7.7">
          <table:table-cell table:style-name="Tabell7.A2" office:value-type="string">
            <text:p text:style-name="P102">Byte 3</text:p>
          </table:table-cell>
          <table:table-cell table:style-name="Tabell7.B2" office:value-type="string">
            <text:p text:style-name="P156">Manufacturer code LSB [8..6], Identity number MSB [5..1]</text:p>
          </table:table-cell>
        </table:table-row>
        <table:table-row table:style-name="Tabell7.7">
          <table:table-cell table:style-name="Tabell7.A2" office:value-type="string">
            <text:p text:style-name="P126">Byte 4</text:p>
          </table:table-cell>
          <table:table-cell table:style-name="Tabell7.B2" office:value-type="string">
            <text:p text:style-name="P156">Manufacturer code MSB</text:p>
          </table:table-cell>
        </table:table-row>
        <table:table-row table:style-name="Tabell7.7">
          <table:table-cell table:style-name="Tabell7.A2" office:value-type="string">
            <text:p text:style-name="P126">Byte 5</text:p>
          </table:table-cell>
          <table:table-cell table:style-name="Tabell7.B2" office:value-type="string">
            <text:p text:style-name="P156">Function instance [8..4], ECU Instance [3..1]</text:p>
          </table:table-cell>
        </table:table-row>
        <table:table-row table:style-name="Tabell7.7">
          <table:table-cell table:style-name="Tabell7.A2" office:value-type="string">
            <text:p text:style-name="P126">Byte 6</text:p>
          </table:table-cell>
          <table:table-cell table:style-name="Tabell7.B2" office:value-type="string">
            <text:p text:style-name="P156">Function</text:p>
          </table:table-cell>
        </table:table-row>
        <table:table-row table:style-name="Tabell7.7">
          <table:table-cell table:style-name="Tabell7.A2" office:value-type="string">
            <text:p text:style-name="P126">Byte 7</text:p>
          </table:table-cell>
          <table:table-cell table:style-name="Tabell7.B2" office:value-type="string">
            <text:p text:style-name="P156">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6">Byte 8</text:p>
          </table:table-cell>
          <table:table-cell table:style-name="Tabell7.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1">Byte 9</text:p>
          </table:table-cell>
          <table:table-cell table:style-name="Tabell7.B2" office:value-type="string">
            <text:p text:style-name="P161">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729873316112">
          <table:table-cell table:style-name="Tabell27.A1" office:value-type="string">
            <text:p text:style-name="P252">Field</text:p>
          </table:table-cell>
          <table:table-cell table:style-name="Tabell27.A1" office:value-type="string">
            <text:p text:style-name="P252">Max value</text:p>
          </table:table-cell>
          <table:table-cell table:style-name="Tabell27.A1" office:value-type="string">
            <text:p text:style-name="P252">Min value</text:p>
          </table:table-cell>
          <table:table-cell table:style-name="Tabell27.A1" office:value-type="string">
            <text:p text:style-name="P271">Explanation</text:p>
          </table:table-cell>
          <table:table-cell table:style-name="Tabell27.E1" office:value-type="string">
            <text:p text:style-name="P271">Enum</text:p>
          </table:table-cell>
        </table:table-row>
        <table:table-row table:style-name="TableLine1729873302784">
          <table:table-cell table:style-name="Tabell27.A2" office:value-type="string">
            <text:p text:style-name="P58">New ECU address</text:p>
          </table:table-cell>
          <table:table-cell table:style-name="Tabell27.A2" office:value-type="string">
            <text:p text:style-name="P252">0x0</text:p>
          </table:table-cell>
          <table:table-cell table:style-name="Tabell27.A2" office:value-type="string">
            <text:p text:style-name="P288">0x<text:span text:style-name="T94">FD</text:span></text:p>
          </table:table-cell>
          <table:table-cell table:style-name="Tabell27.A2" office:value-type="string">
            <text:p text:style-name="P58">New address of the ECU</text:p>
          </table:table-cell>
          <table:table-cell table:style-name="Tabell27.E2" office:value-type="string">
            <text:p text:style-name="P378"/>
          </table:table-cell>
        </table:table-row>
      </table:table>
      <text:p text:style-name="P30"/>
      <text:h text:style-name="P414" text:outline-level="2"><text:bookmark-start text:name="__RefHeading___Toc4730_1895525216"/>Delete Address<text:bookmark-end text:name="__RefHeading___Toc4730_1895525216"/></text:h>
      <text:p text:style-name="P406">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1729873317200">
          <table:table-cell table:style-name="Tabell40.A1" office:value-type="string">
            <text:p text:style-name="P119">Message ID</text:p>
          </table:table-cell>
          <table:table-cell table:style-name="Tabell40.B1" office:value-type="string">
            <text:p text:style-name="P342"><text:span text:style-name="T133">00</text:span> <text:span text:style-name="T133">02</text:span> "DA" "SA"</text:p>
          </table:table-cell>
        </table:table-row>
        <table:table-row table:style-name="TableLine1729873325360">
          <table:table-cell table:style-name="Tabell40.A2" office:value-type="string">
            <text:p text:style-name="P118">PGN</text:p>
          </table:table-cell>
          <table:table-cell table:style-name="Tabell40.B2" office:value-type="string">
            <text:p text:style-name="P338"><text:span text:style-name="T10">0x</text:span>00<text:span text:style-name="T133">0002</text:span> (<text:span text:style-name="T133">2</text:span>) </text:p>
          </table:table-cell>
        </table:table-row>
        <table:table-row table:style-name="TableLine1729873321008">
          <table:table-cell table:style-name="Tabell40.A2" office:value-type="string">
            <text:p text:style-name="P118">Peer to Peer/Broadcast</text:p>
          </table:table-cell>
          <table:table-cell table:style-name="Tabell40.B2" office:value-type="string">
            <text:p text:style-name="P341">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8">Message length</text:p>
          </table:table-cell>
          <table:table-cell table:style-name="Tabell40.B2" office:value-type="string">
            <text:p text:style-name="P118"><text:span text:style-name="T12">8</text:span> bytes</text:p>
          </table:table-cell>
        </table:table-row>
        <table:table-row table:style-name="Tabell40.5">
          <table:table-cell table:style-name="Tabell40.A2" office:value-type="string">
            <text:p text:style-name="P118">Multipacket</text:p>
          </table:table-cell>
          <table:table-cell table:style-name="Tabell40.B2" office:value-type="string">
            <text:p text:style-name="P340">No</text:p>
          </table:table-cell>
        </table:table-row>
        <text:soft-page-break/>
        <table:table-row table:style-name="Tabell40.5">
          <table:table-cell table:style-name="Tabell40.A2" office:value-type="string">
            <text:p text:style-name="P118">Byte 1</text:p>
          </table:table-cell>
          <table:table-cell table:style-name="Tabell40.B2" office:value-type="string">
            <text:p text:style-name="P339">Old ECU address</text:p>
          </table:table-cell>
        </table:table-row>
        <table:table-row table:style-name="Tabell40.5">
          <table:table-cell table:style-name="Tabell40.A2" office:value-type="string">
            <text:p text:style-name="P118">Byte 2</text:p>
          </table:table-cell>
          <table:table-cell table:style-name="Tabell40.B2" office:value-type="string">
            <text:p text:style-name="P339">0xFF (Reserved) </text:p>
          </table:table-cell>
        </table:table-row>
        <table:table-row table:style-name="Tabell40.8">
          <table:table-cell table:style-name="Tabell40.A2" office:value-type="string">
            <text:p text:style-name="P118">Byte 3</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4</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5</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6</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7</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8</text:p>
          </table:table-cell>
          <table:table-cell table:style-name="Tabell40.B2" office:value-type="string">
            <text:p text:style-name="P339">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1729873325632">
          <table:table-cell table:style-name="Tabell41.A1" office:value-type="string">
            <text:p text:style-name="P265">Field</text:p>
          </table:table-cell>
          <table:table-cell table:style-name="Tabell41.A1" office:value-type="string">
            <text:p text:style-name="P265">Max value</text:p>
          </table:table-cell>
          <table:table-cell table:style-name="Tabell41.A1" office:value-type="string">
            <text:p text:style-name="P265">Min value</text:p>
          </table:table-cell>
          <table:table-cell table:style-name="Tabell41.A1" office:value-type="string">
            <text:p text:style-name="P284">Explanation</text:p>
          </table:table-cell>
          <table:table-cell table:style-name="Tabell41.E1" office:value-type="string">
            <text:p text:style-name="P284">Enum</text:p>
          </table:table-cell>
        </table:table-row>
        <table:table-row table:style-name="TableLine1729873319648">
          <table:table-cell table:style-name="Tabell41.A2" office:value-type="string">
            <text:p text:style-name="P343">Old ECU address</text:p>
          </table:table-cell>
          <table:table-cell table:style-name="Tabell41.A2" office:value-type="string">
            <text:p text:style-name="P300">0x<text:span text:style-name="T95">0</text:span></text:p>
          </table:table-cell>
          <table:table-cell table:style-name="Tabell41.A2" office:value-type="string">
            <text:p text:style-name="P300">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2"/>
          </table:table-cell>
        </table:table-row>
      </table:table>
      <text:h text:style-name="P415" text:outline-level="2"><text:bookmark-start text:name="__RefHeading___Toc4451_1222565161"/>DM1<text:bookmark-end text:name="__RefHeading___Toc4451_1222565161"/></text:h>
      <text:p text:style-name="P356">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729873327808">
          <table:table-cell table:style-name="Tabell8.A1" office:value-type="string">
            <text:p text:style-name="P103">Message ID</text:p>
          </table:table-cell>
          <table:table-cell table:style-name="Tabell8.B1" office:value-type="string">
            <text:p text:style-name="P162">1<text:span text:style-name="T28">8</text:span> <text:span text:style-name="T39">F</text:span><text:span text:style-name="T27">E</text:span> <text:span text:style-name="T39">CA</text:span> "SA" </text:p>
          </table:table-cell>
        </table:table-row>
        <table:table-row table:style-name="TableLine1729887058560">
          <table:table-cell table:style-name="Tabell8.A2" office:value-type="string">
            <text:p text:style-name="P103">PGN</text:p>
          </table:table-cell>
          <table:table-cell table:style-name="Tabell8.B2" office:value-type="string">
            <text:p text:style-name="P168"><text:span text:style-name="T10">0x</text:span>00<text:span text:style-name="T40">FECA</text:span> (65226) </text:p>
          </table:table-cell>
        </table:table-row>
        <table:table-row table:style-name="TableLine1729887055568">
          <table:table-cell table:style-name="Tabell8.A2" office:value-type="string">
            <text:p text:style-name="P103">Peer to Peer/Broadcast</text:p>
          </table:table-cell>
          <table:table-cell table:style-name="Tabell8.B2" office:value-type="string">
            <text:p text:style-name="P163">Broadcast</text:p>
          </table:table-cell>
        </table:table-row>
        <table:table-row table:style-name="Tabell8.4">
          <table:table-cell table:style-name="Tabell8.A2" office:value-type="string">
            <text:p text:style-name="P103">Message length</text:p>
          </table:table-cell>
          <table:table-cell table:style-name="Tabell8.B2" office:value-type="string">
            <text:p text:style-name="P103"><text:span text:style-name="T12">8</text:span> bytes</text:p>
          </table:table-cell>
        </table:table-row>
        <table:table-row table:style-name="Tabell8.5">
          <table:table-cell table:style-name="Tabell8.A2" office:value-type="string">
            <text:p text:style-name="P103">Multipacket</text:p>
          </table:table-cell>
          <table:table-cell table:style-name="Tabell8.B2" office:value-type="string">
            <text:p text:style-name="P103">No: <text:span text:style-name="T41">Normal </text:span><text:span text:style-name="T42">transfer</text:span></text:p>
            <text:p text:style-name="P169">Yes: <text:span text:style-name="T36">Use Transport Protocol Connection Management → Transport Protocol Data Transfer</text:span></text:p>
          </table:table-cell>
        </table:table-row>
        <table:table-row table:style-name="Tabell8.5">
          <table:table-cell table:style-name="Tabell8.A2" office:value-type="string">
            <text:p text:style-name="P103">Repetition rate </text:p>
          </table:table-cell>
          <table:table-cell table:style-name="Tabell8.B2" office:value-type="string">
            <text:list xml:id="list17873738" text:style-name="L9">
              <text:list-item>
                <text:p text:style-name="P429">On request from other ECU</text:p>
              </text:list-item>
              <text:list-item>
                <text:p text:style-name="P430">When an error becomes active</text:p>
              </text:list-item>
            </text:list>
          </table:table-cell>
        </table:table-row>
        <table:table-row table:style-name="Tabell8.5">
          <table:table-cell table:style-name="Tabell8.A2" office:value-type="string">
            <text:p text:style-name="P103">Byte 1</text:p>
          </table:table-cell>
          <table:table-cell table:style-name="Tabell8.B2" office:value-type="string">
            <text:p text:style-name="P175">SAE Lamp status malfunction indicator [8..7],</text:p>
            <text:p text:style-name="P175">SAE Lamp status red stop [6..5],</text:p>
            <text:p text:style-name="P175">SAE Lamp status amber warning [4..3],</text:p>
            <text:p text:style-name="P175">SAE lamp status protect lamp [2..1]</text:p>
          </table:table-cell>
        </table:table-row>
        <table:table-row table:style-name="Tabell8.5">
          <table:table-cell table:style-name="Tabell8.A2" office:value-type="string">
            <text:p text:style-name="P103">Byte 2</text:p>
          </table:table-cell>
          <table:table-cell table:style-name="Tabell8.B2" office:value-type="string">
            <text:p text:style-name="P175">SAE Flash lamp malfunction indicator [8..7],</text:p>
            <text:p text:style-name="P175">SAE Flash lamp red stop [6..5],</text:p>
            <text:p text:style-name="P175">SAE Flash lamp amber warning [4..3],</text:p>
            <text:p text:style-name="P175">SAE Flash lamp protect lamp [2..1]</text:p>
          </table:table-cell>
        </table:table-row>
        <table:table-row table:style-name="Tabell8.9">
          <table:table-cell table:style-name="Tabell8.A2" office:value-type="string">
            <text:p text:style-name="P103">Byte 3</text:p>
          </table:table-cell>
          <table:table-cell table:style-name="Tabell8.B2" office:value-type="string">
            <text:p text:style-name="P179">SPN LSB</text:p>
          </table:table-cell>
        </table:table-row>
        <table:table-row table:style-name="Tabell8.9">
          <table:table-cell table:style-name="Tabell8.A2" office:value-type="string">
            <text:p text:style-name="P127">Byte 4</text:p>
          </table:table-cell>
          <table:table-cell table:style-name="Tabell8.B2" office:value-type="string">
            <text:p text:style-name="P179">SPN </text:p>
          </table:table-cell>
        </table:table-row>
        <text:soft-page-break/>
        <table:table-row table:style-name="Tabell8.9">
          <table:table-cell table:style-name="Tabell8.A2" office:value-type="string">
            <text:p text:style-name="P127">Byte 5</text:p>
          </table:table-cell>
          <table:table-cell table:style-name="Tabell8.B2" office:value-type="string">
            <text:p text:style-name="P179">SPN MSB [8..6], FMI [5..1]</text:p>
          </table:table-cell>
        </table:table-row>
        <table:table-row table:style-name="Tabell8.9">
          <table:table-cell table:style-name="Tabell8.A2" office:value-type="string">
            <text:p text:style-name="P127">Byte 6</text:p>
          </table:table-cell>
          <table:table-cell table:style-name="Tabell8.B2" office:value-type="string">
            <text:p text:style-name="P157"><text:span text:style-name="T44">SPN conversion method [8], </text:span>Occurrence count<text:span text:style-name="T44">[7..1]</text:span></text:p>
          </table:table-cell>
        </table:table-row>
        <table:table-row table:style-name="Tabell8.9">
          <table:table-cell table:style-name="Tabell8.A2" office:value-type="string">
            <text:p text:style-name="P127">Byte 7</text:p>
          </table:table-cell>
          <table:table-cell table:style-name="Tabell8.B2" office:value-type="string">
            <text:p text:style-name="P179">0xFF (Reserved)</text:p>
          </table:table-cell>
        </table:table-row>
        <table:table-row table:style-name="Tabell8.9">
          <table:table-cell table:style-name="Tabell8.A2" office:value-type="string">
            <text:p text:style-name="P127">Byte 8</text:p>
          </table:table-cell>
          <table:table-cell table:style-name="Tabell8.B2" office:value-type="string">
            <text:p text:style-name="P179">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729887050400">
          <table:table-cell table:style-name="Tabell28.A1" office:value-type="string">
            <text:p text:style-name="P253">Field</text:p>
          </table:table-cell>
          <table:table-cell table:style-name="Tabell28.A1" office:value-type="string">
            <text:p text:style-name="P253">Max value</text:p>
          </table:table-cell>
          <table:table-cell table:style-name="Tabell28.A1" office:value-type="string">
            <text:p text:style-name="P253">Min value</text:p>
          </table:table-cell>
          <table:table-cell table:style-name="Tabell28.A1" office:value-type="string">
            <text:p text:style-name="P272">Explanation</text:p>
          </table:table-cell>
          <table:table-cell table:style-name="Tabell28.E1" office:value-type="string">
            <text:p text:style-name="P272">Enum</text:p>
          </table:table-cell>
        </table:table-row>
        <table:table-row table:style-name="TableLine1729887054208">
          <table:table-cell table:style-name="Tabell28.A2" office:value-type="string">
            <text:p text:style-name="P178">SAE Lamp status malfunction indicator</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l</text:span>amp indicates fault</text:p>
          </table:table-cell>
          <table:table-cell table:style-name="Tabell28.E2" office:value-type="string">
            <text:p text:style-name="P379"/>
          </table:table-cell>
        </table:table-row>
        <table:table-row table:style-name="TableLine1729887047680">
          <table:table-cell table:style-name="Tabell28.A2" office:value-type="string">
            <text:p text:style-name="P178">SAE Lamp status red stop</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l</text:span>amp becomes red</text:p>
          </table:table-cell>
          <table:table-cell table:style-name="Tabell28.E2" office:value-type="string">
            <text:p text:style-name="P379"/>
          </table:table-cell>
        </table:table-row>
        <table:table-row table:style-name="TableLine1729887056656">
          <table:table-cell table:style-name="Tabell28.A2" office:value-type="string">
            <text:p text:style-name="P177">SAE Lamp status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lamp warns with amber light</text:p>
          </table:table-cell>
          <table:table-cell table:style-name="Tabell28.E2" office:value-type="string">
            <text:p text:style-name="P379"/>
          </table:table-cell>
        </table:table-row>
        <table:table-row table:style-name="TableLine1729887043328">
          <table:table-cell table:style-name="Tabell28.A2" office:value-type="string">
            <text:p text:style-name="P177">SAE lamp status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lamp lights up the protection light</text:p>
          </table:table-cell>
          <table:table-cell table:style-name="Tabell28.E2" office:value-type="string">
            <text:p text:style-name="P379"/>
          </table:table-cell>
        </table:table-row>
        <table:table-row table:style-name="TableLine1729887053936">
          <table:table-cell table:style-name="Tabell28.A2" office:value-type="string">
            <text:p text:style-name="P301"><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9"/>
          </table:table-cell>
        </table:table-row>
        <table:table-row table:style-name="TableLine1729887051216">
          <table:table-cell table:style-name="Tabell28.A2" office:value-type="string">
            <text:p text:style-name="P301"><text:span text:style-name="T43">SAE </text:span><text:span text:style-name="T98">Flash</text:span><text:span text:style-name="T43"> Lamp red stop</text:span></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text:span><text:span text:style-name="T98">flash </text:span><text:span text:style-name="T97">l</text:span>amp becomes red</text:p>
          </table:table-cell>
          <table:table-cell table:style-name="Tabell28.E2" office:value-type="string">
            <text:p text:style-name="P379"/>
          </table:table-cell>
        </table:table-row>
        <table:table-row table:style-name="TableLine1729887052848">
          <table:table-cell table:style-name="Tabell28.A2" office:value-type="string">
            <text:p text:style-name="P177">SAE <text:span text:style-name="T98">Flash</text:span> Lamp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text:span text:style-name="T98">flash </text:span>lamp warns with amber light</text:p>
          </table:table-cell>
          <table:table-cell table:style-name="Tabell28.E2" office:value-type="string">
            <text:p text:style-name="P379"/>
          </table:table-cell>
        </table:table-row>
        <table:table-row table:style-name="TableLine1729887042240">
          <table:table-cell table:style-name="Tabell28.A2" office:value-type="string">
            <text:p text:style-name="P177">SAE <text:span text:style-name="T98">Flash</text:span> lamp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text:span text:style-name="T98">flash </text:span>lamp lights up the protection light</text:p>
          </table:table-cell>
          <table:table-cell table:style-name="Tabell28.E2" office:value-type="string">
            <text:p text:style-name="P379"/>
          </table:table-cell>
        </table:table-row>
        <table:table-row table:style-name="TableLine1729887047408">
          <table:table-cell table:style-name="Tabell28.A2" office:value-type="string">
            <text:p text:style-name="P61">SPN</text:p>
          </table:table-cell>
          <table:table-cell table:style-name="Tabell28.A2" office:value-type="string">
            <text:p text:style-name="P307">0x<text:span text:style-name="T100">0</text:span></text:p>
          </table:table-cell>
          <table:table-cell table:style-name="Tabell28.A2" office:value-type="string">
            <text:p text:style-name="P307">0x7FFFFF</text:p>
          </table:table-cell>
          <table:table-cell table:style-name="Tabell28.A2" office:value-type="string">
            <text:p text:style-name="P303">Suspect Parameter Number – <text:span text:style-name="T99">Location of the fault</text:span></text:p>
          </table:table-cell>
          <table:table-cell table:style-name="Tabell28.E2" office:value-type="string">
            <text:p text:style-name="P180">Enum_DM1_<text:span text:style-name="T129">DM2</text:span>.h</text:p>
          </table:table-cell>
        </table:table-row>
        <table:table-row table:style-name="TableLine1729887054480">
          <table:table-cell table:style-name="Tabell28.A2" office:value-type="string">
            <text:p text:style-name="P62">FMI</text:p>
          </table:table-cell>
          <table:table-cell table:style-name="Tabell28.A2" office:value-type="string">
            <text:p text:style-name="P308">0x0</text:p>
          </table:table-cell>
          <table:table-cell table:style-name="Tabell28.A2" office:value-type="string">
            <text:p text:style-name="P308">0x1F</text:p>
          </table:table-cell>
          <table:table-cell table:style-name="Tabell28.A2" office:value-type="string">
            <text:p text:style-name="P308">Failure Mode Identifier – What cause the fault</text:p>
          </table:table-cell>
          <table:table-cell table:style-name="Tabell28.E2" office:value-type="string">
            <text:p text:style-name="P180">Enum_DM1_<text:span text:style-name="T129">DM2</text:span>.h</text:p>
          </table:table-cell>
        </table:table-row>
        <table:table-row table:style-name="TableLine1729887047136">
          <table:table-cell table:style-name="Tabell28.A2" office:value-type="string">
            <text:p text:style-name="P246">SPN Conversion method</text:p>
          </table:table-cell>
          <table:table-cell table:style-name="Tabell28.A2" office:value-type="string">
            <text:p text:style-name="P309">0x0</text:p>
          </table:table-cell>
          <table:table-cell table:style-name="Tabell28.A2" office:value-type="string">
            <text:p text:style-name="P309">0x1</text:p>
          </table:table-cell>
          <table:table-cell table:style-name="Tabell28.A2" office:value-type="string">
            <text:p text:style-name="P246"><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9"/>
          </table:table-cell>
        </table:table-row>
        <table:table-row table:style-name="TableLine1729887059104">
          <table:table-cell table:style-name="Tabell28.A2" office:value-type="string">
            <text:p text:style-name="P305">Occurence count</text:p>
          </table:table-cell>
          <table:table-cell table:style-name="Tabell28.A2" office:value-type="string">
            <text:p text:style-name="P309">0x0</text:p>
          </table:table-cell>
          <table:table-cell table:style-name="Tabell28.A2" office:value-type="string">
            <text:p text:style-name="P309">0x7E</text:p>
          </table:table-cell>
          <table:table-cell table:style-name="Tabell28.A2" office:value-type="string">
            <text:p text:style-name="P304"><text:span text:style-name="T101">Count</text:span><text:span text:style-name="T44"> how often the DM1 error message becomes active</text:span></text:p>
          </table:table-cell>
          <table:table-cell table:style-name="Tabell28.E2" office:value-type="string">
            <text:p text:style-name="P379"/>
          </table:table-cell>
        </table:table-row>
      </table:table>
      <text:p text:style-name="P60"/>
      <text:h text:style-name="Heading_20_2" text:outline-level="2"><text:bookmark-start text:name="__RefHeading___Toc4453_1222565161"/>DM2<text:bookmark-end text:name="__RefHeading___Toc4453_1222565161"/></text:h>
      <text:p text:style-name="P357">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1729887043600">
          <table:table-cell table:style-name="Tabell9.A1" office:value-type="string">
            <text:p text:style-name="P104">Message ID</text:p>
          </table:table-cell>
          <table:table-cell table:style-name="Tabell9.B1" office:value-type="string">
            <text:p text:style-name="P181">1<text:span text:style-name="T28">8</text:span> <text:span text:style-name="T39">F</text:span><text:span text:style-name="T27">E</text:span> <text:span text:style-name="T39">C</text:span><text:span text:style-name="T44">B</text:span> "SA" </text:p>
          </table:table-cell>
        </table:table-row>
        <table:table-row table:style-name="TableLine1729887043056">
          <table:table-cell table:style-name="Tabell9.A2" office:value-type="string">
            <text:p text:style-name="P104">PGN</text:p>
          </table:table-cell>
          <table:table-cell table:style-name="Tabell9.B2" office:value-type="string">
            <text:p text:style-name="P181"><text:span text:style-name="T10">0x</text:span>00<text:span text:style-name="T40">FEC</text:span><text:span text:style-name="T44">B</text:span> (65227) </text:p>
          </table:table-cell>
        </table:table-row>
        <table:table-row table:style-name="TableLine1729887044416">
          <table:table-cell table:style-name="Tabell9.A2" office:value-type="string">
            <text:p text:style-name="P104">Peer to Peer/Broadcast</text:p>
          </table:table-cell>
          <table:table-cell table:style-name="Tabell9.B2" office:value-type="string">
            <text:p text:style-name="P164">Broadcast</text:p>
          </table:table-cell>
        </table:table-row>
        <table:table-row table:style-name="Tabell9.4">
          <table:table-cell table:style-name="Tabell9.A2" office:value-type="string">
            <text:p text:style-name="P104">Message length</text:p>
          </table:table-cell>
          <table:table-cell table:style-name="Tabell9.B2" office:value-type="string">
            <text:p text:style-name="P104"><text:span text:style-name="T12">8</text:span> bytes</text:p>
          </table:table-cell>
        </table:table-row>
        <table:table-row table:style-name="Tabell9.5">
          <table:table-cell table:style-name="Tabell9.A2" office:value-type="string">
            <text:p text:style-name="P104">Multipacket</text:p>
          </table:table-cell>
          <table:table-cell table:style-name="Tabell9.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9.5">
          <table:table-cell table:style-name="Tabell9.A2" office:value-type="string">
            <text:p text:style-name="P104">Repetition rate </text:p>
          </table:table-cell>
          <table:table-cell table:style-name="Tabell9.B2" office:value-type="string">
            <text:list xml:id="list852474753" text:style-name="L10">
              <text:list-item>
                <text:p text:style-name="P431">On request from other ECU</text:p>
              </text:list-item>
              <text:list-item>
                <text:p text:style-name="P432">On request for DM3</text:p>
              </text:list-item>
            </text:list>
          </table:table-cell>
        </table:table-row>
        <table:table-row table:style-name="Tabell9.5">
          <table:table-cell table:style-name="Tabell9.A2" office:value-type="string">
            <text:p text:style-name="P104">Byte 1</text:p>
          </table:table-cell>
          <table:table-cell table:style-name="Tabell9.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9.5">
          <table:table-cell table:style-name="Tabell9.A2" office:value-type="string">
            <text:p text:style-name="P104">Byte 2</text:p>
          </table:table-cell>
          <table:table-cell table:style-name="Tabell9.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9.9">
          <table:table-cell table:style-name="Tabell9.A2" office:value-type="string">
            <text:p text:style-name="P104">Byte 3</text:p>
          </table:table-cell>
          <table:table-cell table:style-name="Tabell9.B2" office:value-type="string">
            <text:p text:style-name="P179">SPN LSB</text:p>
          </table:table-cell>
        </table:table-row>
        <table:table-row table:style-name="Tabell9.9">
          <table:table-cell table:style-name="Tabell9.A2" office:value-type="string">
            <text:p text:style-name="P128">Byte 4</text:p>
          </table:table-cell>
          <table:table-cell table:style-name="Tabell9.B2" office:value-type="string">
            <text:p text:style-name="P179">SPN </text:p>
          </table:table-cell>
        </table:table-row>
        <table:table-row table:style-name="Tabell9.9">
          <table:table-cell table:style-name="Tabell9.A2" office:value-type="string">
            <text:p text:style-name="P128">Byte 5</text:p>
          </table:table-cell>
          <table:table-cell table:style-name="Tabell9.B2" office:value-type="string">
            <text:p text:style-name="P179">SPN MSB [8..6], FMI [5..1]</text:p>
          </table:table-cell>
        </table:table-row>
        <table:table-row table:style-name="Tabell9.9">
          <table:table-cell table:style-name="Tabell9.A2" office:value-type="string">
            <text:p text:style-name="P128">Byte 6</text:p>
          </table:table-cell>
          <table:table-cell table:style-name="Tabell9.B2" office:value-type="string">
            <text:p text:style-name="P158"><text:span text:style-name="T44">SPN conversion method [8], </text:span>Occurrence count<text:span text:style-name="T44">[7..1]</text:span></text:p>
          </table:table-cell>
        </table:table-row>
        <table:table-row table:style-name="Tabell9.9">
          <table:table-cell table:style-name="Tabell9.A2" office:value-type="string">
            <text:p text:style-name="P128">Byte 7</text:p>
          </table:table-cell>
          <table:table-cell table:style-name="Tabell9.B2" office:value-type="string">
            <text:p text:style-name="P179">0xFF (Reserved)</text:p>
          </table:table-cell>
        </table:table-row>
        <table:table-row table:style-name="Tabell9.9">
          <table:table-cell table:style-name="Tabell9.A2" office:value-type="string">
            <text:p text:style-name="P128">Byte 8</text:p>
          </table:table-cell>
          <table:table-cell table:style-name="Tabell9.B2" office:value-type="string">
            <text:p text:style-name="P179">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8"><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729887056928">
          <table:table-cell table:style-name="Tabell10.A1" office:value-type="string">
            <text:p text:style-name="P105">PGN</text:p>
          </table:table-cell>
          <table:table-cell table:style-name="Tabell10.B1" office:value-type="string">
            <text:p text:style-name="P186"><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9">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60">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729887046048">
          <table:table-cell table:style-name="Tabell11.A1" office:value-type="string">
            <text:p text:style-name="P106">Message ID</text:p>
          </table:table-cell>
          <table:table-cell table:style-name="Tabell11.B1" office:value-type="string">
            <text:p text:style-name="P192">1<text:span text:style-name="T28">8</text:span> <text:span text:style-name="T39">F</text:span><text:span text:style-name="T27">E</text:span> <text:span text:style-name="T49">DA</text:span> "SA" </text:p>
          </table:table-cell>
        </table:table-row>
        <table:table-row table:style-name="TableLine1729887071344">
          <table:table-cell table:style-name="Tabell11.A2" office:value-type="string">
            <text:p text:style-name="P106">PGN</text:p>
          </table:table-cell>
          <table:table-cell table:style-name="Tabell11.B2" office:value-type="string">
            <text:p text:style-name="P192"><text:span text:style-name="T10">0x</text:span>00<text:span text:style-name="T40">FE</text:span><text:span text:style-name="T49">DA</text:span> (65242) </text:p>
          </table:table-cell>
        </table:table-row>
        <table:table-row table:style-name="TableLine1729887075968">
          <table:table-cell table:style-name="Tabell11.A2" office:value-type="string">
            <text:p text:style-name="P106">Peer to Peer/Broadcast</text:p>
          </table:table-cell>
          <table:table-cell table:style-name="Tabell11.B2" office:value-type="string">
            <text:p text:style-name="P165">Broadcast</text:p>
          </table:table-cell>
        </table:table-row>
        <table:table-row table:style-name="Tabell11.4">
          <table:table-cell table:style-name="Tabell11.A2" office:value-type="string">
            <text:p text:style-name="P106">Message length</text:p>
          </table:table-cell>
          <table:table-cell table:style-name="Tabell11.B2" office:value-type="string">
            <text:p text:style-name="P106"><text:span text:style-name="T12">8</text:span> bytes</text:p>
          </table:table-cell>
        </table:table-row>
        <table:table-row table:style-name="Tabell11.5">
          <table:table-cell table:style-name="Tabell11.A2" office:value-type="string">
            <text:p text:style-name="P106">Multipacket</text:p>
          </table:table-cell>
          <table:table-cell table:style-name="Tabell11.B2" office:value-type="string">
            <text:p text:style-name="P106">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11.5">
          <table:table-cell table:style-name="Tabell11.A2" office:value-type="string">
            <text:p text:style-name="P106">Repetition rate </text:p>
          </table:table-cell>
          <table:table-cell table:style-name="Tabell11.B2" office:value-type="string">
            <text:p text:style-name="P182">On request from other ECU</text:p>
          </table:table-cell>
        </table:table-row>
        <table:table-row table:style-name="Tabell11.5">
          <table:table-cell table:style-name="Tabell11.A2" office:value-type="string">
            <text:p text:style-name="P106">Byte 1</text:p>
          </table:table-cell>
          <table:table-cell table:style-name="Tabell11.B2" office:value-type="string">
            <text:p text:style-name="P187">Number of <text:span text:style-name="T50">fields</text:span></text:p>
          </table:table-cell>
        </table:table-row>
        <table:table-row table:style-name="Tabell11.5">
          <table:table-cell table:style-name="Tabell11.A2" office:value-type="string">
            <text:p text:style-name="P106">Byte 2-<text:span text:style-name="T103">N</text:span></text:p>
          </table:table-cell>
          <table:table-cell table:style-name="Tabell11.B2" office:value-type="string">
            <text:p text:style-name="P187">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729887064816">
          <table:table-cell table:style-name="Tabell29.A1" office:value-type="string">
            <text:p text:style-name="P254">Field</text:p>
          </table:table-cell>
          <table:table-cell table:style-name="Tabell29.A1" office:value-type="string">
            <text:p text:style-name="P254">Max value</text:p>
          </table:table-cell>
          <table:table-cell table:style-name="Tabell29.A1" office:value-type="string">
            <text:p text:style-name="P254">Min value</text:p>
          </table:table-cell>
          <table:table-cell table:style-name="Tabell29.A1" office:value-type="string">
            <text:p text:style-name="P273">Explanation</text:p>
          </table:table-cell>
          <table:table-cell table:style-name="Tabell29.E1" office:value-type="string">
            <text:p text:style-name="P273">Enum</text:p>
          </table:table-cell>
        </table:table-row>
        <table:table-row table:style-name="TableLine1729887065904">
          <table:table-cell table:style-name="Tabell29.A2" office:value-type="string">
            <text:p text:style-name="P188">Number of <text:span text:style-name="T50">fields</text:span></text:p>
          </table:table-cell>
          <table:table-cell table:style-name="Tabell29.A2" office:value-type="string">
            <text:p text:style-name="P254">0x0</text:p>
          </table:table-cell>
          <table:table-cell table:style-name="Tabell29.A2" office:value-type="string">
            <text:p text:style-name="P289">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80"/>
          </table:table-cell>
        </table:table-row>
        <table:table-row table:style-name="Tabell29.3">
          <table:table-cell table:style-name="Tabell29.A2" office:value-type="string">
            <text:p text:style-name="P189">Identification <text:span text:style-name="T102">1 to </text:span><text:span text:style-name="T103">N</text:span></text:p>
          </table:table-cell>
          <table:table-cell table:style-name="Tabell29.A2" office:value-type="string">
            <text:p text:style-name="P310">0x0</text:p>
          </table:table-cell>
          <table:table-cell table:style-name="Tabell29.A2" office:value-type="string">
            <text:p text:style-name="P310">0xFF</text:p>
          </table:table-cell>
          <table:table-cell table:style-name="Tabell29.A2" office:value-type="string">
            <text:p text:style-name="P64">Each identification is one byte e.g ASCII</text:p>
          </table:table-cell>
          <table:table-cell table:style-name="Tabell29.E2" office:value-type="string">
            <text:p text:style-name="P380"/>
          </table:table-cell>
        </table:table-row>
      </table:table>
      <text:list xml:id="list1745784675" text:style-name="L11">
        <text:list-header>
          <text:p text:style-name="P426"/>
        </text:list-header>
      </text:list>
      <text:h text:style-name="Heading_20_2" text:outline-level="2"><text:bookmark-start text:name="__RefHeading___Toc4461_1222565161"/>ECU identification<text:bookmark-end text:name="__RefHeading___Toc4461_1222565161"/></text:h>
      <text:p text:style-name="P361">Send out ECU identification to the ECU. </text:p>
      <table:table table:name="Tabell12" table:style-name="Tabell12">
        <table:table-column table:style-name="Tabell12.A"/>
        <table:table-column table:style-name="Tabell12.B"/>
        <table:table-row table:style-name="TableLine1729887067536">
          <table:table-cell table:style-name="Tabell12.A1" office:value-type="string">
            <text:p text:style-name="P107">Message ID</text:p>
          </table:table-cell>
          <table:table-cell table:style-name="Tabell12.B1" office:value-type="string">
            <text:p text:style-name="P193">1<text:span text:style-name="T28">8</text:span> <text:span text:style-name="T39">F</text:span><text:span text:style-name="T51">D</text:span> <text:span text:style-name="T51">C5</text:span> "SA" </text:p>
          </table:table-cell>
        </table:table-row>
        <table:table-row table:style-name="TableLine1729887062640">
          <table:table-cell table:style-name="Tabell12.A2" office:value-type="string">
            <text:p text:style-name="P107">PGN</text:p>
          </table:table-cell>
          <table:table-cell table:style-name="Tabell12.B2" office:value-type="string">
            <text:p text:style-name="P193"><text:span text:style-name="T10">0x</text:span>00<text:span text:style-name="T40">F</text:span><text:span text:style-name="T51">DC5</text:span> (64965) </text:p>
          </table:table-cell>
        </table:table-row>
        <table:table-row table:style-name="TableLine1729887059920">
          <table:table-cell table:style-name="Tabell12.A2" office:value-type="string">
            <text:p text:style-name="P107">Peer to Peer/Broadcast</text:p>
          </table:table-cell>
          <table:table-cell table:style-name="Tabell12.B2" office:value-type="string">
            <text:p text:style-name="P166">Broadcast</text:p>
          </table:table-cell>
        </table:table-row>
        <table:table-row table:style-name="Tabell12.4">
          <table:table-cell table:style-name="Tabell12.A2" office:value-type="string">
            <text:p text:style-name="P107">Message length</text:p>
          </table:table-cell>
          <table:table-cell table:style-name="Tabell12.B2" office:value-type="string">
            <text:p text:style-name="P107"><text:span text:style-name="T12">8</text:span> bytes</text:p>
          </table:table-cell>
        </table:table-row>
        <text:soft-page-break/>
        <table:table-row table:style-name="Tabell12.5">
          <table:table-cell table:style-name="Tabell12.A2" office:value-type="string">
            <text:p text:style-name="P107">Multipacket</text:p>
          </table:table-cell>
          <table:table-cell table:style-name="Tabell12.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2.5">
          <table:table-cell table:style-name="Tabell12.A2" office:value-type="string">
            <text:p text:style-name="P107">Repetition rate </text:p>
          </table:table-cell>
          <table:table-cell table:style-name="Tabell12.B2" office:value-type="string">
            <text:p text:style-name="P183">On request from other ECU</text:p>
          </table:table-cell>
        </table:table-row>
        <table:table-row table:style-name="Tabell12.5">
          <table:table-cell table:style-name="Tabell12.A2" office:value-type="string">
            <text:p text:style-name="P107">Byte 1</text:p>
          </table:table-cell>
          <table:table-cell table:style-name="Tabell12.B2" office:value-type="string">
            <text:p text:style-name="P194">ECU part number</text:p>
          </table:table-cell>
        </table:table-row>
        <table:table-row table:style-name="Tabell12.5">
          <table:table-cell table:style-name="Tabell12.A2" office:value-type="string">
            <text:p text:style-name="P194">Byte 2</text:p>
          </table:table-cell>
          <table:table-cell table:style-name="Tabell12.B2" office:value-type="string">
            <text:p text:style-name="P194">ECU serial number</text:p>
          </table:table-cell>
        </table:table-row>
        <table:table-row table:style-name="Tabell12.9">
          <table:table-cell table:style-name="Tabell12.A2" office:value-type="string">
            <text:p text:style-name="P107">Byte 3</text:p>
          </table:table-cell>
          <table:table-cell table:style-name="Tabell12.B2" office:value-type="string">
            <text:p text:style-name="P194">ECU location</text:p>
          </table:table-cell>
        </table:table-row>
        <table:table-row table:style-name="Tabell12.9">
          <table:table-cell table:style-name="Tabell12.A2" office:value-type="string">
            <text:p text:style-name="P129">Byte 4</text:p>
          </table:table-cell>
          <table:table-cell table:style-name="Tabell12.B2" office:value-type="string">
            <text:p text:style-name="P194">ECU type</text:p>
          </table:table-cell>
        </table:table-row>
        <table:table-row table:style-name="Tabell12.9">
          <table:table-cell table:style-name="Tabell12.A2" office:value-type="string">
            <text:p text:style-name="P129">Byte 5</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6</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7</text:p>
          </table:table-cell>
          <table:table-cell table:style-name="Tabell12.B2" office:value-type="string">
            <text:p text:style-name="P194">0xFF (Reserved)</text:p>
          </table:table-cell>
        </table:table-row>
        <table:table-row table:style-name="Tabell12.9">
          <table:table-cell table:style-name="Tabell12.A2" office:value-type="string">
            <text:p text:style-name="P129">Byte 8</text:p>
          </table:table-cell>
          <table:table-cell table:style-name="Tabell12.B2" office:value-type="string">
            <text:p text:style-name="P194">0xFF (Reserved)</text:p>
          </table:table-cell>
        </table:table-row>
      </table:table>
      <text:p text:style-name="P20"/>
      <text:p text:style-name="P362">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729887063456">
          <table:table-cell table:style-name="Tabell30.A1" office:value-type="string">
            <text:p text:style-name="P255">Field</text:p>
          </table:table-cell>
          <table:table-cell table:style-name="Tabell30.A1" office:value-type="string">
            <text:p text:style-name="P255">Max value</text:p>
          </table:table-cell>
          <table:table-cell table:style-name="Tabell30.A1" office:value-type="string">
            <text:p text:style-name="P255">Min value</text:p>
          </table:table-cell>
          <table:table-cell table:style-name="Tabell30.A1" office:value-type="string">
            <text:p text:style-name="P274">Explanation</text:p>
          </table:table-cell>
          <table:table-cell table:style-name="Tabell30.E1" office:value-type="string">
            <text:p text:style-name="P274">Enum</text:p>
          </table:table-cell>
        </table:table-row>
        <table:table-row table:style-name="TableLine1729887063728">
          <table:table-cell table:style-name="Tabell30.A2" office:value-type="string">
            <text:p text:style-name="P206">ECU part number</text:p>
          </table:table-cell>
          <table:table-cell table:style-name="Tabell30.A2" office:value-type="string">
            <text:p text:style-name="P255">0x0</text:p>
          </table:table-cell>
          <table:table-cell table:style-name="Tabell30.A2" office:value-type="string">
            <text:p text:style-name="P290">0x<text:span text:style-name="T105">FF</text:span></text:p>
          </table:table-cell>
          <table:table-cell table:style-name="Tabell30.A2" office:value-type="string">
            <text:p text:style-name="P66">The part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serial number</text:p>
          </table:table-cell>
          <table:table-cell table:style-name="Tabell30.A2" office:value-type="string">
            <text:p text:style-name="P311">0x0</text:p>
          </table:table-cell>
          <table:table-cell table:style-name="Tabell30.A2" office:value-type="string">
            <text:p text:style-name="P311">0xFF</text:p>
          </table:table-cell>
          <table:table-cell table:style-name="Tabell30.A2" office:value-type="string">
            <text:p text:style-name="P66">The serial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location</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location in ASCII format</text:p>
          </table:table-cell>
          <table:table-cell table:style-name="Tabell30.E2" office:value-type="string">
            <text:p text:style-name="P382"/>
          </table:table-cell>
        </table:table-row>
        <table:table-row table:style-name="Tabell30.3">
          <table:table-cell table:style-name="Tabell30.A2" office:value-type="string">
            <text:p text:style-name="P206">ECU type</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type in ASCII format</text:p>
          </table:table-cell>
          <table:table-cell table:style-name="Tabell30.E2" office:value-type="string">
            <text:p text:style-name="P382"/>
          </table:table-cell>
        </table:table-row>
      </table:table>
      <text:h text:style-name="Heading_20_2" text:outline-level="2"><text:bookmark-start text:name="__RefHeading___Toc4463_1222565161"/>Component identification<text:bookmark-end text:name="__RefHeading___Toc4463_1222565161"/></text:h>
      <text:p text:style-name="P403">Send out component identification to the ECU. </text:p>
      <table:table table:name="Tabell13" table:style-name="Tabell13">
        <table:table-column table:style-name="Tabell13.A"/>
        <table:table-column table:style-name="Tabell13.B"/>
        <table:table-row table:style-name="TableLine1729887068624">
          <table:table-cell table:style-name="Tabell13.A1" office:value-type="string">
            <text:p text:style-name="P108">Message ID</text:p>
          </table:table-cell>
          <table:table-cell table:style-name="Tabell13.B1" office:value-type="string">
            <text:p text:style-name="P207">1<text:span text:style-name="T28">8</text:span> <text:span text:style-name="T39">F</text:span><text:span text:style-name="T54">E</text:span> <text:span text:style-name="T54">EB</text:span> "SA" </text:p>
          </table:table-cell>
        </table:table-row>
        <table:table-row table:style-name="TableLine1729887061008">
          <table:table-cell table:style-name="Tabell13.A2" office:value-type="string">
            <text:p text:style-name="P108">PGN</text:p>
          </table:table-cell>
          <table:table-cell table:style-name="Tabell13.B2" office:value-type="string">
            <text:p text:style-name="P207"><text:span text:style-name="T10">0x</text:span>00<text:span text:style-name="T40">F</text:span><text:span text:style-name="T54">EEB</text:span> (65259) </text:p>
          </table:table-cell>
        </table:table-row>
        <table:table-row table:style-name="TableLine1729887081952">
          <table:table-cell table:style-name="Tabell13.A2" office:value-type="string">
            <text:p text:style-name="P108">Peer to Peer/Broadcast</text:p>
          </table:table-cell>
          <table:table-cell table:style-name="Tabell13.B2" office:value-type="string">
            <text:p text:style-name="P167">Broadcast</text:p>
          </table:table-cell>
        </table:table-row>
        <table:table-row table:style-name="Tabell13.4">
          <table:table-cell table:style-name="Tabell13.A2" office:value-type="string">
            <text:p text:style-name="P108">Message length</text:p>
          </table:table-cell>
          <table:table-cell table:style-name="Tabell13.B2" office:value-type="string">
            <text:p text:style-name="P108"><text:span text:style-name="T12">8</text:span> bytes</text:p>
          </table:table-cell>
        </table:table-row>
        <table:table-row table:style-name="Tabell13.5">
          <table:table-cell table:style-name="Tabell13.A2" office:value-type="string">
            <text:p text:style-name="P108">Multipacket</text:p>
          </table:table-cell>
          <table:table-cell table:style-name="Tabell13.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3.5">
          <table:table-cell table:style-name="Tabell13.A2" office:value-type="string">
            <text:p text:style-name="P108">Repetition rate </text:p>
          </table:table-cell>
          <table:table-cell table:style-name="Tabell13.B2" office:value-type="string">
            <text:p text:style-name="P184">On request from other ECU</text:p>
          </table:table-cell>
        </table:table-row>
        <table:table-row table:style-name="Tabell13.5">
          <table:table-cell table:style-name="Tabell13.A2" office:value-type="string">
            <text:p text:style-name="P108">Byte 1</text:p>
          </table:table-cell>
          <table:table-cell table:style-name="Tabell13.B2" office:value-type="string">
            <text:p text:style-name="P208">Component product date</text:p>
          </table:table-cell>
        </table:table-row>
        <text:soft-page-break/>
        <table:table-row table:style-name="Tabell13.5">
          <table:table-cell table:style-name="Tabell13.A2" office:value-type="string">
            <text:p text:style-name="P195">Byte 2</text:p>
          </table:table-cell>
          <table:table-cell table:style-name="Tabell13.B2" office:value-type="string">
            <text:p text:style-name="P208">Component model name</text:p>
          </table:table-cell>
        </table:table-row>
        <table:table-row table:style-name="Tabell13.9">
          <table:table-cell table:style-name="Tabell13.A2" office:value-type="string">
            <text:p text:style-name="P108">Byte 3</text:p>
          </table:table-cell>
          <table:table-cell table:style-name="Tabell13.B2" office:value-type="string">
            <text:p text:style-name="P208">Component <text:span text:style-name="T130">serial</text:span> number</text:p>
          </table:table-cell>
        </table:table-row>
        <table:table-row table:style-name="Tabell13.9">
          <table:table-cell table:style-name="Tabell13.A2" office:value-type="string">
            <text:p text:style-name="P130">Byte 4</text:p>
          </table:table-cell>
          <table:table-cell table:style-name="Tabell13.B2" office:value-type="string">
            <text:p text:style-name="P208">Component unit name</text:p>
          </table:table-cell>
        </table:table-row>
        <table:table-row table:style-name="Tabell13.9">
          <table:table-cell table:style-name="Tabell13.A2" office:value-type="string">
            <text:p text:style-name="P130">Byte 5</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6</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7</text:p>
          </table:table-cell>
          <table:table-cell table:style-name="Tabell13.B2" office:value-type="string">
            <text:p text:style-name="P195">0xFF (Reserved)</text:p>
          </table:table-cell>
        </table:table-row>
        <table:table-row table:style-name="Tabell13.9">
          <table:table-cell table:style-name="Tabell13.A2" office:value-type="string">
            <text:p text:style-name="P130">Byte 8</text:p>
          </table:table-cell>
          <table:table-cell table:style-name="Tabell13.B2" office:value-type="string">
            <text:p text:style-name="P195">0xFF (Reserved)</text:p>
          </table:table-cell>
        </table:table-row>
      </table:table>
      <text:p text:style-name="P68"/>
      <text:p text:style-name="P363">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729887060464">
          <table:table-cell table:style-name="Tabell31.A1" office:value-type="string">
            <text:p text:style-name="P256">Field</text:p>
          </table:table-cell>
          <table:table-cell table:style-name="Tabell31.A1" office:value-type="string">
            <text:p text:style-name="P256">Max value</text:p>
          </table:table-cell>
          <table:table-cell table:style-name="Tabell31.A1" office:value-type="string">
            <text:p text:style-name="P256">Min value</text:p>
          </table:table-cell>
          <table:table-cell table:style-name="Tabell31.A1" office:value-type="string">
            <text:p text:style-name="P275">Explanation</text:p>
          </table:table-cell>
          <table:table-cell table:style-name="Tabell31.E1" office:value-type="string">
            <text:p text:style-name="P275">Enum</text:p>
          </table:table-cell>
        </table:table-row>
        <table:table-row table:style-name="TableLine1729887083584">
          <table:table-cell table:style-name="Tabell31.A2" office:value-type="string">
            <text:p text:style-name="P209">Component product date</text:p>
          </table:table-cell>
          <table:table-cell table:style-name="Tabell31.A2" office:value-type="string">
            <text:p text:style-name="P256">0x0</text:p>
          </table:table-cell>
          <table:table-cell table:style-name="Tabell31.A2" office:value-type="string">
            <text:p text:style-name="P291">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model name</text:p>
          </table:table-cell>
          <table:table-cell table:style-name="Tabell31.A2" office:value-type="string">
            <text:p text:style-name="P312">0x0</text:p>
          </table:table-cell>
          <table:table-cell table:style-name="Tabell31.A2" office:value-type="string">
            <text:p text:style-name="P312">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text:span text:style-name="T130">serial</text:span> number</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unit name</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06">unit name</text:span> in ASCII format</text:p>
          </table:table-cell>
          <table:table-cell table:style-name="Tabell31.E2" office:value-type="string">
            <text:p text:style-name="P383"/>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401">DM14 is a memory request. DM15 is a memory response for the DM14 memory request and if DM15 response was <text:span text:style-name="T107">proceeded</text:span>, then DM16 data transfer is called next. </text:p>
      <text:p text:style-name="P401"><draw:frame draw:style-name="fr1" draw:name="Ram6" text:anchor-type="char" svg:width="8.276cm" draw:z-index="9"><draw:text-box fo:min-height="8.086cm"><text:p text:style-name="P411"><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4">DM14 memory request:</text:p>
      <table:table table:name="Tabell14" table:style-name="Tabell14">
        <table:table-column table:style-name="Tabell14.A"/>
        <table:table-column table:style-name="Tabell14.B"/>
        <table:table-row table:style-name="TableLine1729887093648">
          <table:table-cell table:style-name="Tabell14.A1" office:value-type="string">
            <text:p text:style-name="P109">Message ID</text:p>
          </table:table-cell>
          <table:table-cell table:style-name="Tabell14.B1" office:value-type="string">
            <text:p text:style-name="P210">1<text:span text:style-name="T28">8</text:span> <text:span text:style-name="T55">D</text:span><text:span text:style-name="T58">9</text:span> "<text:span text:style-name="T55">DA</text:span>" "SA" </text:p>
          </table:table-cell>
        </table:table-row>
        <table:table-row table:style-name="TableLine1729887091472">
          <table:table-cell table:style-name="Tabell14.A2" office:value-type="string">
            <text:p text:style-name="P109">PGN</text:p>
          </table:table-cell>
          <table:table-cell table:style-name="Tabell14.B2" office:value-type="string">
            <text:p text:style-name="P216"><text:span text:style-name="T10">0x</text:span>00<text:span text:style-name="T55">D</text:span><text:span text:style-name="T58">9</text:span><text:span text:style-name="T55">00</text:span> (55552) </text:p>
          </table:table-cell>
        </table:table-row>
        <table:table-row table:style-name="TableLine1729887084400">
          <table:table-cell table:style-name="Tabell14.A2" office:value-type="string">
            <text:p text:style-name="P109">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09">Message length</text:p>
          </table:table-cell>
          <table:table-cell table:style-name="Tabell14.B2" office:value-type="string">
            <text:p text:style-name="P109"><text:span text:style-name="T12">8</text:span> bytes</text:p>
          </table:table-cell>
        </table:table-row>
        <table:table-row table:style-name="Tabell14.5">
          <table:table-cell table:style-name="Tabell14.A2" office:value-type="string">
            <text:p text:style-name="P109">Multipacket</text:p>
          </table:table-cell>
          <table:table-cell table:style-name="Tabell14.B2" office:value-type="string">
            <text:p text:style-name="P109">No</text:p>
          </table:table-cell>
        </table:table-row>
        <table:table-row table:style-name="Tabell14.5">
          <table:table-cell table:style-name="Tabell14.A2" office:value-type="string">
            <text:p text:style-name="P109">Byte 1</text:p>
          </table:table-cell>
          <table:table-cell table:style-name="Tabell14.B2" office:value-type="string">
            <text:p text:style-name="P211">Number of requested bytes LSB</text:p>
          </table:table-cell>
        </table:table-row>
        <table:table-row table:style-name="Tabell14.5">
          <table:table-cell table:style-name="Tabell14.A2" office:value-type="string">
            <text:p text:style-name="P197">Byte 2</text:p>
          </table:table-cell>
          <table:table-cell table:style-name="Tabell14.B2" office:value-type="string">
            <text:p text:style-name="P211">Number of requested bytes MSB [8..6], Pointer type [7], Command [6..3], <text:span text:style-name="T72">0x</text:span>1 (Reserved) [1]</text:p>
          </table:table-cell>
        </table:table-row>
        <table:table-row table:style-name="Tabell14.8">
          <table:table-cell table:style-name="Tabell14.A2" office:value-type="string">
            <text:p text:style-name="P109">Byte 3</text:p>
          </table:table-cell>
          <table:table-cell table:style-name="Tabell14.B2" office:value-type="string">
            <text:p text:style-name="P211">Pointer LSB</text:p>
          </table:table-cell>
        </table:table-row>
        <table:table-row table:style-name="Tabell14.8">
          <table:table-cell table:style-name="Tabell14.A2" office:value-type="string">
            <text:p text:style-name="P131">Byte 4</text:p>
          </table:table-cell>
          <table:table-cell table:style-name="Tabell14.B2" office:value-type="string">
            <text:p text:style-name="P211">Pointer</text:p>
          </table:table-cell>
        </table:table-row>
        <table:table-row table:style-name="Tabell14.8">
          <table:table-cell table:style-name="Tabell14.A2" office:value-type="string">
            <text:p text:style-name="P131">Byte 5</text:p>
          </table:table-cell>
          <table:table-cell table:style-name="Tabell14.B2" office:value-type="string">
            <text:p text:style-name="P211">Pointer MSB</text:p>
          </table:table-cell>
        </table:table-row>
        <table:table-row table:style-name="Tabell14.8">
          <table:table-cell table:style-name="Tabell14.A2" office:value-type="string">
            <text:p text:style-name="P131">Byte 6</text:p>
          </table:table-cell>
          <table:table-cell table:style-name="Tabell14.B2" office:value-type="string">
            <text:p text:style-name="P211">Pointer extension</text:p>
          </table:table-cell>
        </table:table-row>
        <table:table-row table:style-name="Tabell14.8">
          <table:table-cell table:style-name="Tabell14.A2" office:value-type="string">
            <text:p text:style-name="P131">Byte 7</text:p>
          </table:table-cell>
          <table:table-cell table:style-name="Tabell14.B2" office:value-type="string">
            <text:p text:style-name="P211">Key LSB</text:p>
          </table:table-cell>
        </table:table-row>
        <table:table-row table:style-name="Tabell14.8">
          <table:table-cell table:style-name="Tabell14.A2" office:value-type="string">
            <text:p text:style-name="P131">Byte 8</text:p>
          </table:table-cell>
          <table:table-cell table:style-name="Tabell14.B2" office:value-type="string">
            <text:p text:style-name="P211">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729887086848">
          <table:table-cell table:style-name="Tabell32.A1" office:value-type="string">
            <text:p text:style-name="P257">Field</text:p>
          </table:table-cell>
          <table:table-cell table:style-name="Tabell32.A1" office:value-type="string">
            <text:p text:style-name="P257">Max value</text:p>
          </table:table-cell>
          <table:table-cell table:style-name="Tabell32.A1" office:value-type="string">
            <text:p text:style-name="P257">Min value</text:p>
          </table:table-cell>
          <table:table-cell table:style-name="Tabell32.A1" office:value-type="string">
            <text:p text:style-name="P276">Explanation</text:p>
          </table:table-cell>
          <table:table-cell table:style-name="Tabell32.E1" office:value-type="string">
            <text:p text:style-name="P276">Enum</text:p>
          </table:table-cell>
        </table:table-row>
        <table:table-row table:style-name="TableLine1729887092016">
          <table:table-cell table:style-name="Tabell32.A2" office:value-type="string">
            <text:p text:style-name="P215">Number of requested bytes</text:p>
          </table:table-cell>
          <table:table-cell table:style-name="Tabell32.A2" office:value-type="string">
            <text:p text:style-name="P257">0x0</text:p>
          </table:table-cell>
          <table:table-cell table:style-name="Tabell32.A2" office:value-type="string">
            <text:p text:style-name="P292">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4"/>
          </table:table-cell>
        </table:table-row>
        <table:table-row table:style-name="Tabell32.3">
          <table:table-cell table:style-name="Tabell32.A2" office:value-type="string">
            <text:p text:style-name="P215">Pointer type</text:p>
          </table:table-cell>
          <table:table-cell table:style-name="Tabell32.A2" office:value-type="string">
            <text:p text:style-name="P313">0x0</text:p>
          </table:table-cell>
          <table:table-cell table:style-name="Tabell32.A2" office:value-type="string">
            <text:p text:style-name="P313">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9">Command</text:p>
          </table:table-cell>
          <table:table-cell table:style-name="Tabell32.A2" office:value-type="string">
            <text:p text:style-name="P316">0x0</text:p>
          </table:table-cell>
          <table:table-cell table:style-name="Tabell32.A2" office:value-type="string">
            <text:p text:style-name="P316">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20">Pointer</text:p>
          </table:table-cell>
          <table:table-cell table:style-name="Tabell32.A2" office:value-type="string">
            <text:p text:style-name="P316">0x0</text:p>
          </table:table-cell>
          <table:table-cell table:style-name="Tabell32.A2" office:value-type="string">
            <text:p text:style-name="P316">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4"/>
          </table:table-cell>
        </table:table-row>
        <table:table-row table:style-name="Tabell32.3">
          <table:table-cell table:style-name="Tabell32.A2" office:value-type="string">
            <text:p text:style-name="P320">Pointer extension</text:p>
          </table:table-cell>
          <table:table-cell table:style-name="Tabell32.A2" office:value-type="string">
            <text:p text:style-name="P320">0x0</text:p>
          </table:table-cell>
          <table:table-cell table:style-name="Tabell32.A2" office:value-type="string">
            <text:p text:style-name="P320">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2">Key</text:p>
          </table:table-cell>
          <table:table-cell table:style-name="Tabell32.A2" office:value-type="string">
            <text:p text:style-name="P322">0x0</text:p>
          </table:table-cell>
          <table:table-cell table:style-name="Tabell32.A2" office:value-type="string">
            <text:p text:style-name="P322">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1729887081680">
          <table:table-cell table:style-name="Tabell15.A1" office:value-type="string">
            <text:p text:style-name="P110">Message ID</text:p>
          </table:table-cell>
          <table:table-cell table:style-name="Tabell15.B1" office:value-type="string">
            <text:p text:style-name="P216">1<text:span text:style-name="T28">8</text:span> <text:span text:style-name="T55">D8</text:span> "<text:span text:style-name="T55">DA</text:span>" "SA" </text:p>
          </table:table-cell>
        </table:table-row>
        <table:table-row table:style-name="TableLine1729887096368">
          <table:table-cell table:style-name="Tabell15.A2" office:value-type="string">
            <text:p text:style-name="P110">PGN</text:p>
          </table:table-cell>
          <table:table-cell table:style-name="Tabell15.B2" office:value-type="string">
            <text:p text:style-name="P216"><text:span text:style-name="T10">0x</text:span>00<text:span text:style-name="T55">D800</text:span> (55296) </text:p>
          </table:table-cell>
        </table:table-row>
        <table:table-row table:style-name="TableLine1729887098272">
          <table:table-cell table:style-name="Tabell15.A2" office:value-type="string">
            <text:p text:style-name="P110">Peer to Peer/Broadcast</text:p>
          </table:table-cell>
          <table:table-cell table:style-name="Tabell15.B2" office:value-type="string">
            <text:p text:style-name="P216">Peer to Peer</text:p>
          </table:table-cell>
        </table:table-row>
        <table:table-row table:style-name="Tabell15.4">
          <table:table-cell table:style-name="Tabell15.A2" office:value-type="string">
            <text:p text:style-name="P110">Message length</text:p>
          </table:table-cell>
          <table:table-cell table:style-name="Tabell15.B2" office:value-type="string">
            <text:p text:style-name="P110"><text:span text:style-name="T12">8</text:span> bytes</text:p>
          </table:table-cell>
        </table:table-row>
        <table:table-row table:style-name="Tabell15.5">
          <table:table-cell table:style-name="Tabell15.A2" office:value-type="string">
            <text:p text:style-name="P110">Multipacket</text:p>
          </table:table-cell>
          <table:table-cell table:style-name="Tabell15.B2" office:value-type="string">
            <text:p text:style-name="P110">No</text:p>
          </table:table-cell>
        </table:table-row>
        <table:table-row table:style-name="Tabell15.5">
          <table:table-cell table:style-name="Tabell15.A2" office:value-type="string">
            <text:p text:style-name="P110">Repetition rate </text:p>
          </table:table-cell>
          <table:table-cell table:style-name="Tabell15.B2" office:value-type="string">
            <text:p text:style-name="P185">On request from other ECU</text:p>
          </table:table-cell>
        </table:table-row>
        <table:table-row table:style-name="Tabell15.5">
          <table:table-cell table:style-name="Tabell15.A2" office:value-type="string">
            <text:p text:style-name="P110">Byte 1</text:p>
          </table:table-cell>
          <table:table-cell table:style-name="Tabell15.B2" office:value-type="string">
            <text:p text:style-name="P212">Number of <text:span text:style-name="T60">allowed</text:span> bytes LSB</text:p>
          </table:table-cell>
        </table:table-row>
        <table:table-row table:style-name="Tabell15.5">
          <table:table-cell table:style-name="Tabell15.A2" office:value-type="string">
            <text:p text:style-name="P198">Byte 2</text:p>
          </table:table-cell>
          <table:table-cell table:style-name="Tabell15.B2" office:value-type="string">
            <text:p text:style-name="P212">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0">Byte 3</text:p>
          </table:table-cell>
          <table:table-cell table:style-name="Tabell15.B2" office:value-type="string">
            <text:p text:style-name="P212"><text:span text:style-name="T63">EDC parameter</text:span> LSB</text:p>
          </table:table-cell>
        </table:table-row>
        <table:table-row table:style-name="Tabell15.9">
          <table:table-cell table:style-name="Tabell15.A2" office:value-type="string">
            <text:p text:style-name="P132">Byte 4</text:p>
          </table:table-cell>
          <table:table-cell table:style-name="Tabell15.B2" office:value-type="string">
            <text:p text:style-name="P219">EDC parameter</text:p>
          </table:table-cell>
        </table:table-row>
        <table:table-row table:style-name="Tabell15.9">
          <table:table-cell table:style-name="Tabell15.A2" office:value-type="string">
            <text:p text:style-name="P132">Byte 5</text:p>
          </table:table-cell>
          <table:table-cell table:style-name="Tabell15.B2" office:value-type="string">
            <text:p text:style-name="P213"><text:span text:style-name="T63">EDC parameter</text:span> MSB</text:p>
          </table:table-cell>
        </table:table-row>
        <table:table-row table:style-name="Tabell15.9">
          <table:table-cell table:style-name="Tabell15.A2" office:value-type="string">
            <text:p text:style-name="P132">Byte 6</text:p>
          </table:table-cell>
          <table:table-cell table:style-name="Tabell15.B2" office:value-type="string">
            <text:p text:style-name="P217">EDCP extension</text:p>
          </table:table-cell>
        </table:table-row>
        <table:table-row table:style-name="Tabell15.9">
          <table:table-cell table:style-name="Tabell15.A2" office:value-type="string">
            <text:p text:style-name="P132">Byte 7</text:p>
          </table:table-cell>
          <table:table-cell table:style-name="Tabell15.B2" office:value-type="string">
            <text:p text:style-name="P212"><text:span text:style-name="T64">Seed</text:span> LSB</text:p>
          </table:table-cell>
        </table:table-row>
        <table:table-row table:style-name="Tabell15.9">
          <table:table-cell table:style-name="Tabell15.A2" office:value-type="string">
            <text:p text:style-name="P132">Byte 8</text:p>
          </table:table-cell>
          <table:table-cell table:style-name="Tabell15.B2" office:value-type="string">
            <text:p text:style-name="P212"><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729887100720">
          <table:table-cell table:style-name="Tabell33.A1" office:value-type="string">
            <text:p text:style-name="P258">Field</text:p>
          </table:table-cell>
          <table:table-cell table:style-name="Tabell33.A1" office:value-type="string">
            <text:p text:style-name="P258">Max value</text:p>
          </table:table-cell>
          <table:table-cell table:style-name="Tabell33.A1" office:value-type="string">
            <text:p text:style-name="P258">Min value</text:p>
          </table:table-cell>
          <table:table-cell table:style-name="Tabell33.A1" office:value-type="string">
            <text:p text:style-name="P277">Explanation</text:p>
          </table:table-cell>
          <table:table-cell table:style-name="Tabell33.E1" office:value-type="string">
            <text:p text:style-name="P277">Enum</text:p>
          </table:table-cell>
        </table:table-row>
        <table:table-row table:style-name="TableLine1729887098816">
          <table:table-cell table:style-name="Tabell33.A2" office:value-type="string">
            <text:p text:style-name="P87">Number of allowed bytes</text:p>
          </table:table-cell>
          <table:table-cell table:style-name="Tabell33.A2" office:value-type="string">
            <text:p text:style-name="P258">0x0</text:p>
          </table:table-cell>
          <table:table-cell table:style-name="Tabell33.A2" office:value-type="string">
            <text:p text:style-name="P293">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5"/>
          </table:table-cell>
        </table:table-row>
        <table:table-row table:style-name="Tabell33.3">
          <table:table-cell table:style-name="Tabell33.A2" office:value-type="string">
            <text:p text:style-name="P324">Status</text:p>
          </table:table-cell>
          <table:table-cell table:style-name="Tabell33.A2" office:value-type="string">
            <text:p text:style-name="P317">0x0</text:p>
          </table:table-cell>
          <table:table-cell table:style-name="Tabell33.A2" office:value-type="string">
            <text:p text:style-name="P317">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4">EDC <text:soft-page-break/>parameter</text:p>
          </table:table-cell>
          <table:table-cell table:style-name="Tabell33.A2" office:value-type="string">
            <text:p text:style-name="P317">0x0</text:p>
          </table:table-cell>
          <table:table-cell table:style-name="Tabell33.A2" office:value-type="string">
            <text:p text:style-name="P317">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1"><text:span text:style-name="T111">EDCP</text:span> extension</text:p>
          </table:table-cell>
          <table:table-cell table:style-name="Tabell33.A2" office:value-type="string">
            <text:p text:style-name="P321">0x0</text:p>
          </table:table-cell>
          <table:table-cell table:style-name="Tabell33.A2" office:value-type="string">
            <text:p text:style-name="P321">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4">Seed</text:p>
          </table:table-cell>
          <table:table-cell table:style-name="Tabell33.A2" office:value-type="string">
            <text:p text:style-name="P323">0x0</text:p>
          </table:table-cell>
          <table:table-cell table:style-name="Tabell33.A2" office:value-type="string">
            <text:p text:style-name="P323">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1729887103712">
          <table:table-cell table:style-name="Tabell16.A1" office:value-type="string">
            <text:p text:style-name="P111">Message ID</text:p>
          </table:table-cell>
          <table:table-cell table:style-name="Tabell16.B1" office:value-type="string">
            <text:p text:style-name="P218">1<text:span text:style-name="T28">8</text:span> <text:span text:style-name="T55">D</text:span><text:span text:style-name="T67">7</text:span> "<text:span text:style-name="T55">DA</text:span>" "SA" </text:p>
          </table:table-cell>
        </table:table-row>
        <table:table-row table:style-name="TableLine1729887097728">
          <table:table-cell table:style-name="Tabell16.A2" office:value-type="string">
            <text:p text:style-name="P111">PGN</text:p>
          </table:table-cell>
          <table:table-cell table:style-name="Tabell16.B2" office:value-type="string">
            <text:p text:style-name="P218"><text:span text:style-name="T10">0x</text:span>00<text:span text:style-name="T55">D</text:span><text:span text:style-name="T66">7</text:span><text:span text:style-name="T55">00</text:span> (<text:span text:style-name="T66">55040</text:span>) </text:p>
          </table:table-cell>
        </table:table-row>
        <table:table-row table:style-name="TableLine1729887103168">
          <table:table-cell table:style-name="Tabell16.A2" office:value-type="string">
            <text:p text:style-name="P111">Peer to Peer/Broadcast</text:p>
          </table:table-cell>
          <table:table-cell table:style-name="Tabell16.B2" office:value-type="string">
            <text:p text:style-name="P218">Peer to Peer</text:p>
          </table:table-cell>
        </table:table-row>
        <table:table-row table:style-name="Tabell16.4">
          <table:table-cell table:style-name="Tabell16.A2" office:value-type="string">
            <text:p text:style-name="P111">Message length</text:p>
          </table:table-cell>
          <table:table-cell table:style-name="Tabell16.B2" office:value-type="string">
            <text:p text:style-name="P111"><text:span text:style-name="T12">8</text:span> bytes</text:p>
          </table:table-cell>
        </table:table-row>
        <table:table-row table:style-name="Tabell16.5">
          <table:table-cell table:style-name="Tabell16.A2" office:value-type="string">
            <text:p text:style-name="P111">Multipacket</text:p>
          </table:table-cell>
          <table:table-cell table:style-name="Tabell16.B2" office:value-type="string">
            <text:p text:style-name="P111">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6.5">
          <table:table-cell table:style-name="Tabell16.A2" office:value-type="string">
            <text:p text:style-name="P111">Byte 1</text:p>
          </table:table-cell>
          <table:table-cell table:style-name="Tabell16.B2" office:value-type="string">
            <text:p text:style-name="P325"><text:span text:style-name="T65">Number of </text:span><text:span text:style-name="T48">occurrences</text:span></text:p>
          </table:table-cell>
        </table:table-row>
        <table:table-row table:style-name="Tabell16.5">
          <table:table-cell table:style-name="Tabell16.A2" office:value-type="string">
            <text:p text:style-name="P199">Byte 2-<text:span text:style-name="T113">25</text:span><text:span text:style-name="T116">6</text:span></text:p>
          </table:table-cell>
          <table:table-cell table:style-name="Tabell16.B2" office:value-type="string">
            <text:p text:style-name="P214">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729887101808">
          <table:table-cell table:style-name="Tabell34.A1" office:value-type="string">
            <text:p text:style-name="P259">Field</text:p>
          </table:table-cell>
          <table:table-cell table:style-name="Tabell34.A1" office:value-type="string">
            <text:p text:style-name="P259">Max value</text:p>
          </table:table-cell>
          <table:table-cell table:style-name="Tabell34.A1" office:value-type="string">
            <text:p text:style-name="P259">Min value</text:p>
          </table:table-cell>
          <table:table-cell table:style-name="Tabell34.A1" office:value-type="string">
            <text:p text:style-name="P278">Explanation</text:p>
          </table:table-cell>
          <table:table-cell table:style-name="Tabell34.E1" office:value-type="string">
            <text:p text:style-name="P278">Enum</text:p>
          </table:table-cell>
        </table:table-row>
        <table:table-row table:style-name="TableLine1729887106704">
          <table:table-cell table:style-name="Tabell34.A2" office:value-type="string">
            <text:p text:style-name="P190">Number of occurrences</text:p>
          </table:table-cell>
          <table:table-cell table:style-name="Tabell34.A2" office:value-type="string">
            <text:p text:style-name="P259">0x0</text:p>
          </table:table-cell>
          <table:table-cell table:style-name="Tabell34.A2" office:value-type="string">
            <text:p text:style-name="P294">0x<text:span text:style-name="T112">FF</text:span></text:p>
          </table:table-cell>
          <table:table-cell table:style-name="Tabell34.A2" office:value-type="string">
            <text:p text:style-name="P190"><text:span text:style-name="T50">How many </text:span><text:span text:style-name="T65">raw binary data</text:span><text:span text:style-name="T50"> we have</text:span></text:p>
          </table:table-cell>
          <table:table-cell table:style-name="Tabell34.E2" office:value-type="string">
            <text:p text:style-name="P386"/>
          </table:table-cell>
        </table:table-row>
        <table:table-row table:style-name="Tabell34.3">
          <table:table-cell table:style-name="Tabell34.A2" office:value-type="string">
            <text:p text:style-name="P191"><text:span text:style-name="T56">Raw binary data </text:span><text:span text:style-name="T115">1</text:span><text:span text:style-name="T113">-25</text:span><text:span text:style-name="T117">5</text:span></text:p>
          </table:table-cell>
          <table:table-cell table:style-name="Tabell34.A2" office:value-type="string">
            <text:p text:style-name="P318">0x0</text:p>
          </table:table-cell>
          <table:table-cell table:style-name="Tabell34.A2" office:value-type="string">
            <text:p text:style-name="P318">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5">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5">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729887099904">
          <table:table-cell table:style-name="Tabell17.A1" office:value-type="string">
            <text:p text:style-name="P112">Message ID</text:p>
          </table:table-cell>
          <table:table-cell table:style-name="Tabell17.B1" office:value-type="string">
            <text:p text:style-name="P223"><text:span text:style-name="T70">0C</text:span> <text:span text:style-name="T70">FE</text:span> <text:span text:style-name="T70">(30+valve number)</text:span> "SA" </text:p>
          </table:table-cell>
        </table:table-row>
        <table:table-row table:style-name="TableLine1729887108064">
          <table:table-cell table:style-name="Tabell17.A2" office:value-type="string">
            <text:p text:style-name="P112">PGN</text:p>
          </table:table-cell>
          <table:table-cell table:style-name="Tabell17.B2" office:value-type="string">
            <text:p text:style-name="P223"><text:span text:style-name="T10">0x</text:span>00<text:span text:style-name="T70">FE(30+valve number)</text:span> (65072<text:span text:style-name="T70">+valve number</text:span>) </text:p>
          </table:table-cell>
        </table:table-row>
        <table:table-row table:style-name="TableLine1729887122480">
          <table:table-cell table:style-name="Tabell17.A2" office:value-type="string">
            <text:p text:style-name="P112">Peer to Peer/Broadcast</text:p>
          </table:table-cell>
          <table:table-cell table:style-name="Tabell17.B2" office:value-type="string">
            <text:p text:style-name="P220">Broadcast</text:p>
          </table:table-cell>
        </table:table-row>
        <table:table-row table:style-name="Tabell17.4">
          <table:table-cell table:style-name="Tabell17.A2" office:value-type="string">
            <text:p text:style-name="P112">Message length</text:p>
          </table:table-cell>
          <table:table-cell table:style-name="Tabell17.B2" office:value-type="string">
            <text:p text:style-name="P112"><text:span text:style-name="T12">8</text:span> bytes</text:p>
          </table:table-cell>
        </table:table-row>
        <table:table-row table:style-name="Tabell17.5">
          <table:table-cell table:style-name="Tabell17.A2" office:value-type="string">
            <text:p text:style-name="P112">Multipacket</text:p>
          </table:table-cell>
          <table:table-cell table:style-name="Tabell17.B2" office:value-type="string">
            <text:p text:style-name="P112">No</text:p>
          </table:table-cell>
        </table:table-row>
        <table:table-row table:style-name="Tabell17.5">
          <table:table-cell table:style-name="Tabell17.A2" office:value-type="string">
            <text:p text:style-name="P112">Byte 1</text:p>
          </table:table-cell>
          <table:table-cell table:style-name="Tabell17.B2" office:value-type="string">
            <text:p text:style-name="P224">Standard flow</text:p>
          </table:table-cell>
        </table:table-row>
        <table:table-row table:style-name="Tabell17.5">
          <table:table-cell table:style-name="Tabell17.A2" office:value-type="string">
            <text:p text:style-name="P200">Byte 2</text:p>
          </table:table-cell>
          <table:table-cell table:style-name="Tabell17.B2" office:value-type="string">
            <text:p text:style-name="P344">0xFF (Reserved)</text:p>
          </table:table-cell>
        </table:table-row>
        <text:soft-page-break/>
        <table:table-row table:style-name="Tabell17.8">
          <table:table-cell table:style-name="Tabell17.A2" office:value-type="string">
            <text:p text:style-name="P112">Byte 3</text:p>
          </table:table-cell>
          <table:table-cell table:style-name="Tabell17.B2" office:value-type="string">
            <text:p text:style-name="P224">Fail safe mode [8..7], 0x3 (Reserved) [6..5], Valve state [4..1]</text:p>
          </table:table-cell>
        </table:table-row>
        <table:table-row table:style-name="Tabell17.8">
          <table:table-cell table:style-name="Tabell17.A2" office:value-type="string">
            <text:p text:style-name="P133">Byte 4</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5</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6</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7</text:p>
          </table:table-cell>
          <table:table-cell table:style-name="Tabell17.B2" office:value-type="string">
            <text:p text:style-name="P224">0xFF (Reserved)</text:p>
          </table:table-cell>
        </table:table-row>
        <table:table-row table:style-name="Tabell17.13">
          <table:table-cell table:style-name="Tabell17.A2" office:value-type="string">
            <text:p text:style-name="P133">Byte 8</text:p>
          </table:table-cell>
          <table:table-cell table:style-name="Tabell17.B2" office:value-type="string">
            <text:p text:style-name="P224">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729887107520">
          <table:table-cell table:style-name="Tabell35.A1" office:value-type="string">
            <text:p text:style-name="P260">Field</text:p>
          </table:table-cell>
          <table:table-cell table:style-name="Tabell35.A1" office:value-type="string">
            <text:p text:style-name="P260">Max value</text:p>
          </table:table-cell>
          <table:table-cell table:style-name="Tabell35.A1" office:value-type="string">
            <text:p text:style-name="P260">Min value</text:p>
          </table:table-cell>
          <table:table-cell table:style-name="Tabell35.A1" office:value-type="string">
            <text:p text:style-name="P279">Explanation</text:p>
          </table:table-cell>
          <table:table-cell table:style-name="Tabell35.E1" office:value-type="string">
            <text:p text:style-name="P279">Enum</text:p>
          </table:table-cell>
        </table:table-row>
        <table:table-row table:style-name="TableLine1729887121120">
          <table:table-cell table:style-name="Tabell35.A2" office:value-type="string">
            <text:p text:style-name="P230">Standard flow</text:p>
          </table:table-cell>
          <table:table-cell table:style-name="Tabell35.A2" office:value-type="string">
            <text:p text:style-name="P326">0x0</text:p>
          </table:table-cell>
          <table:table-cell table:style-name="Tabell35.A2" office:value-type="string">
            <text:p text:style-name="P326">0xFF</text:p>
          </table:table-cell>
          <table:table-cell table:style-name="Tabell35.A2" office:value-type="string">
            <text:p text:style-name="P326"><text:span text:style-name="T78">In practice, this is the position of the valve main spool</text:span> </text:p>
          </table:table-cell>
          <table:table-cell table:style-name="Tabell35.E2" office:value-type="string">
            <text:p text:style-name="P387"/>
          </table:table-cell>
        </table:table-row>
        <table:table-row table:style-name="Tabell35.3">
          <table:table-cell table:style-name="Tabell35.A2" office:value-type="string">
            <text:p text:style-name="P326">Fail safe mode</text:p>
          </table:table-cell>
          <table:table-cell table:style-name="Tabell35.A2" office:value-type="string">
            <text:p text:style-name="P326">0x0</text:p>
          </table:table-cell>
          <table:table-cell table:style-name="Tabell35.A2" office:value-type="string">
            <text:p text:style-name="P326">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1">Valve state</text:p>
          </table:table-cell>
          <table:table-cell table:style-name="Tabell35.A2" office:value-type="string">
            <text:p text:style-name="P331">0x0</text:p>
          </table:table-cell>
          <table:table-cell table:style-name="Tabell35.A2" office:value-type="string">
            <text:p text:style-name="P331">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6">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729887125744">
          <table:table-cell table:style-name="Tabell18.A1" office:value-type="string">
            <text:p text:style-name="P113">Message ID</text:p>
          </table:table-cell>
          <table:table-cell table:style-name="Tabell18.B1" office:value-type="string">
            <text:p text:style-name="P233"><text:span text:style-name="T70">0C</text:span> <text:span text:style-name="T75">C4 "DA" </text:span>"SA" </text:p>
          </table:table-cell>
        </table:table-row>
        <table:table-row table:style-name="TableLine1729887115952">
          <table:table-cell table:style-name="Tabell18.A2" office:value-type="string">
            <text:p text:style-name="P113">PGN</text:p>
          </table:table-cell>
          <table:table-cell table:style-name="Tabell18.B2" office:value-type="string">
            <text:p text:style-name="P233"><text:span text:style-name="T10">0x</text:span>00<text:span text:style-name="T75">C400 </text:span>(50176) </text:p>
          </table:table-cell>
        </table:table-row>
        <table:table-row table:style-name="TableLine1729887119760">
          <table:table-cell table:style-name="Tabell18.A2" office:value-type="string">
            <text:p text:style-name="P113">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3">Message length</text:p>
          </table:table-cell>
          <table:table-cell table:style-name="Tabell18.B2" office:value-type="string">
            <text:p text:style-name="P113"><text:span text:style-name="T12">8</text:span> bytes</text:p>
          </table:table-cell>
        </table:table-row>
        <table:table-row table:style-name="Tabell18.5">
          <table:table-cell table:style-name="Tabell18.A2" office:value-type="string">
            <text:p text:style-name="P113">Multipacket</text:p>
          </table:table-cell>
          <table:table-cell table:style-name="Tabell18.B2" office:value-type="string">
            <text:p text:style-name="P113">No</text:p>
          </table:table-cell>
        </table:table-row>
        <table:table-row table:style-name="Tabell18.5">
          <table:table-cell table:style-name="Tabell18.A2" office:value-type="string">
            <text:p text:style-name="P113">Byte 1</text:p>
          </table:table-cell>
          <table:table-cell table:style-name="Tabell18.B2" office:value-type="string">
            <text:p text:style-name="P225">Standard flow</text:p>
          </table:table-cell>
        </table:table-row>
        <table:table-row table:style-name="Tabell18.5">
          <table:table-cell table:style-name="Tabell18.A2" office:value-type="string">
            <text:p text:style-name="P201">Byte 2</text:p>
          </table:table-cell>
          <table:table-cell table:style-name="Tabell18.B2" office:value-type="string">
            <text:p text:style-name="P232">0xFF (Reserved)</text:p>
          </table:table-cell>
        </table:table-row>
        <table:table-row table:style-name="Tabell18.8">
          <table:table-cell table:style-name="Tabell18.A2" office:value-type="string">
            <text:p text:style-name="P113">Byte 3</text:p>
          </table:table-cell>
          <table:table-cell table:style-name="Tabell18.B2" office:value-type="string">
            <text:p text:style-name="P232">Fail safe mode [8..7], 0x3 (Reserved) [6..5], Valve state [4..1]</text:p>
          </table:table-cell>
        </table:table-row>
        <table:table-row table:style-name="Tabell18.8">
          <table:table-cell table:style-name="Tabell18.A2" office:value-type="string">
            <text:p text:style-name="P134">Byte 4</text:p>
          </table:table-cell>
          <table:table-cell table:style-name="Tabell18.B2" office:value-type="string">
            <text:p text:style-name="P235">Extended flow LSB</text:p>
          </table:table-cell>
        </table:table-row>
        <table:table-row table:style-name="Tabell18.8">
          <table:table-cell table:style-name="Tabell18.A2" office:value-type="string">
            <text:p text:style-name="P134">Byte 5</text:p>
          </table:table-cell>
          <table:table-cell table:style-name="Tabell18.B2" office:value-type="string">
            <text:p text:style-name="P235">Extended flow MSB</text:p>
          </table:table-cell>
        </table:table-row>
        <table:table-row table:style-name="Tabell18.8">
          <table:table-cell table:style-name="Tabell18.A2" office:value-type="string">
            <text:p text:style-name="P134">Byte 6</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7</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8</text:p>
          </table:table-cell>
          <table:table-cell table:style-name="Tabell18.B2" office:value-type="string">
            <text:p text:style-name="P225">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729887117312">
          <table:table-cell table:style-name="Tabell36.A1" office:value-type="string">
            <text:p text:style-name="P261">Field</text:p>
          </table:table-cell>
          <table:table-cell table:style-name="Tabell36.A1" office:value-type="string">
            <text:p text:style-name="P261">Max value</text:p>
          </table:table-cell>
          <table:table-cell table:style-name="Tabell36.A1" office:value-type="string">
            <text:p text:style-name="P261">Min value</text:p>
          </table:table-cell>
          <table:table-cell table:style-name="Tabell36.A1" office:value-type="string">
            <text:p text:style-name="P280">Explanation</text:p>
          </table:table-cell>
          <table:table-cell table:style-name="Tabell36.E1" office:value-type="string">
            <text:p text:style-name="P280">Enum</text:p>
          </table:table-cell>
        </table:table-row>
        <text:soft-page-break/>
        <table:table-row table:style-name="TableLine1729887121664">
          <table:table-cell table:style-name="Tabell36.A2" office:value-type="string">
            <text:p text:style-name="P231">Standard flow</text:p>
          </table:table-cell>
          <table:table-cell table:style-name="Tabell36.A2" office:value-type="string">
            <text:p text:style-name="P327">0x0</text:p>
          </table:table-cell>
          <table:table-cell table:style-name="Tabell36.A2" office:value-type="string">
            <text:p text:style-name="P327">0xFF</text:p>
          </table:table-cell>
          <table:table-cell table:style-name="Tabell36.A2" office:value-type="string">
            <text:p text:style-name="P327"><text:span text:style-name="T78">In practice, this is the position of the valve main spool</text:span> </text:p>
          </table:table-cell>
          <table:table-cell table:style-name="Tabell36.E2" office:value-type="string">
            <text:p text:style-name="P388"/>
          </table:table-cell>
        </table:table-row>
        <table:table-row table:style-name="Tabell36.3">
          <table:table-cell table:style-name="Tabell36.A2" office:value-type="string">
            <text:p text:style-name="P327">Fail safe mode</text:p>
          </table:table-cell>
          <table:table-cell table:style-name="Tabell36.A2" office:value-type="string">
            <text:p text:style-name="P327">0x0</text:p>
          </table:table-cell>
          <table:table-cell table:style-name="Tabell36.A2" office:value-type="string">
            <text:p text:style-name="P327">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Valve state</text:p>
          </table:table-cell>
          <table:table-cell table:style-name="Tabell36.A2" office:value-type="string">
            <text:p text:style-name="P331">0x0</text:p>
          </table:table-cell>
          <table:table-cell table:style-name="Tabell36.A2" office:value-type="string">
            <text:p text:style-name="P331">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Extended flow</text:p>
          </table:table-cell>
          <table:table-cell table:style-name="Tabell36.A2" office:value-type="string">
            <text:p text:style-name="P331">0x0</text:p>
          </table:table-cell>
          <table:table-cell table:style-name="Tabell36.A2" office:value-type="string">
            <text:p text:style-name="P331">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7">Broadcast estimated flow from an auxiliary valve. Total 16 valves can be used, from 0 to 15.</text:p>
      <table:table table:name="Tabell19" table:style-name="Tabell19">
        <table:table-column table:style-name="Tabell19.A"/>
        <table:table-column table:style-name="Tabell19.B"/>
        <table:table-row table:style-name="TableLine1729887114592">
          <table:table-cell table:style-name="Tabell19.A1" office:value-type="string">
            <text:p text:style-name="P114">Message ID</text:p>
          </table:table-cell>
          <table:table-cell table:style-name="Tabell19.B1" office:value-type="string">
            <text:p text:style-name="P236"><text:span text:style-name="T70">0C</text:span> <text:span text:style-name="T70">FE</text:span> <text:span text:style-name="T70">(</text:span><text:span text:style-name="T76">1</text:span><text:span text:style-name="T70">0+valve number)</text:span> "SA" </text:p>
          </table:table-cell>
        </table:table-row>
        <table:table-row table:style-name="TableLine1729887118944">
          <table:table-cell table:style-name="Tabell19.A2" office:value-type="string">
            <text:p text:style-name="P114">PGN</text:p>
          </table:table-cell>
          <table:table-cell table:style-name="Tabell19.B2" office:value-type="string">
            <text:p text:style-name="P236"><text:span text:style-name="T10">0x</text:span>00<text:span text:style-name="T70">FE(</text:span><text:span text:style-name="T76">1</text:span><text:span text:style-name="T70">0+valve number)</text:span> (65040<text:span text:style-name="T70">+valve number</text:span>) </text:p>
          </table:table-cell>
        </table:table-row>
        <table:table-row table:style-name="TableLine1729887124928">
          <table:table-cell table:style-name="Tabell19.A2" office:value-type="string">
            <text:p text:style-name="P114">Peer to Peer/Broadcast</text:p>
          </table:table-cell>
          <table:table-cell table:style-name="Tabell19.B2" office:value-type="string">
            <text:p text:style-name="P221">Broadcast</text:p>
          </table:table-cell>
        </table:table-row>
        <table:table-row table:style-name="Tabell19.4">
          <table:table-cell table:style-name="Tabell19.A2" office:value-type="string">
            <text:p text:style-name="P114">Message length</text:p>
          </table:table-cell>
          <table:table-cell table:style-name="Tabell19.B2" office:value-type="string">
            <text:p text:style-name="P114"><text:span text:style-name="T12">8</text:span> bytes</text:p>
          </table:table-cell>
        </table:table-row>
        <table:table-row table:style-name="Tabell19.5">
          <table:table-cell table:style-name="Tabell19.A2" office:value-type="string">
            <text:p text:style-name="P114">Multipacket</text:p>
          </table:table-cell>
          <table:table-cell table:style-name="Tabell19.B2" office:value-type="string">
            <text:p text:style-name="P114">No</text:p>
          </table:table-cell>
        </table:table-row>
        <table:table-row table:style-name="Tabell19.5">
          <table:table-cell table:style-name="Tabell19.A2" office:value-type="string">
            <text:p text:style-name="P110">Repetition rate </text:p>
          </table:table-cell>
          <table:table-cell table:style-name="Tabell19.B2" office:value-type="string">
            <text:p text:style-name="P185">On request from other ECU</text:p>
          </table:table-cell>
        </table:table-row>
        <table:table-row table:style-name="Tabell19.5">
          <table:table-cell table:style-name="Tabell19.A2" office:value-type="string">
            <text:p text:style-name="P114">Byte 1</text:p>
          </table:table-cell>
          <table:table-cell table:style-name="Tabell19.B2" office:value-type="string">
            <text:p text:style-name="P237">Extend estimated flow <text:span text:style-name="T83">standard</text:span></text:p>
          </table:table-cell>
        </table:table-row>
        <table:table-row table:style-name="Tabell19.5">
          <table:table-cell table:style-name="Tabell19.A2" office:value-type="string">
            <text:p text:style-name="P202">Byte 2</text:p>
          </table:table-cell>
          <table:table-cell table:style-name="Tabell19.B2" office:value-type="string">
            <text:p text:style-name="P237">Retract estimated flow <text:span text:style-name="T83">standard</text:span></text:p>
          </table:table-cell>
        </table:table-row>
        <table:table-row table:style-name="Tabell19.9">
          <table:table-cell table:style-name="Tabell19.A2" office:value-type="string">
            <text:p text:style-name="P114">Byte 3</text:p>
          </table:table-cell>
          <table:table-cell table:style-name="Tabell19.B2" office:value-type="string">
            <text:p text:style-name="P227">Fail safe mode [8..7], 0x3 (Reserved) [6..5], Valve state [4..1]</text:p>
          </table:table-cell>
        </table:table-row>
        <table:table-row table:style-name="Tabell19.9">
          <table:table-cell table:style-name="Tabell19.A2" office:value-type="string">
            <text:p text:style-name="P135">Byte 4</text:p>
          </table:table-cell>
          <table:table-cell table:style-name="Tabell19.B2" office:value-type="string">
            <text:p text:style-name="P239">Limit [8..6], <text:span text:style-name="T77">0x1</text:span><text:span text:style-name="T124">F</text:span><text:span text:style-name="T77"> (Reserved)</text:span></text:p>
          </table:table-cell>
        </table:table-row>
        <table:table-row table:style-name="Tabell19.9">
          <table:table-cell table:style-name="Tabell19.A2" office:value-type="string">
            <text:p text:style-name="P135">Byte 5</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6</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7</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8</text:p>
          </table:table-cell>
          <table:table-cell table:style-name="Tabell19.B2" office:value-type="string">
            <text:p text:style-name="P226">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729887118400">
          <table:table-cell table:style-name="Tabell37.A1" office:value-type="string">
            <text:p text:style-name="P262">Field</text:p>
          </table:table-cell>
          <table:table-cell table:style-name="Tabell37.A1" office:value-type="string">
            <text:p text:style-name="P262">Max value</text:p>
          </table:table-cell>
          <table:table-cell table:style-name="Tabell37.A1" office:value-type="string">
            <text:p text:style-name="P262">Min value</text:p>
          </table:table-cell>
          <table:table-cell table:style-name="Tabell37.A1" office:value-type="string">
            <text:p text:style-name="P281">Explanation</text:p>
          </table:table-cell>
          <table:table-cell table:style-name="Tabell37.E1" office:value-type="string">
            <text:p text:style-name="P281">Enum</text:p>
          </table:table-cell>
        </table:table-row>
        <table:table-row table:style-name="TableLine1729887144512">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flow</text:span><text:span text:style-name="T78"> of the valve main spool</text:span> </text:p>
          </table:table-cell>
          <table:table-cell table:style-name="Tabell37.E2" office:value-type="string">
            <text:p text:style-name="P389"/>
          </table:table-cell>
        </table:table-row>
        <table:table-row table:style-name="TableLine1729887133088">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negative flow</text:span><text:span text:style-name="T78"> of the valve main spool</text:span> </text:p>
          </table:table-cell>
          <table:table-cell table:style-name="Tabell37.E2" office:value-type="string">
            <text:p text:style-name="P389"/>
          </table:table-cell>
        </table:table-row>
        <table:table-row table:style-name="Tabell37.4">
          <table:table-cell table:style-name="Tabell37.A2" office:value-type="string">
            <text:p text:style-name="P328">Fail safe <text:soft-page-break/>mode</text:p>
          </table:table-cell>
          <table:table-cell table:style-name="Tabell37.A2" office:value-type="string">
            <text:p text:style-name="P328">0x0</text:p>
          </table:table-cell>
          <table:table-cell table:style-name="Tabell37.A2" office:value-type="string">
            <text:p text:style-name="P328">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2">Valve state</text:p>
          </table:table-cell>
          <table:table-cell table:style-name="Tabell37.A2" office:value-type="string">
            <text:p text:style-name="P332">0x0</text:p>
          </table:table-cell>
          <table:table-cell table:style-name="Tabell37.A2" office:value-type="string">
            <text:p text:style-name="P332">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4">Limit</text:p>
          </table:table-cell>
          <table:table-cell table:style-name="Tabell37.A2" office:value-type="string">
            <text:p text:style-name="P332">0x0</text:p>
          </table:table-cell>
          <table:table-cell table:style-name="Tabell37.A2" office:value-type="string">
            <text:p text:style-name="P332">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8">Broadcast estimated flow from a <text:span text:style-name="T79">general purpose</text:span> valve.</text:p>
      <table:table table:name="Tabell20" table:style-name="Tabell20">
        <table:table-column table:style-name="Tabell20.A"/>
        <table:table-column table:style-name="Tabell20.B"/>
        <table:table-row table:style-name="TableLine1729887130912">
          <table:table-cell table:style-name="Tabell20.A1" office:value-type="string">
            <text:p text:style-name="P115">Message ID</text:p>
          </table:table-cell>
          <table:table-cell table:style-name="Tabell20.B1" office:value-type="string">
            <text:p text:style-name="P241"><text:span text:style-name="T70">0C</text:span> <text:span text:style-name="T79">C6</text:span> "<text:span text:style-name="T79">D</text:span>A" "SA" </text:p>
          </table:table-cell>
        </table:table-row>
        <table:table-row table:style-name="TableLine1729887142608">
          <table:table-cell table:style-name="Tabell20.A2" office:value-type="string">
            <text:p text:style-name="P115">PGN</text:p>
          </table:table-cell>
          <table:table-cell table:style-name="Tabell20.B2" office:value-type="string">
            <text:p text:style-name="P242"><text:span text:style-name="T82">0x</text:span>00C600 (50688) </text:p>
          </table:table-cell>
        </table:table-row>
        <table:table-row table:style-name="TableLine1729887129552">
          <table:table-cell table:style-name="Tabell20.A2" office:value-type="string">
            <text:p text:style-name="P115">Peer to Peer/Broadcast</text:p>
          </table:table-cell>
          <table:table-cell table:style-name="Tabell20.B2" office:value-type="string">
            <text:p text:style-name="P337">Peer to Peer</text:p>
          </table:table-cell>
        </table:table-row>
        <table:table-row table:style-name="Tabell20.4">
          <table:table-cell table:style-name="Tabell20.A2" office:value-type="string">
            <text:p text:style-name="P115">Message length</text:p>
          </table:table-cell>
          <table:table-cell table:style-name="Tabell20.B2" office:value-type="string">
            <text:p text:style-name="P115"><text:span text:style-name="T12">8</text:span> bytes</text:p>
          </table:table-cell>
        </table:table-row>
        <table:table-row table:style-name="Tabell20.5">
          <table:table-cell table:style-name="Tabell20.A2" office:value-type="string">
            <text:p text:style-name="P115">Multipacket</text:p>
          </table:table-cell>
          <table:table-cell table:style-name="Tabell20.B2" office:value-type="string">
            <text:p text:style-name="P115">No</text:p>
          </table:table-cell>
        </table:table-row>
        <table:table-row table:style-name="Tabell20.5">
          <table:table-cell table:style-name="Tabell20.A2" office:value-type="string">
            <text:p text:style-name="P110">Repetition rate </text:p>
          </table:table-cell>
          <table:table-cell table:style-name="Tabell20.B2" office:value-type="string">
            <text:p text:style-name="P185">On request from other ECU</text:p>
          </table:table-cell>
        </table:table-row>
        <table:table-row table:style-name="Tabell20.5">
          <table:table-cell table:style-name="Tabell20.A2" office:value-type="string">
            <text:p text:style-name="P115">Byte 1</text:p>
          </table:table-cell>
          <table:table-cell table:style-name="Tabell20.B2" office:value-type="string">
            <text:p text:style-name="P238">Extend estimated flow <text:span text:style-name="T83">standard</text:span></text:p>
          </table:table-cell>
        </table:table-row>
        <table:table-row table:style-name="Tabell20.5">
          <table:table-cell table:style-name="Tabell20.A2" office:value-type="string">
            <text:p text:style-name="P203">Byte 2</text:p>
          </table:table-cell>
          <table:table-cell table:style-name="Tabell20.B2" office:value-type="string">
            <text:p text:style-name="P238">Retract estimated flow <text:span text:style-name="T83">standard</text:span></text:p>
          </table:table-cell>
        </table:table-row>
        <table:table-row table:style-name="Tabell20.9">
          <table:table-cell table:style-name="Tabell20.A2" office:value-type="string">
            <text:p text:style-name="P115">Byte 3</text:p>
          </table:table-cell>
          <table:table-cell table:style-name="Tabell20.B2" office:value-type="string">
            <text:p text:style-name="P228">Fail safe mode [8..7], 0x3 (Reserved) [6..5], Valve state [4..1]</text:p>
          </table:table-cell>
        </table:table-row>
        <table:table-row table:style-name="Tabell20.9">
          <table:table-cell table:style-name="Tabell20.A2" office:value-type="string">
            <text:p text:style-name="P136">Byte 4</text:p>
          </table:table-cell>
          <table:table-cell table:style-name="Tabell20.B2" office:value-type="string">
            <text:p text:style-name="P240">Limit [8..6], <text:span text:style-name="T77">0x1</text:span><text:span text:style-name="T123">F</text:span><text:span text:style-name="T77"> (Reserved)</text:span></text:p>
          </table:table-cell>
        </table:table-row>
        <table:table-row table:style-name="Tabell20.9">
          <table:table-cell table:style-name="Tabell20.A2" office:value-type="string">
            <text:p text:style-name="P136">Byte 5</text:p>
          </table:table-cell>
          <table:table-cell table:style-name="Tabell20.B2" office:value-type="string">
            <text:p text:style-name="P243">Extend estimated flow extended LSB</text:p>
          </table:table-cell>
        </table:table-row>
        <table:table-row table:style-name="Tabell20.9">
          <table:table-cell table:style-name="Tabell20.A2" office:value-type="string">
            <text:p text:style-name="P136">Byte 6</text:p>
          </table:table-cell>
          <table:table-cell table:style-name="Tabell20.B2" office:value-type="string">
            <text:p text:style-name="P243">Extend estimated flow extended MSB</text:p>
          </table:table-cell>
        </table:table-row>
        <table:table-row table:style-name="Tabell20.9">
          <table:table-cell table:style-name="Tabell20.A2" office:value-type="string">
            <text:p text:style-name="P136">Byte 7</text:p>
          </table:table-cell>
          <table:table-cell table:style-name="Tabell20.B2" office:value-type="string">
            <text:p text:style-name="P243">Retract estimated flow extended LSB</text:p>
          </table:table-cell>
        </table:table-row>
        <table:table-row table:style-name="Tabell20.9">
          <table:table-cell table:style-name="Tabell20.A2" office:value-type="string">
            <text:p text:style-name="P136">Byte 8</text:p>
          </table:table-cell>
          <table:table-cell table:style-name="Tabell20.B2" office:value-type="string">
            <text:p text:style-name="P243">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729887131456">
          <table:table-cell table:style-name="Tabell38.A1" office:value-type="string">
            <text:p text:style-name="P263">Field</text:p>
          </table:table-cell>
          <table:table-cell table:style-name="Tabell38.A1" office:value-type="string">
            <text:p text:style-name="P263">Max value</text:p>
          </table:table-cell>
          <table:table-cell table:style-name="Tabell38.A1" office:value-type="string">
            <text:p text:style-name="P263">Min value</text:p>
          </table:table-cell>
          <table:table-cell table:style-name="Tabell38.A1" office:value-type="string">
            <text:p text:style-name="P282">Explanation</text:p>
          </table:table-cell>
          <table:table-cell table:style-name="Tabell38.E1" office:value-type="string">
            <text:p text:style-name="P282">Enum</text:p>
          </table:table-cell>
        </table:table-row>
        <table:table-row table:style-name="TableLine1729887137440">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flow</text:span><text:span text:style-name="T78"> of the valve main spool</text:span> </text:p>
          </table:table-cell>
          <table:table-cell table:style-name="Tabell38.E2" office:value-type="string">
            <text:p text:style-name="P390"/>
          </table:table-cell>
        </table:table-row>
        <table:table-row table:style-name="TableLine1729887136080">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negative flow</text:span><text:span text:style-name="T78"> of the valve main spool</text:span> </text:p>
          </table:table-cell>
          <table:table-cell table:style-name="Tabell38.E2" office:value-type="string">
            <text:p text:style-name="P390"/>
          </table:table-cell>
        </table:table-row>
        <table:table-row table:style-name="Tabell38.4">
          <table:table-cell table:style-name="Tabell38.A2" office:value-type="string">
            <text:p text:style-name="P329">Fail safe mode</text:p>
          </table:table-cell>
          <table:table-cell table:style-name="Tabell38.A2" office:value-type="string">
            <text:p text:style-name="P329">0x0</text:p>
          </table:table-cell>
          <table:table-cell table:style-name="Tabell38.A2" office:value-type="string">
            <text:p text:style-name="P329">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3">Valve state</text:p>
          </table:table-cell>
          <table:table-cell table:style-name="Tabell38.A2" office:value-type="string">
            <text:p text:style-name="P333">0x0</text:p>
          </table:table-cell>
          <table:table-cell table:style-name="Tabell38.A2" office:value-type="string">
            <text:p text:style-name="P333">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5">Limit</text:p>
          </table:table-cell>
          <table:table-cell table:style-name="Tabell38.A2" office:value-type="string">
            <text:p text:style-name="P333">0x0</text:p>
          </table:table-cell>
          <table:table-cell table:style-name="Tabell38.A2" office:value-type="string">
            <text:p text:style-name="P333">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9">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729887131728">
          <table:table-cell table:style-name="Tabell21.A1" office:value-type="string">
            <text:p text:style-name="P116">Message ID</text:p>
          </table:table-cell>
          <table:table-cell table:style-name="Tabell21.B1" office:value-type="string">
            <text:p text:style-name="P244"><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729887147776">
          <table:table-cell table:style-name="Tabell21.A2" office:value-type="string">
            <text:p text:style-name="P116">PGN</text:p>
          </table:table-cell>
          <table:table-cell table:style-name="Tabell21.B2" office:value-type="string">
            <text:p text:style-name="P244"><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729887149952">
          <table:table-cell table:style-name="Tabell21.A2" office:value-type="string">
            <text:p text:style-name="P116">Peer to Peer/Broadcast</text:p>
          </table:table-cell>
          <table:table-cell table:style-name="Tabell21.B2" office:value-type="string">
            <text:p text:style-name="P222">Broadcast</text:p>
          </table:table-cell>
        </table:table-row>
        <table:table-row table:style-name="Tabell21.4">
          <table:table-cell table:style-name="Tabell21.A2" office:value-type="string">
            <text:p text:style-name="P116">Message length</text:p>
          </table:table-cell>
          <table:table-cell table:style-name="Tabell21.B2" office:value-type="string">
            <text:p text:style-name="P116"><text:span text:style-name="T12">8</text:span> bytes</text:p>
          </table:table-cell>
        </table:table-row>
        <table:table-row table:style-name="Tabell21.5">
          <table:table-cell table:style-name="Tabell21.A2" office:value-type="string">
            <text:p text:style-name="P116">Multipacket</text:p>
          </table:table-cell>
          <table:table-cell table:style-name="Tabell21.B2" office:value-type="string">
            <text:p text:style-name="P116">No</text:p>
          </table:table-cell>
        </table:table-row>
        <table:table-row table:style-name="Tabell21.5">
          <table:table-cell table:style-name="Tabell21.A2" office:value-type="string">
            <text:p text:style-name="P110">Repetition rate </text:p>
          </table:table-cell>
          <table:table-cell table:style-name="Tabell21.B2" office:value-type="string">
            <text:p text:style-name="P185">On request from other ECU</text:p>
          </table:table-cell>
        </table:table-row>
        <table:table-row table:style-name="Tabell21.5">
          <table:table-cell table:style-name="Tabell21.A2" office:value-type="string">
            <text:p text:style-name="P116">Byte 1</text:p>
          </table:table-cell>
          <table:table-cell table:style-name="Tabell21.B2" office:value-type="string">
            <text:p text:style-name="P245">Measured position percent LSB</text:p>
          </table:table-cell>
        </table:table-row>
        <table:table-row table:style-name="Tabell21.5">
          <table:table-cell table:style-name="Tabell21.A2" office:value-type="string">
            <text:p text:style-name="P204">Byte 2</text:p>
          </table:table-cell>
          <table:table-cell table:style-name="Tabell21.B2" office:value-type="string">
            <text:p text:style-name="P245">Measured position percent MSB</text:p>
          </table:table-cell>
        </table:table-row>
        <table:table-row table:style-name="Tabell21.9">
          <table:table-cell table:style-name="Tabell21.A2" office:value-type="string">
            <text:p text:style-name="P116">Byte 3</text:p>
          </table:table-cell>
          <table:table-cell table:style-name="Tabell21.B2" office:value-type="string">
            <text:p text:style-name="P245"><text:span text:style-name="T138">0xF (Reserved) [8..5], </text:span>Valve state<text:span text:style-name="T138">[4..1]</text:span></text:p>
          </table:table-cell>
        </table:table-row>
        <table:table-row table:style-name="Tabell21.9">
          <table:table-cell table:style-name="Tabell21.A2" office:value-type="string">
            <text:p text:style-name="P137">Byte 4</text:p>
          </table:table-cell>
          <table:table-cell table:style-name="Tabell21.B2" office:value-type="string">
            <text:p text:style-name="P245">Measured position micrometer LSB</text:p>
          </table:table-cell>
        </table:table-row>
        <table:table-row table:style-name="Tabell21.9">
          <table:table-cell table:style-name="Tabell21.A2" office:value-type="string">
            <text:p text:style-name="P137">Byte 5</text:p>
          </table:table-cell>
          <table:table-cell table:style-name="Tabell21.B2" office:value-type="string">
            <text:p text:style-name="P245">Measured position micrometer MSB</text:p>
          </table:table-cell>
        </table:table-row>
        <table:table-row table:style-name="Tabell21.9">
          <table:table-cell table:style-name="Tabell21.A2" office:value-type="string">
            <text:p text:style-name="P137">Byte 6</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7</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8</text:p>
          </table:table-cell>
          <table:table-cell table:style-name="Tabell21.B2" office:value-type="string">
            <text:p text:style-name="P229">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729887151312">
          <table:table-cell table:style-name="Tabell39.A1" office:value-type="string">
            <text:p text:style-name="P264">Field</text:p>
          </table:table-cell>
          <table:table-cell table:style-name="Tabell39.A1" office:value-type="string">
            <text:p text:style-name="P264">Max value</text:p>
          </table:table-cell>
          <table:table-cell table:style-name="Tabell39.A1" office:value-type="string">
            <text:p text:style-name="P264">Min value</text:p>
          </table:table-cell>
          <table:table-cell table:style-name="Tabell39.A1" office:value-type="string">
            <text:p text:style-name="P283">Explanation</text:p>
          </table:table-cell>
          <table:table-cell table:style-name="Tabell39.E1" office:value-type="string">
            <text:p text:style-name="P283">Enum</text:p>
          </table:table-cell>
        </table:table-row>
        <table:table-row table:style-name="TableLine1729887154576">
          <table:table-cell table:style-name="Tabell39.A2" office:value-type="string">
            <text:p text:style-name="P54">Measured position percent</text:p>
          </table:table-cell>
          <table:table-cell table:style-name="Tabell39.A2" office:value-type="string">
            <text:p text:style-name="P330">0x0</text:p>
          </table:table-cell>
          <table:table-cell table:style-name="Tabell39.A2" office:value-type="string">
            <text:p text:style-name="P330">0xFF<text:span text:style-name="T122">FF</text:span></text:p>
          </table:table-cell>
          <table:table-cell table:style-name="Tabell39.A2" office:value-type="string">
            <text:p text:style-name="P330"><text:span text:style-name="T78">In practice, this is the </text:span><text:span text:style-name="T122">position in percent</text:span><text:span text:style-name="T78"> of main spool</text:span> </text:p>
          </table:table-cell>
          <table:table-cell table:style-name="Tabell39.E2" office:value-type="string">
            <text:p text:style-name="P391"/>
          </table:table-cell>
        </table:table-row>
        <table:table-row table:style-name="TableLine1729887151856">
          <table:table-cell table:style-name="Tabell39.A2" office:value-type="string">
            <text:p text:style-name="P333">Valve state</text:p>
          </table:table-cell>
          <table:table-cell table:style-name="Tabell39.A2" office:value-type="string">
            <text:p text:style-name="P333">0x0</text:p>
          </table:table-cell>
          <table:table-cell table:style-name="Tabell39.A2" office:value-type="string">
            <text:p text:style-name="P333">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30">0x0</text:p>
          </table:table-cell>
          <table:table-cell table:style-name="Tabell39.A2" office:value-type="string">
            <text:p text:style-name="P330">0x<text:span text:style-name="T122">FFFF</text:span></text:p>
          </table:table-cell>
          <table:table-cell table:style-name="Tabell39.A2" office:value-type="string">
            <text:p text:style-name="P330"><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11-06T14:54:37.957000000</dc:date>
    <meta:editing-duration>P2DT9H5M55S</meta:editing-duration>
    <meta:editing-cycles>258</meta:editing-cycles>
    <meta:generator>LibreOffice/7.1.3.2$Windows_X86_64 LibreOffice_project/47f78053abe362b9384784d31a6e56f8511eb1c1</meta:generator>
    <meta:document-statistic meta:table-count="41" meta:image-count="6" meta:object-count="0" meta:page-count="25" meta:paragraph-count="1168" meta:word-count="5256" meta:character-count="29828" meta:non-whitespace-character-count="25648"/>
  </office:meta>
</office:document-meta>
</file>